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61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z" table:style-name="ta1">
        <table:shapes>
          <draw:frame draw:z-index="0" draw:style-name="gr1" draw:text-style-name="P1" svg:width="1007.74pt" svg:height="600.83pt" svg:x="280.01pt" svg:y="69.28pt">
            <loext:p draw:notify-on-update-of-ranges="maz.A1:maz.A1 maz.A2:maz.A1002 maz.B1:maz.B1 maz.B2:maz.B1002 maz.C2:maz.C12 maz.D2:maz.D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rc_length</text:p>
          </table:table-cell>
          <table:table-cell office:value-type="string" calcext:value-type="string">
            <text:p>temperatur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366427" calcext:value-type="float">
            <text:p>0.00366427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0.00732853" calcext:value-type="float">
            <text:p>0.00732853</text:p>
          </table:table-cell>
          <table:table-cell office:value-type="float" office:value="0.2" calcext:value-type="float">
            <text:p>0.2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109928" calcext:value-type="float">
            <text:p>0.0109928</text:p>
          </table:table-cell>
          <table:table-cell office:value-type="float" office:value="0.3" calcext:value-type="float">
            <text:p>0.3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146571" calcext:value-type="float">
            <text:p>0.0146571</text:p>
          </table:table-cell>
          <table:table-cell office:value-type="float" office:value="0.4" calcext:value-type="float">
            <text:p>0.4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83213" calcext:value-type="float">
            <text:p>0.0183213</text:p>
          </table:table-cell>
          <table:table-cell office:value-type="float" office:value="0.5" calcext:value-type="float">
            <text:p>0.5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19856" calcext:value-type="float">
            <text:p>0.021985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6499" calcext:value-type="float">
            <text:p>0.0256499</text:p>
          </table:table-cell>
          <table:table-cell office:value-type="float" office:value="0.7" calcext:value-type="float">
            <text:p>0.7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93141" calcext:value-type="float">
            <text:p>0.0293141</text:p>
          </table:table-cell>
          <table:table-cell office:value-type="float" office:value="0.8" calcext:value-type="float">
            <text:p>0.8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329784" calcext:value-type="float">
            <text:p>0.0329784</text:p>
          </table:table-cell>
          <table:table-cell office:value-type="float" office:value="0.9" calcext:value-type="float">
            <text:p>0.9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366426" calcext:value-type="float">
            <text:p>0.03664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403069" calcext:value-type="float">
            <text:p>0.0403069</text:p>
          </table:table-cell>
          <table:table-cell table:number-columns-repeated="2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439712" calcext:value-type="float">
            <text:p>0.0439712</text:p>
          </table:table-cell>
          <table:table-cell table:number-columns-repeated="2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476354" calcext:value-type="float">
            <text:p>0.0476354</text:p>
          </table:table-cell>
          <table:table-cell table:number-columns-repeated="2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512997" calcext:value-type="float">
            <text:p>0.0512997</text:p>
          </table:table-cell>
          <table:table-cell table:number-columns-repeated="2"/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54964" calcext:value-type="float">
            <text:p>0.054964</text:p>
          </table:table-cell>
          <table:table-cell table:number-columns-repeated="2"/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586282" calcext:value-type="float">
            <text:p>0.0586282</text:p>
          </table:table-cell>
          <table:table-cell table:number-columns-repeated="2"/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float" office:value="0.0622925" calcext:value-type="float">
            <text:p>0.0622925</text:p>
          </table:table-cell>
          <table:table-cell table:number-columns-repeated="2"/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0.0659568" calcext:value-type="float">
            <text:p>0.0659568</text:p>
          </table:table-cell>
          <table:table-cell table:number-columns-repeated="2"/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0.069621" calcext:value-type="float">
            <text:p>0.069621</text:p>
          </table:table-cell>
          <table:table-cell table:number-columns-repeated="2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732853" calcext:value-type="float">
            <text:p>0.0732853</text:p>
          </table:table-cell>
          <table:table-cell table:number-columns-repeated="2"/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0.0769496" calcext:value-type="float">
            <text:p>0.0769496</text:p>
          </table:table-cell>
          <table:table-cell table:number-columns-repeated="2"/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0.0806138" calcext:value-type="float">
            <text:p>0.0806138</text:p>
          </table:table-cell>
          <table:table-cell table:number-columns-repeated="2"/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0.0842781" calcext:value-type="float">
            <text:p>0.0842781</text:p>
          </table:table-cell>
          <table:table-cell table:number-columns-repeated="2"/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.0879424" calcext:value-type="float">
            <text:p>0.0879424</text:p>
          </table:table-cell>
          <table:table-cell table:number-columns-repeated="2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916066" calcext:value-type="float">
            <text:p>0.0916066</text:p>
          </table:table-cell>
          <table:table-cell table:number-columns-repeated="2"/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0952709" calcext:value-type="float">
            <text:p>0.0952709</text:p>
          </table:table-cell>
          <table:table-cell table:number-columns-repeated="2"/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.0989352" calcext:value-type="float">
            <text:p>0.0989352</text:p>
          </table:table-cell>
          <table:table-cell table:number-columns-repeated="2"/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102599" calcext:value-type="float">
            <text:p>0.102599</text:p>
          </table:table-cell>
          <table:table-cell table:number-columns-repeated="2"/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106264" calcext:value-type="float">
            <text:p>0.106264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109928" calcext:value-type="float">
            <text:p>0.109928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0.113592" calcext:value-type="float">
            <text:p>0.113592</text:p>
          </table:table-cell>
          <table:table-cell table:number-columns-repeated="2"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117256" calcext:value-type="float">
            <text:p>0.117256</text:p>
          </table:table-cell>
          <table:table-cell table:number-columns-repeated="2"/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0.120921" calcext:value-type="float">
            <text:p>0.120921</text:p>
          </table:table-cell>
          <table:table-cell table:number-columns-repeated="2"/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0.124585" calcext:value-type="float">
            <text:p>0.124585</text:p>
          </table:table-cell>
          <table:table-cell table:number-columns-repeated="2"/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128249" calcext:value-type="float">
            <text:p>0.128249</text:p>
          </table:table-cell>
          <table:table-cell table:number-columns-repeated="2"/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.131914" calcext:value-type="float">
            <text:p>0.131914</text:p>
          </table:table-cell>
          <table:table-cell table:number-columns-repeated="2"/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0.135578" calcext:value-type="float">
            <text:p>0.135578</text:p>
          </table:table-cell>
          <table:table-cell table:number-columns-repeated="2"/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0.139242" calcext:value-type="float">
            <text:p>0.139242</text:p>
          </table:table-cell>
          <table:table-cell table:number-columns-repeated="2"/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0.142906" calcext:value-type="float">
            <text:p>0.142906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146571" calcext:value-type="float">
            <text:p>0.146571</text:p>
          </table:table-cell>
          <table:table-cell table:number-columns-repeated="2"/>
        </table:table-row>
        <table:table-row table:style-name="ro1">
          <table:table-cell office:value-type="float" office:value="0.041" calcext:value-type="float">
            <text:p>0.041</text:p>
          </table:table-cell>
          <table:table-cell office:value-type="float" office:value="0.150235" calcext:value-type="float">
            <text:p>0.150235</text:p>
          </table:table-cell>
          <table:table-cell table:number-columns-repeated="2"/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.153899" calcext:value-type="float">
            <text:p>0.153899</text:p>
          </table:table-cell>
          <table:table-cell table:number-columns-repeated="2"/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0.157563" calcext:value-type="float">
            <text:p>0.157563</text:p>
          </table:table-cell>
          <table:table-cell table:number-columns-repeated="2"/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0.161228" calcext:value-type="float">
            <text:p>0.161228</text:p>
          </table:table-cell>
          <table:table-cell table:number-columns-repeated="2"/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.164892" calcext:value-type="float">
            <text:p>0.164892</text:p>
          </table:table-cell>
          <table:table-cell table:number-columns-repeated="2"/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0.168556" calcext:value-type="float">
            <text:p>0.168556</text:p>
          </table:table-cell>
          <table:table-cell table:number-columns-repeated="2"/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0.17222" calcext:value-type="float">
            <text:p>0.17222</text:p>
          </table:table-cell>
          <table:table-cell table:number-columns-repeated="2"/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.175885" calcext:value-type="float">
            <text:p>0.175885</text:p>
          </table:table-cell>
          <table:table-cell table:number-columns-repeated="2"/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0.179549" calcext:value-type="float">
            <text:p>0.179549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83213" calcext:value-type="float">
            <text:p>0.183213</text:p>
          </table:table-cell>
          <table:table-cell table:number-columns-repeated="2"/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0.186878" calcext:value-type="float">
            <text:p>0.186878</text:p>
          </table:table-cell>
          <table:table-cell table:number-columns-repeated="2"/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0.190542" calcext:value-type="float">
            <text:p>0.190542</text:p>
          </table:table-cell>
          <table:table-cell table:number-columns-repeated="2"/>
        </table:table-row>
        <table:table-row table:style-name="ro1">
          <table:table-cell office:value-type="float" office:value="0.053" calcext:value-type="float">
            <text:p>0.053</text:p>
          </table:table-cell>
          <table:table-cell office:value-type="float" office:value="0.194206" calcext:value-type="float">
            <text:p>0.194206</text:p>
          </table:table-cell>
          <table:table-cell table:number-columns-repeated="2"/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0.19787" calcext:value-type="float">
            <text:p>0.19787</text:p>
          </table:table-cell>
          <table:table-cell table:number-columns-repeated="2"/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0.201535" calcext:value-type="float">
            <text:p>0.201535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0.205199" calcext:value-type="float">
            <text:p>0.205199</text:p>
          </table:table-cell>
          <table:table-cell table:number-columns-repeated="2"/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0.208863" calcext:value-type="float">
            <text:p>0.208863</text:p>
          </table:table-cell>
          <table:table-cell table:number-columns-repeated="2"/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0.212527" calcext:value-type="float">
            <text:p>0.212527</text:p>
          </table:table-cell>
          <table:table-cell table:number-columns-repeated="2"/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0.216192" calcext:value-type="float">
            <text:p>0.216192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219856" calcext:value-type="float">
            <text:p>0.219856</text:p>
          </table:table-cell>
          <table:table-cell table:number-columns-repeated="2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22352" calcext:value-type="float">
            <text:p>0.22352</text:p>
          </table:table-cell>
          <table:table-cell table:number-columns-repeated="2"/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0.227184" calcext:value-type="float">
            <text:p>0.227184</text:p>
          </table:table-cell>
          <table:table-cell table:number-columns-repeated="2"/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0.230849" calcext:value-type="float">
            <text:p>0.230849</text:p>
          </table:table-cell>
          <table:table-cell table:number-columns-repeated="2"/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0.234513" calcext:value-type="float">
            <text:p>0.234513</text:p>
          </table:table-cell>
          <table:table-cell table:number-columns-repeated="2"/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0.238177" calcext:value-type="float">
            <text:p>0.238177</text:p>
          </table:table-cell>
          <table:table-cell table:number-columns-repeated="2"/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.241841" calcext:value-type="float">
            <text:p>0.241841</text:p>
          </table:table-cell>
          <table:table-cell table:number-columns-repeated="2"/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0.245506" calcext:value-type="float">
            <text:p>0.245506</text:p>
          </table:table-cell>
          <table:table-cell table:number-columns-repeated="2"/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0.24917" calcext:value-type="float">
            <text:p>0.24917</text:p>
          </table:table-cell>
          <table:table-cell table:number-columns-repeated="2"/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0.252834" calcext:value-type="float">
            <text:p>0.252834</text:p>
          </table:table-cell>
          <table:table-cell table:number-columns-repeated="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256499" calcext:value-type="float">
            <text:p>0.256499</text:p>
          </table:table-cell>
          <table:table-cell table:number-columns-repeated="2"/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0.260163" calcext:value-type="float">
            <text:p>0.260163</text:p>
          </table:table-cell>
          <table:table-cell table:number-columns-repeated="2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263827" calcext:value-type="float">
            <text:p>0.263827</text:p>
          </table:table-cell>
          <table:table-cell table:number-columns-repeated="2"/>
        </table:table-row>
        <table:table-row table:style-name="ro1">
          <table:table-cell office:value-type="float" office:value="0.073" calcext:value-type="float">
            <text:p>0.073</text:p>
          </table:table-cell>
          <table:table-cell office:value-type="float" office:value="0.267491" calcext:value-type="float">
            <text:p>0.267491</text:p>
          </table:table-cell>
          <table:table-cell table:number-columns-repeated="2"/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271156" calcext:value-type="float">
            <text:p>0.271156</text:p>
          </table:table-cell>
          <table:table-cell table:number-columns-repeated="2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27482" calcext:value-type="float">
            <text:p>0.27482</text:p>
          </table:table-cell>
          <table:table-cell table:number-columns-repeated="2"/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278484" calcext:value-type="float">
            <text:p>0.278484</text:p>
          </table:table-cell>
          <table:table-cell table:number-columns-repeated="2"/>
        </table:table-row>
        <table:table-row table:style-name="ro1">
          <table:table-cell office:value-type="float" office:value="0.077" calcext:value-type="float">
            <text:p>0.077</text:p>
          </table:table-cell>
          <table:table-cell office:value-type="float" office:value="0.282148" calcext:value-type="float">
            <text:p>0.282148</text:p>
          </table:table-cell>
          <table:table-cell table:number-columns-repeated="2"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285813" calcext:value-type="float">
            <text:p>0.285813</text:p>
          </table:table-cell>
          <table:table-cell table:number-columns-repeated="2"/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.289477" calcext:value-type="float">
            <text:p>0.289477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293141" calcext:value-type="float">
            <text:p>0.293141</text:p>
          </table:table-cell>
          <table:table-cell table:number-columns-repeated="2"/>
        </table:table-row>
        <table:table-row table:style-name="ro1">
          <table:table-cell office:value-type="float" office:value="0.081" calcext:value-type="float">
            <text:p>0.081</text:p>
          </table:table-cell>
          <table:table-cell office:value-type="float" office:value="0.296805" calcext:value-type="float">
            <text:p>0.296805</text:p>
          </table:table-cell>
          <table:table-cell table:number-columns-repeated="2"/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30047" calcext:value-type="float">
            <text:p>0.30047</text:p>
          </table:table-cell>
          <table:table-cell table:number-columns-repeated="2"/>
        </table:table-row>
        <table:table-row table:style-name="ro1">
          <table:table-cell office:value-type="float" office:value="0.083" calcext:value-type="float">
            <text:p>0.083</text:p>
          </table:table-cell>
          <table:table-cell office:value-type="float" office:value="0.304134" calcext:value-type="float">
            <text:p>0.304134</text:p>
          </table:table-cell>
          <table:table-cell table:number-columns-repeated="2"/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307798" calcext:value-type="float">
            <text:p>0.307798</text:p>
          </table:table-cell>
          <table:table-cell table:number-columns-repeated="2"/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0.311463" calcext:value-type="float">
            <text:p>0.311463</text:p>
          </table:table-cell>
          <table:table-cell table:number-columns-repeated="2"/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0.315127" calcext:value-type="float">
            <text:p>0.315127</text:p>
          </table:table-cell>
          <table:table-cell table:number-columns-repeated="2"/>
        </table:table-row>
        <table:table-row table:style-name="ro1">
          <table:table-cell office:value-type="float" office:value="0.087" calcext:value-type="float">
            <text:p>0.087</text:p>
          </table:table-cell>
          <table:table-cell office:value-type="float" office:value="0.318791" calcext:value-type="float">
            <text:p>0.318791</text:p>
          </table:table-cell>
          <table:table-cell table:number-columns-repeated="2"/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0.322455" calcext:value-type="float">
            <text:p>0.322455</text:p>
          </table:table-cell>
          <table:table-cell table:number-columns-repeated="2"/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0.32612" calcext:value-type="float">
            <text:p>0.32612</text:p>
          </table:table-cell>
          <table:table-cell table:number-columns-repeated="2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329784" calcext:value-type="float">
            <text:p>0.329784</text:p>
          </table:table-cell>
          <table:table-cell table:number-columns-repeated="2"/>
        </table:table-row>
        <table:table-row table:style-name="ro1">
          <table:table-cell office:value-type="float" office:value="0.091" calcext:value-type="float">
            <text:p>0.091</text:p>
          </table:table-cell>
          <table:table-cell office:value-type="float" office:value="0.333448" calcext:value-type="float">
            <text:p>0.333448</text:p>
          </table:table-cell>
          <table:table-cell table:number-columns-repeated="2"/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0.337112" calcext:value-type="float">
            <text:p>0.337112</text:p>
          </table:table-cell>
          <table:table-cell table:number-columns-repeated="2"/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0.340777" calcext:value-type="float">
            <text:p>0.340777</text:p>
          </table:table-cell>
          <table:table-cell table:number-columns-repeated="2"/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0.344441" calcext:value-type="float">
            <text:p>0.344441</text:p>
          </table:table-cell>
          <table:table-cell table:number-columns-repeated="2"/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348105" calcext:value-type="float">
            <text:p>0.348105</text:p>
          </table:table-cell>
          <table:table-cell table:number-columns-repeated="2"/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.351769" calcext:value-type="float">
            <text:p>0.351769</text:p>
          </table:table-cell>
          <table:table-cell table:number-columns-repeated="2"/>
        </table:table-row>
        <table:table-row table:style-name="ro1">
          <table:table-cell office:value-type="float" office:value="0.097" calcext:value-type="float">
            <text:p>0.097</text:p>
          </table:table-cell>
          <table:table-cell office:value-type="float" office:value="0.355434" calcext:value-type="float">
            <text:p>0.355434</text:p>
          </table:table-cell>
          <table:table-cell table:number-columns-repeated="2"/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0.359098" calcext:value-type="float">
            <text:p>0.359098</text:p>
          </table:table-cell>
          <table:table-cell table:number-columns-repeated="2"/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0.362762" calcext:value-type="float">
            <text:p>0.36276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66427" calcext:value-type="float">
            <text:p>0.366427</text:p>
          </table:table-cell>
          <table:table-cell table:number-columns-repeated="2"/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0.367525" calcext:value-type="float">
            <text:p>0.367525</text:p>
          </table:table-cell>
          <table:table-cell table:number-columns-repeated="2"/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0.368624" calcext:value-type="float">
            <text:p>0.368624</text:p>
          </table:table-cell>
          <table:table-cell table:number-columns-repeated="2"/>
        </table:table-row>
        <table:table-row table:style-name="ro1">
          <table:table-cell office:value-type="float" office:value="0.103" calcext:value-type="float">
            <text:p>0.103</text:p>
          </table:table-cell>
          <table:table-cell office:value-type="float" office:value="0.369723" calcext:value-type="float">
            <text:p>0.369723</text:p>
          </table:table-cell>
          <table:table-cell table:number-columns-repeated="2"/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0.370821" calcext:value-type="float">
            <text:p>0.370821</text:p>
          </table:table-cell>
          <table:table-cell table:number-columns-repeated="2"/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37192" calcext:value-type="float">
            <text:p>0.37192</text:p>
          </table:table-cell>
          <table:table-cell table:number-columns-repeated="2"/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0.373019" calcext:value-type="float">
            <text:p>0.373019</text:p>
          </table:table-cell>
          <table:table-cell table:number-columns-repeated="2"/>
        </table:table-row>
        <table:table-row table:style-name="ro1">
          <table:table-cell office:value-type="float" office:value="0.107" calcext:value-type="float">
            <text:p>0.107</text:p>
          </table:table-cell>
          <table:table-cell office:value-type="float" office:value="0.374117" calcext:value-type="float">
            <text:p>0.374117</text:p>
          </table:table-cell>
          <table:table-cell table:number-columns-repeated="2"/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0.375216" calcext:value-type="float">
            <text:p>0.375216</text:p>
          </table:table-cell>
          <table:table-cell table:number-columns-repeated="2"/>
        </table:table-row>
        <table:table-row table:style-name="ro1">
          <table:table-cell office:value-type="float" office:value="0.109" calcext:value-type="float">
            <text:p>0.109</text:p>
          </table:table-cell>
          <table:table-cell office:value-type="float" office:value="0.376315" calcext:value-type="float">
            <text:p>0.376315</text:p>
          </table:table-cell>
          <table:table-cell table:number-columns-repeated="2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377413" calcext:value-type="float">
            <text:p>0.377413</text:p>
          </table:table-cell>
          <table:table-cell table:number-columns-repeated="2"/>
        </table:table-row>
        <table:table-row table:style-name="ro1">
          <table:table-cell office:value-type="float" office:value="0.111" calcext:value-type="float">
            <text:p>0.111</text:p>
          </table:table-cell>
          <table:table-cell office:value-type="float" office:value="0.378512" calcext:value-type="float">
            <text:p>0.378512</text:p>
          </table:table-cell>
          <table:table-cell table:number-columns-repeated="2"/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0.379611" calcext:value-type="float">
            <text:p>0.379611</text:p>
          </table:table-cell>
          <table:table-cell table:number-columns-repeated="2"/>
        </table:table-row>
        <table:table-row table:style-name="ro1">
          <table:table-cell office:value-type="float" office:value="0.113" calcext:value-type="float">
            <text:p>0.113</text:p>
          </table:table-cell>
          <table:table-cell office:value-type="float" office:value="0.380709" calcext:value-type="float">
            <text:p>0.380709</text:p>
          </table:table-cell>
          <table:table-cell table:number-columns-repeated="2"/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0.381808" calcext:value-type="float">
            <text:p>0.381808</text:p>
          </table:table-cell>
          <table:table-cell table:number-columns-repeated="2"/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382907" calcext:value-type="float">
            <text:p>0.382907</text:p>
          </table:table-cell>
          <table:table-cell table:number-columns-repeated="2"/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0.384006" calcext:value-type="float">
            <text:p>0.384006</text:p>
          </table:table-cell>
          <table:table-cell table:number-columns-repeated="2"/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0.385104" calcext:value-type="float">
            <text:p>0.385104</text:p>
          </table:table-cell>
          <table:table-cell table:number-columns-repeated="2"/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0.386203" calcext:value-type="float">
            <text:p>0.386203</text:p>
          </table:table-cell>
          <table:table-cell table:number-columns-repeated="2"/>
        </table:table-row>
        <table:table-row table:style-name="ro1">
          <table:table-cell office:value-type="float" office:value="0.119" calcext:value-type="float">
            <text:p>0.119</text:p>
          </table:table-cell>
          <table:table-cell office:value-type="float" office:value="0.387302" calcext:value-type="float">
            <text:p>0.387302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3884" calcext:value-type="float">
            <text:p>0.3884</text:p>
          </table:table-cell>
          <table:table-cell table:number-columns-repeated="2"/>
        </table:table-row>
        <table:table-row table:style-name="ro1">
          <table:table-cell office:value-type="float" office:value="0.121" calcext:value-type="float">
            <text:p>0.121</text:p>
          </table:table-cell>
          <table:table-cell office:value-type="float" office:value="0.389499" calcext:value-type="float">
            <text:p>0.389499</text:p>
          </table:table-cell>
          <table:table-cell table:number-columns-repeated="2"/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390598" calcext:value-type="float">
            <text:p>0.390598</text:p>
          </table:table-cell>
          <table:table-cell table:number-columns-repeated="2"/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0.391696" calcext:value-type="float">
            <text:p>0.391696</text:p>
          </table:table-cell>
          <table:table-cell table:number-columns-repeated="2"/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0.392795" calcext:value-type="float">
            <text:p>0.392795</text:p>
          </table:table-cell>
          <table:table-cell table:number-columns-repeated="2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393894" calcext:value-type="float">
            <text:p>0.393894</text:p>
          </table:table-cell>
          <table:table-cell table:number-columns-repeated="2"/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.394992" calcext:value-type="float">
            <text:p>0.394992</text:p>
          </table:table-cell>
          <table:table-cell table:number-columns-repeated="2"/>
        </table:table-row>
        <table:table-row table:style-name="ro1">
          <table:table-cell office:value-type="float" office:value="0.127" calcext:value-type="float">
            <text:p>0.127</text:p>
          </table:table-cell>
          <table:table-cell office:value-type="float" office:value="0.396091" calcext:value-type="float">
            <text:p>0.396091</text:p>
          </table:table-cell>
          <table:table-cell table:number-columns-repeated="2"/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0.39719" calcext:value-type="float">
            <text:p>0.39719</text:p>
          </table:table-cell>
          <table:table-cell table:number-columns-repeated="2"/>
        </table:table-row>
        <table:table-row table:style-name="ro1">
          <table:table-cell office:value-type="float" office:value="0.129" calcext:value-type="float">
            <text:p>0.129</text:p>
          </table:table-cell>
          <table:table-cell office:value-type="float" office:value="0.398288" calcext:value-type="float">
            <text:p>0.398288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399387" calcext:value-type="float">
            <text:p>0.399387</text:p>
          </table:table-cell>
          <table:table-cell table:number-columns-repeated="2"/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0.400486" calcext:value-type="float">
            <text:p>0.400486</text:p>
          </table:table-cell>
          <table:table-cell table:number-columns-repeated="2"/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0.401585" calcext:value-type="float">
            <text:p>0.401585</text:p>
          </table:table-cell>
          <table:table-cell table:number-columns-repeated="2"/>
        </table:table-row>
        <table:table-row table:style-name="ro1">
          <table:table-cell office:value-type="float" office:value="0.133" calcext:value-type="float">
            <text:p>0.133</text:p>
          </table:table-cell>
          <table:table-cell office:value-type="float" office:value="0.402683" calcext:value-type="float">
            <text:p>0.402683</text:p>
          </table:table-cell>
          <table:table-cell table:number-columns-repeated="2"/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0.403782" calcext:value-type="float">
            <text:p>0.403782</text:p>
          </table:table-cell>
          <table:table-cell table:number-columns-repeated="2"/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404881" calcext:value-type="float">
            <text:p>0.404881</text:p>
          </table:table-cell>
          <table:table-cell table:number-columns-repeated="2"/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0.405979" calcext:value-type="float">
            <text:p>0.405979</text:p>
          </table:table-cell>
          <table:table-cell table:number-columns-repeated="2"/>
        </table:table-row>
        <table:table-row table:style-name="ro1">
          <table:table-cell office:value-type="float" office:value="0.137" calcext:value-type="float">
            <text:p>0.137</text:p>
          </table:table-cell>
          <table:table-cell office:value-type="float" office:value="0.407078" calcext:value-type="float">
            <text:p>0.407078</text:p>
          </table:table-cell>
          <table:table-cell table:number-columns-repeated="2"/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0.408177" calcext:value-type="float">
            <text:p>0.408177</text:p>
          </table:table-cell>
          <table:table-cell table:number-columns-repeated="2"/>
        </table:table-row>
        <table:table-row table:style-name="ro1">
          <table:table-cell office:value-type="float" office:value="0.139" calcext:value-type="float">
            <text:p>0.139</text:p>
          </table:table-cell>
          <table:table-cell office:value-type="float" office:value="0.409275" calcext:value-type="float">
            <text:p>0.409275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410374" calcext:value-type="float">
            <text:p>0.410374</text:p>
          </table:table-cell>
          <table:table-cell table:number-columns-repeated="2"/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0.411473" calcext:value-type="float">
            <text:p>0.411473</text:p>
          </table:table-cell>
          <table:table-cell table:number-columns-repeated="2"/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0.412571" calcext:value-type="float">
            <text:p>0.412571</text:p>
          </table:table-cell>
          <table:table-cell table:number-columns-repeated="2"/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0.41367" calcext:value-type="float">
            <text:p>0.41367</text:p>
          </table:table-cell>
          <table:table-cell table:number-columns-repeated="2"/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.414769" calcext:value-type="float">
            <text:p>0.414769</text:p>
          </table:table-cell>
          <table:table-cell table:number-columns-repeated="2"/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415867" calcext:value-type="float">
            <text:p>0.415867</text:p>
          </table:table-cell>
          <table:table-cell table:number-columns-repeated="2"/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0.416966" calcext:value-type="float">
            <text:p>0.416966</text:p>
          </table:table-cell>
          <table:table-cell table:number-columns-repeated="2"/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0.418065" calcext:value-type="float">
            <text:p>0.418065</text:p>
          </table:table-cell>
          <table:table-cell table:number-columns-repeated="2"/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0.419164" calcext:value-type="float">
            <text:p>0.419164</text:p>
          </table:table-cell>
          <table:table-cell table:number-columns-repeated="2"/>
        </table:table-row>
        <table:table-row table:style-name="ro1">
          <table:table-cell office:value-type="float" office:value="0.149" calcext:value-type="float">
            <text:p>0.149</text:p>
          </table:table-cell>
          <table:table-cell office:value-type="float" office:value="0.420262" calcext:value-type="float">
            <text:p>0.420262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421361" calcext:value-type="float">
            <text:p>0.421361</text:p>
          </table:table-cell>
          <table:table-cell table:number-columns-repeated="2"/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0.42246" calcext:value-type="float">
            <text:p>0.42246</text:p>
          </table:table-cell>
          <table:table-cell table:number-columns-repeated="2"/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423558" calcext:value-type="float">
            <text:p>0.423558</text:p>
          </table:table-cell>
          <table:table-cell table:number-columns-repeated="2"/>
        </table:table-row>
        <table:table-row table:style-name="ro1">
          <table:table-cell office:value-type="float" office:value="0.153" calcext:value-type="float">
            <text:p>0.153</text:p>
          </table:table-cell>
          <table:table-cell office:value-type="float" office:value="0.424657" calcext:value-type="float">
            <text:p>0.424657</text:p>
          </table:table-cell>
          <table:table-cell table:number-columns-repeated="2"/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0.425756" calcext:value-type="float">
            <text:p>0.425756</text:p>
          </table:table-cell>
          <table:table-cell table:number-columns-repeated="2"/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426854" calcext:value-type="float">
            <text:p>0.426854</text:p>
          </table:table-cell>
          <table:table-cell table:number-columns-repeated="2"/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0.427953" calcext:value-type="float">
            <text:p>0.427953</text:p>
          </table:table-cell>
          <table:table-cell table:number-columns-repeated="2"/>
        </table:table-row>
        <table:table-row table:style-name="ro1">
          <table:table-cell office:value-type="float" office:value="0.157" calcext:value-type="float">
            <text:p>0.157</text:p>
          </table:table-cell>
          <table:table-cell office:value-type="float" office:value="0.429052" calcext:value-type="float">
            <text:p>0.429052</text:p>
          </table:table-cell>
          <table:table-cell table:number-columns-repeated="2"/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0.43015" calcext:value-type="float">
            <text:p>0.43015</text:p>
          </table:table-cell>
          <table:table-cell table:number-columns-repeated="2"/>
        </table:table-row>
        <table:table-row table:style-name="ro1">
          <table:table-cell office:value-type="float" office:value="0.159" calcext:value-type="float">
            <text:p>0.159</text:p>
          </table:table-cell>
          <table:table-cell office:value-type="float" office:value="0.431249" calcext:value-type="float">
            <text:p>0.431249</text:p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432348" calcext:value-type="float">
            <text:p>0.432348</text:p>
          </table:table-cell>
          <table:table-cell table:number-columns-repeated="2"/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0.433447" calcext:value-type="float">
            <text:p>0.433447</text:p>
          </table:table-cell>
          <table:table-cell table:number-columns-repeated="2"/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0.434545" calcext:value-type="float">
            <text:p>0.434545</text:p>
          </table:table-cell>
          <table:table-cell table:number-columns-repeated="2"/>
        </table:table-row>
        <table:table-row table:style-name="ro1">
          <table:table-cell office:value-type="float" office:value="0.163" calcext:value-type="float">
            <text:p>0.163</text:p>
          </table:table-cell>
          <table:table-cell office:value-type="float" office:value="0.435644" calcext:value-type="float">
            <text:p>0.435644</text:p>
          </table:table-cell>
          <table:table-cell table:number-columns-repeated="2"/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0.436743" calcext:value-type="float">
            <text:p>0.436743</text:p>
          </table:table-cell>
          <table:table-cell table:number-columns-repeated="2"/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437841" calcext:value-type="float">
            <text:p>0.437841</text:p>
          </table:table-cell>
          <table:table-cell table:number-columns-repeated="2"/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0.43894" calcext:value-type="float">
            <text:p>0.43894</text:p>
          </table:table-cell>
          <table:table-cell table:number-columns-repeated="2"/>
        </table:table-row>
        <table:table-row table:style-name="ro1">
          <table:table-cell office:value-type="float" office:value="0.167" calcext:value-type="float">
            <text:p>0.167</text:p>
          </table:table-cell>
          <table:table-cell office:value-type="float" office:value="0.440039" calcext:value-type="float">
            <text:p>0.440039</text:p>
          </table:table-cell>
          <table:table-cell table:number-columns-repeated="2"/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.441137" calcext:value-type="float">
            <text:p>0.441137</text:p>
          </table:table-cell>
          <table:table-cell table:number-columns-repeated="2"/>
        </table:table-row>
        <table:table-row table:style-name="ro1">
          <table:table-cell office:value-type="float" office:value="0.169" calcext:value-type="float">
            <text:p>0.169</text:p>
          </table:table-cell>
          <table:table-cell office:value-type="float" office:value="0.442236" calcext:value-type="float">
            <text:p>0.442236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443335" calcext:value-type="float">
            <text:p>0.443335</text:p>
          </table:table-cell>
          <table:table-cell table:number-columns-repeated="2"/>
        </table:table-row>
        <table:table-row table:style-name="ro1">
          <table:table-cell office:value-type="float" office:value="0.171" calcext:value-type="float">
            <text:p>0.171</text:p>
          </table:table-cell>
          <table:table-cell office:value-type="float" office:value="0.444433" calcext:value-type="float">
            <text:p>0.444433</text:p>
          </table:table-cell>
          <table:table-cell table:number-columns-repeated="2"/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0.445532" calcext:value-type="float">
            <text:p>0.445532</text:p>
          </table:table-cell>
          <table:table-cell table:number-columns-repeated="2"/>
        </table:table-row>
        <table:table-row table:style-name="ro1">
          <table:table-cell office:value-type="float" office:value="0.173" calcext:value-type="float">
            <text:p>0.173</text:p>
          </table:table-cell>
          <table:table-cell office:value-type="float" office:value="0.446631" calcext:value-type="float">
            <text:p>0.446631</text:p>
          </table:table-cell>
          <table:table-cell table:number-columns-repeated="2"/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0.447729" calcext:value-type="float">
            <text:p>0.447729</text:p>
          </table:table-cell>
          <table:table-cell table:number-columns-repeated="2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448828" calcext:value-type="float">
            <text:p>0.448828</text:p>
          </table:table-cell>
          <table:table-cell table:number-columns-repeated="2"/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0.449927" calcext:value-type="float">
            <text:p>0.449927</text:p>
          </table:table-cell>
          <table:table-cell table:number-columns-repeated="2"/>
        </table:table-row>
        <table:table-row table:style-name="ro1">
          <table:table-cell office:value-type="float" office:value="0.177" calcext:value-type="float">
            <text:p>0.177</text:p>
          </table:table-cell>
          <table:table-cell office:value-type="float" office:value="0.451026" calcext:value-type="float">
            <text:p>0.451026</text:p>
          </table:table-cell>
          <table:table-cell table:number-columns-repeated="2"/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float" office:value="0.452124" calcext:value-type="float">
            <text:p>0.452124</text:p>
          </table:table-cell>
          <table:table-cell table:number-columns-repeated="2"/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0.453223" calcext:value-type="float">
            <text:p>0.453223</text:p>
          </table:table-cell>
          <table:table-cell table:number-columns-repeated="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454322" calcext:value-type="float">
            <text:p>0.454322</text:p>
          </table:table-cell>
          <table:table-cell table:number-columns-repeated="2"/>
        </table:table-row>
        <table:table-row table:style-name="ro1">
          <table:table-cell office:value-type="float" office:value="0.181" calcext:value-type="float">
            <text:p>0.181</text:p>
          </table:table-cell>
          <table:table-cell office:value-type="float" office:value="0.45542" calcext:value-type="float">
            <text:p>0.45542</text:p>
          </table:table-cell>
          <table:table-cell table:number-columns-repeated="2"/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0.456519" calcext:value-type="float">
            <text:p>0.456519</text:p>
          </table:table-cell>
          <table:table-cell table:number-columns-repeated="2"/>
        </table:table-row>
        <table:table-row table:style-name="ro1">
          <table:table-cell office:value-type="float" office:value="0.183" calcext:value-type="float">
            <text:p>0.183</text:p>
          </table:table-cell>
          <table:table-cell office:value-type="float" office:value="0.457618" calcext:value-type="float">
            <text:p>0.457618</text:p>
          </table:table-cell>
          <table:table-cell table:number-columns-repeated="2"/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0.458716" calcext:value-type="float">
            <text:p>0.458716</text:p>
          </table:table-cell>
          <table:table-cell table:number-columns-repeated="2"/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459815" calcext:value-type="float">
            <text:p>0.459815</text:p>
          </table:table-cell>
          <table:table-cell table:number-columns-repeated="2"/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0.460914" calcext:value-type="float">
            <text:p>0.460914</text:p>
          </table:table-cell>
          <table:table-cell table:number-columns-repeated="2"/>
        </table:table-row>
        <table:table-row table:style-name="ro1">
          <table:table-cell office:value-type="float" office:value="0.187" calcext:value-type="float">
            <text:p>0.187</text:p>
          </table:table-cell>
          <table:table-cell office:value-type="float" office:value="0.462012" calcext:value-type="float">
            <text:p>0.462012</text:p>
          </table:table-cell>
          <table:table-cell table:number-columns-repeated="2"/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0.463111" calcext:value-type="float">
            <text:p>0.463111</text:p>
          </table:table-cell>
          <table:table-cell table:number-columns-repeated="2"/>
        </table:table-row>
        <table:table-row table:style-name="ro1">
          <table:table-cell office:value-type="float" office:value="0.189" calcext:value-type="float">
            <text:p>0.189</text:p>
          </table:table-cell>
          <table:table-cell office:value-type="float" office:value="0.46421" calcext:value-type="float">
            <text:p>0.46421</text:p>
          </table:table-cell>
          <table:table-cell table:number-columns-repeated="2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465308" calcext:value-type="float">
            <text:p>0.465308</text:p>
          </table:table-cell>
          <table:table-cell table:number-columns-repeated="2"/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0.466407" calcext:value-type="float">
            <text:p>0.466407</text:p>
          </table:table-cell>
          <table:table-cell table:number-columns-repeated="2"/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467506" calcext:value-type="float">
            <text:p>0.467506</text:p>
          </table:table-cell>
          <table:table-cell table:number-columns-repeated="2"/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0.468605" calcext:value-type="float">
            <text:p>0.468605</text:p>
          </table:table-cell>
          <table:table-cell table:number-columns-repeated="2"/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469703" calcext:value-type="float">
            <text:p>0.469703</text:p>
          </table:table-cell>
          <table:table-cell table:number-columns-repeated="2"/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470802" calcext:value-type="float">
            <text:p>0.470802</text:p>
          </table:table-cell>
          <table:table-cell table:number-columns-repeated="2"/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.471901" calcext:value-type="float">
            <text:p>0.471901</text:p>
          </table:table-cell>
          <table:table-cell table:number-columns-repeated="2"/>
        </table:table-row>
        <table:table-row table:style-name="ro1">
          <table:table-cell office:value-type="float" office:value="0.197" calcext:value-type="float">
            <text:p>0.197</text:p>
          </table:table-cell>
          <table:table-cell office:value-type="float" office:value="0.472999" calcext:value-type="float">
            <text:p>0.472999</text:p>
          </table:table-cell>
          <table:table-cell table:number-columns-repeated="2"/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.474098" calcext:value-type="float">
            <text:p>0.474098</text:p>
          </table:table-cell>
          <table:table-cell table:number-columns-repeated="2"/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0.475197" calcext:value-type="float">
            <text:p>0.475197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76295" calcext:value-type="float">
            <text:p>0.476295</text:p>
          </table:table-cell>
          <table:table-cell table:number-columns-repeated="2"/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0.475945" calcext:value-type="float">
            <text:p>0.475945</text:p>
          </table:table-cell>
          <table:table-cell table:number-columns-repeated="2"/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0.475594" calcext:value-type="float">
            <text:p>0.475594</text:p>
          </table:table-cell>
          <table:table-cell table:number-columns-repeated="2"/>
        </table:table-row>
        <table:table-row table:style-name="ro1">
          <table:table-cell office:value-type="float" office:value="0.203" calcext:value-type="float">
            <text:p>0.203</text:p>
          </table:table-cell>
          <table:table-cell office:value-type="float" office:value="0.475244" calcext:value-type="float">
            <text:p>0.475244</text:p>
          </table:table-cell>
          <table:table-cell table:number-columns-repeated="2"/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0.474894" calcext:value-type="float">
            <text:p>0.474894</text:p>
          </table:table-cell>
          <table:table-cell table:number-columns-repeated="2"/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474543" calcext:value-type="float">
            <text:p>0.474543</text:p>
          </table:table-cell>
          <table:table-cell table:number-columns-repeated="2"/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0.474193" calcext:value-type="float">
            <text:p>0.474193</text:p>
          </table:table-cell>
          <table:table-cell table:number-columns-repeated="2"/>
        </table:table-row>
        <table:table-row table:style-name="ro1">
          <table:table-cell office:value-type="float" office:value="0.207" calcext:value-type="float">
            <text:p>0.207</text:p>
          </table:table-cell>
          <table:table-cell office:value-type="float" office:value="0.473842" calcext:value-type="float">
            <text:p>0.473842</text:p>
          </table:table-cell>
          <table:table-cell table:number-columns-repeated="2"/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0.473492" calcext:value-type="float">
            <text:p>0.473492</text:p>
          </table:table-cell>
          <table:table-cell table:number-columns-repeated="2"/>
        </table:table-row>
        <table:table-row table:style-name="ro1">
          <table:table-cell office:value-type="float" office:value="0.209" calcext:value-type="float">
            <text:p>0.209</text:p>
          </table:table-cell>
          <table:table-cell office:value-type="float" office:value="0.473141" calcext:value-type="float">
            <text:p>0.473141</text:p>
          </table:table-cell>
          <table:table-cell table:number-columns-repeated="2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472791" calcext:value-type="float">
            <text:p>0.472791</text:p>
          </table:table-cell>
          <table:table-cell table:number-columns-repeated="2"/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0.47244" calcext:value-type="float">
            <text:p>0.47244</text:p>
          </table:table-cell>
          <table:table-cell table:number-columns-repeated="2"/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0.47209" calcext:value-type="float">
            <text:p>0.47209</text:p>
          </table:table-cell>
          <table:table-cell table:number-columns-repeated="2"/>
        </table:table-row>
        <table:table-row table:style-name="ro1">
          <table:table-cell office:value-type="float" office:value="0.213" calcext:value-type="float">
            <text:p>0.213</text:p>
          </table:table-cell>
          <table:table-cell office:value-type="float" office:value="0.471739" calcext:value-type="float">
            <text:p>0.471739</text:p>
          </table:table-cell>
          <table:table-cell table:number-columns-repeated="2"/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0.471389" calcext:value-type="float">
            <text:p>0.471389</text:p>
          </table:table-cell>
          <table:table-cell table:number-columns-repeated="2"/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471038" calcext:value-type="float">
            <text:p>0.471038</text:p>
          </table:table-cell>
          <table:table-cell table:number-columns-repeated="2"/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.470688" calcext:value-type="float">
            <text:p>0.470688</text:p>
          </table:table-cell>
          <table:table-cell table:number-columns-repeated="2"/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0.470337" calcext:value-type="float">
            <text:p>0.470337</text:p>
          </table:table-cell>
          <table:table-cell table:number-columns-repeated="2"/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0.469987" calcext:value-type="float">
            <text:p>0.469987</text:p>
          </table:table-cell>
          <table:table-cell table:number-columns-repeated="2"/>
        </table:table-row>
        <table:table-row table:style-name="ro1">
          <table:table-cell office:value-type="float" office:value="0.219" calcext:value-type="float">
            <text:p>0.219</text:p>
          </table:table-cell>
          <table:table-cell office:value-type="float" office:value="0.469637" calcext:value-type="float">
            <text:p>0.469637</text:p>
          </table:table-cell>
          <table:table-cell table:number-columns-repeated="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469286" calcext:value-type="float">
            <text:p>0.469286</text:p>
          </table:table-cell>
          <table:table-cell table:number-columns-repeated="2"/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0.468936" calcext:value-type="float">
            <text:p>0.468936</text:p>
          </table:table-cell>
          <table:table-cell table:number-columns-repeated="2"/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0.468585" calcext:value-type="float">
            <text:p>0.468585</text:p>
          </table:table-cell>
          <table:table-cell table:number-columns-repeated="2"/>
        </table:table-row>
        <table:table-row table:style-name="ro1">
          <table:table-cell office:value-type="float" office:value="0.223" calcext:value-type="float">
            <text:p>0.223</text:p>
          </table:table-cell>
          <table:table-cell office:value-type="float" office:value="0.468235" calcext:value-type="float">
            <text:p>0.468235</text:p>
          </table:table-cell>
          <table:table-cell table:number-columns-repeated="2"/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0.467884" calcext:value-type="float">
            <text:p>0.467884</text:p>
          </table:table-cell>
          <table:table-cell table:number-columns-repeated="2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467534" calcext:value-type="float">
            <text:p>0.467534</text:p>
          </table:table-cell>
          <table:table-cell table:number-columns-repeated="2"/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0.467183" calcext:value-type="float">
            <text:p>0.467183</text:p>
          </table:table-cell>
          <table:table-cell table:number-columns-repeated="2"/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0.466833" calcext:value-type="float">
            <text:p>0.466833</text:p>
          </table:table-cell>
          <table:table-cell table:number-columns-repeated="2"/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0.466482" calcext:value-type="float">
            <text:p>0.466482</text:p>
          </table:table-cell>
          <table:table-cell table:number-columns-repeated="2"/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0.466132" calcext:value-type="float">
            <text:p>0.466132</text:p>
          </table:table-cell>
          <table:table-cell table:number-columns-repeated="2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465781" calcext:value-type="float">
            <text:p>0.465781</text:p>
          </table:table-cell>
          <table:table-cell table:number-columns-repeated="2"/>
        </table:table-row>
        <table:table-row table:style-name="ro1">
          <table:table-cell office:value-type="float" office:value="0.231" calcext:value-type="float">
            <text:p>0.231</text:p>
          </table:table-cell>
          <table:table-cell office:value-type="float" office:value="0.465431" calcext:value-type="float">
            <text:p>0.465431</text:p>
          </table:table-cell>
          <table:table-cell table:number-columns-repeated="2"/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0.46508" calcext:value-type="float">
            <text:p>0.46508</text:p>
          </table:table-cell>
          <table:table-cell table:number-columns-repeated="2"/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0.46473" calcext:value-type="float">
            <text:p>0.46473</text:p>
          </table:table-cell>
          <table:table-cell table:number-columns-repeated="2"/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46438" calcext:value-type="float">
            <text:p>0.46438</text:p>
          </table:table-cell>
          <table:table-cell table:number-columns-repeated="2"/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464029" calcext:value-type="float">
            <text:p>0.464029</text:p>
          </table:table-cell>
          <table:table-cell table:number-columns-repeated="2"/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0.463679" calcext:value-type="float">
            <text:p>0.463679</text:p>
          </table:table-cell>
          <table:table-cell table:number-columns-repeated="2"/>
        </table:table-row>
        <table:table-row table:style-name="ro1">
          <table:table-cell office:value-type="float" office:value="0.237" calcext:value-type="float">
            <text:p>0.237</text:p>
          </table:table-cell>
          <table:table-cell office:value-type="float" office:value="0.463328" calcext:value-type="float">
            <text:p>0.463328</text:p>
          </table:table-cell>
          <table:table-cell table:number-columns-repeated="2"/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0.462978" calcext:value-type="float">
            <text:p>0.462978</text:p>
          </table:table-cell>
          <table:table-cell table:number-columns-repeated="2"/>
        </table:table-row>
        <table:table-row table:style-name="ro1">
          <table:table-cell office:value-type="float" office:value="0.239" calcext:value-type="float">
            <text:p>0.239</text:p>
          </table:table-cell>
          <table:table-cell office:value-type="float" office:value="0.462627" calcext:value-type="float">
            <text:p>0.462627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462277" calcext:value-type="float">
            <text:p>0.462277</text:p>
          </table:table-cell>
          <table:table-cell table:number-columns-repeated="2"/>
        </table:table-row>
        <table:table-row table:style-name="ro1">
          <table:table-cell office:value-type="float" office:value="0.241" calcext:value-type="float">
            <text:p>0.241</text:p>
          </table:table-cell>
          <table:table-cell office:value-type="float" office:value="0.461926" calcext:value-type="float">
            <text:p>0.461926</text:p>
          </table:table-cell>
          <table:table-cell table:number-columns-repeated="2"/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0.461576" calcext:value-type="float">
            <text:p>0.461576</text:p>
          </table:table-cell>
          <table:table-cell table:number-columns-repeated="2"/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0.461225" calcext:value-type="float">
            <text:p>0.461225</text:p>
          </table:table-cell>
          <table:table-cell table:number-columns-repeated="2"/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0.460875" calcext:value-type="float">
            <text:p>0.460875</text:p>
          </table:table-cell>
          <table:table-cell table:number-columns-repeated="2"/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460524" calcext:value-type="float">
            <text:p>0.460524</text:p>
          </table:table-cell>
          <table:table-cell table:number-columns-repeated="2"/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0.460174" calcext:value-type="float">
            <text:p>0.460174</text:p>
          </table:table-cell>
          <table:table-cell table:number-columns-repeated="2"/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0.459823" calcext:value-type="float">
            <text:p>0.459823</text:p>
          </table:table-cell>
          <table:table-cell table:number-columns-repeated="2"/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0.459473" calcext:value-type="float">
            <text:p>0.459473</text:p>
          </table:table-cell>
          <table:table-cell table:number-columns-repeated="2"/>
        </table:table-row>
        <table:table-row table:style-name="ro1">
          <table:table-cell office:value-type="float" office:value="0.249" calcext:value-type="float">
            <text:p>0.249</text:p>
          </table:table-cell>
          <table:table-cell office:value-type="float" office:value="0.459122" calcext:value-type="float">
            <text:p>0.459122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458772" calcext:value-type="float">
            <text:p>0.458772</text:p>
          </table:table-cell>
          <table:table-cell table:number-columns-repeated="2"/>
        </table:table-row>
        <table:table-row table:style-name="ro1">
          <table:table-cell office:value-type="float" office:value="0.251" calcext:value-type="float">
            <text:p>0.251</text:p>
          </table:table-cell>
          <table:table-cell office:value-type="float" office:value="0.458422" calcext:value-type="float">
            <text:p>0.458422</text:p>
          </table:table-cell>
          <table:table-cell table:number-columns-repeated="2"/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0.458071" calcext:value-type="float">
            <text:p>0.458071</text:p>
          </table:table-cell>
          <table:table-cell table:number-columns-repeated="2"/>
        </table:table-row>
        <table:table-row table:style-name="ro1">
          <table:table-cell office:value-type="float" office:value="0.253" calcext:value-type="float">
            <text:p>0.253</text:p>
          </table:table-cell>
          <table:table-cell office:value-type="float" office:value="0.457721" calcext:value-type="float">
            <text:p>0.457721</text:p>
          </table:table-cell>
          <table:table-cell table:number-columns-repeated="2"/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.45737" calcext:value-type="float">
            <text:p>0.45737</text:p>
          </table:table-cell>
          <table:table-cell table:number-columns-repeated="2"/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45702" calcext:value-type="float">
            <text:p>0.45702</text:p>
          </table:table-cell>
          <table:table-cell table:number-columns-repeated="2"/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0.456669" calcext:value-type="float">
            <text:p>0.456669</text:p>
          </table:table-cell>
          <table:table-cell table:number-columns-repeated="2"/>
        </table:table-row>
        <table:table-row table:style-name="ro1">
          <table:table-cell office:value-type="float" office:value="0.257" calcext:value-type="float">
            <text:p>0.257</text:p>
          </table:table-cell>
          <table:table-cell office:value-type="float" office:value="0.456319" calcext:value-type="float">
            <text:p>0.456319</text:p>
          </table:table-cell>
          <table:table-cell table:number-columns-repeated="2"/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0.455968" calcext:value-type="float">
            <text:p>0.455968</text:p>
          </table:table-cell>
          <table:table-cell table:number-columns-repeated="2"/>
        </table:table-row>
        <table:table-row table:style-name="ro1">
          <table:table-cell office:value-type="float" office:value="0.259" calcext:value-type="float">
            <text:p>0.259</text:p>
          </table:table-cell>
          <table:table-cell office:value-type="float" office:value="0.455618" calcext:value-type="float">
            <text:p>0.455618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455267" calcext:value-type="float">
            <text:p>0.455267</text:p>
          </table:table-cell>
          <table:table-cell table:number-columns-repeated="2"/>
        </table:table-row>
        <table:table-row table:style-name="ro1">
          <table:table-cell office:value-type="float" office:value="0.261" calcext:value-type="float">
            <text:p>0.261</text:p>
          </table:table-cell>
          <table:table-cell office:value-type="float" office:value="0.454917" calcext:value-type="float">
            <text:p>0.454917</text:p>
          </table:table-cell>
          <table:table-cell table:number-columns-repeated="2"/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0.454566" calcext:value-type="float">
            <text:p>0.454566</text:p>
          </table:table-cell>
          <table:table-cell table:number-columns-repeated="2"/>
        </table:table-row>
        <table:table-row table:style-name="ro1">
          <table:table-cell office:value-type="float" office:value="0.263" calcext:value-type="float">
            <text:p>0.263</text:p>
          </table:table-cell>
          <table:table-cell office:value-type="float" office:value="0.454216" calcext:value-type="float">
            <text:p>0.454216</text:p>
          </table:table-cell>
          <table:table-cell table:number-columns-repeated="2"/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.453865" calcext:value-type="float">
            <text:p>0.453865</text:p>
          </table:table-cell>
          <table:table-cell table:number-columns-repeated="2"/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453515" calcext:value-type="float">
            <text:p>0.453515</text:p>
          </table:table-cell>
          <table:table-cell table:number-columns-repeated="2"/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0.453165" calcext:value-type="float">
            <text:p>0.453165</text:p>
          </table:table-cell>
          <table:table-cell table:number-columns-repeated="2"/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0.452814" calcext:value-type="float">
            <text:p>0.452814</text:p>
          </table:table-cell>
          <table:table-cell table:number-columns-repeated="2"/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0.452464" calcext:value-type="float">
            <text:p>0.452464</text:p>
          </table:table-cell>
          <table:table-cell table:number-columns-repeated="2"/>
        </table:table-row>
        <table:table-row table:style-name="ro1">
          <table:table-cell office:value-type="float" office:value="0.269" calcext:value-type="float">
            <text:p>0.269</text:p>
          </table:table-cell>
          <table:table-cell office:value-type="float" office:value="0.452113" calcext:value-type="float">
            <text:p>0.452113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451763" calcext:value-type="float">
            <text:p>0.451763</text:p>
          </table:table-cell>
          <table:table-cell table:number-columns-repeated="2"/>
        </table:table-row>
        <table:table-row table:style-name="ro1">
          <table:table-cell office:value-type="float" office:value="0.271" calcext:value-type="float">
            <text:p>0.271</text:p>
          </table:table-cell>
          <table:table-cell office:value-type="float" office:value="0.451412" calcext:value-type="float">
            <text:p>0.451412</text:p>
          </table:table-cell>
          <table:table-cell table:number-columns-repeated="2"/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0.451062" calcext:value-type="float">
            <text:p>0.451062</text:p>
          </table:table-cell>
          <table:table-cell table:number-columns-repeated="2"/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0.450711" calcext:value-type="float">
            <text:p>0.450711</text:p>
          </table:table-cell>
          <table:table-cell table:number-columns-repeated="2"/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0.450361" calcext:value-type="float">
            <text:p>0.450361</text:p>
          </table:table-cell>
          <table:table-cell table:number-columns-repeated="2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45001" calcext:value-type="float">
            <text:p>0.45001</text:p>
          </table:table-cell>
          <table:table-cell table:number-columns-repeated="2"/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0.44966" calcext:value-type="float">
            <text:p>0.44966</text:p>
          </table:table-cell>
          <table:table-cell table:number-columns-repeated="2"/>
        </table:table-row>
        <table:table-row table:style-name="ro1">
          <table:table-cell office:value-type="float" office:value="0.277" calcext:value-type="float">
            <text:p>0.277</text:p>
          </table:table-cell>
          <table:table-cell office:value-type="float" office:value="0.449309" calcext:value-type="float">
            <text:p>0.449309</text:p>
          </table:table-cell>
          <table:table-cell table:number-columns-repeated="2"/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0.448959" calcext:value-type="float">
            <text:p>0.448959</text:p>
          </table:table-cell>
          <table:table-cell table:number-columns-repeated="2"/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0.448608" calcext:value-type="float">
            <text:p>0.448608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448258" calcext:value-type="float">
            <text:p>0.448258</text:p>
          </table:table-cell>
          <table:table-cell table:number-columns-repeated="2"/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0.447908" calcext:value-type="float">
            <text:p>0.447908</text:p>
          </table:table-cell>
          <table:table-cell table:number-columns-repeated="2"/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0.447557" calcext:value-type="float">
            <text:p>0.447557</text:p>
          </table:table-cell>
          <table:table-cell table:number-columns-repeated="2"/>
        </table:table-row>
        <table:table-row table:style-name="ro1">
          <table:table-cell office:value-type="float" office:value="0.283" calcext:value-type="float">
            <text:p>0.283</text:p>
          </table:table-cell>
          <table:table-cell office:value-type="float" office:value="0.447207" calcext:value-type="float">
            <text:p>0.447207</text:p>
          </table:table-cell>
          <table:table-cell table:number-columns-repeated="2"/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0.446856" calcext:value-type="float">
            <text:p>0.446856</text:p>
          </table:table-cell>
          <table:table-cell table:number-columns-repeated="2"/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446506" calcext:value-type="float">
            <text:p>0.446506</text:p>
          </table:table-cell>
          <table:table-cell table:number-columns-repeated="2"/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0.446155" calcext:value-type="float">
            <text:p>0.446155</text:p>
          </table:table-cell>
          <table:table-cell table:number-columns-repeated="2"/>
        </table:table-row>
        <table:table-row table:style-name="ro1">
          <table:table-cell office:value-type="float" office:value="0.287" calcext:value-type="float">
            <text:p>0.287</text:p>
          </table:table-cell>
          <table:table-cell office:value-type="float" office:value="0.445805" calcext:value-type="float">
            <text:p>0.445805</text:p>
          </table:table-cell>
          <table:table-cell table:number-columns-repeated="2"/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.445454" calcext:value-type="float">
            <text:p>0.445454</text:p>
          </table:table-cell>
          <table:table-cell table:number-columns-repeated="2"/>
        </table:table-row>
        <table:table-row table:style-name="ro1">
          <table:table-cell office:value-type="float" office:value="0.289" calcext:value-type="float">
            <text:p>0.289</text:p>
          </table:table-cell>
          <table:table-cell office:value-type="float" office:value="0.445104" calcext:value-type="float">
            <text:p>0.445104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444753" calcext:value-type="float">
            <text:p>0.444753</text:p>
          </table:table-cell>
          <table:table-cell table:number-columns-repeated="2"/>
        </table:table-row>
        <table:table-row table:style-name="ro1">
          <table:table-cell office:value-type="float" office:value="0.291" calcext:value-type="float">
            <text:p>0.291</text:p>
          </table:table-cell>
          <table:table-cell office:value-type="float" office:value="0.444403" calcext:value-type="float">
            <text:p>0.444403</text:p>
          </table:table-cell>
          <table:table-cell table:number-columns-repeated="2"/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0.444052" calcext:value-type="float">
            <text:p>0.444052</text:p>
          </table:table-cell>
          <table:table-cell table:number-columns-repeated="2"/>
        </table:table-row>
        <table:table-row table:style-name="ro1">
          <table:table-cell office:value-type="float" office:value="0.293" calcext:value-type="float">
            <text:p>0.293</text:p>
          </table:table-cell>
          <table:table-cell office:value-type="float" office:value="0.443702" calcext:value-type="float">
            <text:p>0.443702</text:p>
          </table:table-cell>
          <table:table-cell table:number-columns-repeated="2"/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0.443351" calcext:value-type="float">
            <text:p>0.443351</text:p>
          </table:table-cell>
          <table:table-cell table:number-columns-repeated="2"/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443001" calcext:value-type="float">
            <text:p>0.443001</text:p>
          </table:table-cell>
          <table:table-cell table:number-columns-repeated="2"/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0.442651" calcext:value-type="float">
            <text:p>0.442651</text:p>
          </table:table-cell>
          <table:table-cell table:number-columns-repeated="2"/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0.4423" calcext:value-type="float">
            <text:p>0.4423</text:p>
          </table:table-cell>
          <table:table-cell table:number-columns-repeated="2"/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0.44195" calcext:value-type="float">
            <text:p>0.44195</text:p>
          </table:table-cell>
          <table:table-cell table:number-columns-repeated="2"/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0.441599" calcext:value-type="float">
            <text:p>0.441599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41249" calcext:value-type="float">
            <text:p>0.441249</text:p>
          </table:table-cell>
          <table:table-cell table:number-columns-repeated="2"/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0.440116" calcext:value-type="float">
            <text:p>0.440116</text:p>
          </table:table-cell>
          <table:table-cell table:number-columns-repeated="2"/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0.438983" calcext:value-type="float">
            <text:p>0.438983</text:p>
          </table:table-cell>
          <table:table-cell table:number-columns-repeated="2"/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0.437851" calcext:value-type="float">
            <text:p>0.437851</text:p>
          </table:table-cell>
          <table:table-cell table:number-columns-repeated="2"/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0.436718" calcext:value-type="float">
            <text:p>0.436718</text:p>
          </table:table-cell>
          <table:table-cell table:number-columns-repeated="2"/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435585" calcext:value-type="float">
            <text:p>0.435585</text:p>
          </table:table-cell>
          <table:table-cell table:number-columns-repeated="2"/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0.434453" calcext:value-type="float">
            <text:p>0.434453</text:p>
          </table:table-cell>
          <table:table-cell table:number-columns-repeated="2"/>
        </table:table-row>
        <table:table-row table:style-name="ro1">
          <table:table-cell office:value-type="float" office:value="0.307" calcext:value-type="float">
            <text:p>0.307</text:p>
          </table:table-cell>
          <table:table-cell office:value-type="float" office:value="0.43332" calcext:value-type="float">
            <text:p>0.43332</text:p>
          </table:table-cell>
          <table:table-cell table:number-columns-repeated="2"/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0.432187" calcext:value-type="float">
            <text:p>0.432187</text:p>
          </table:table-cell>
          <table:table-cell table:number-columns-repeated="2"/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0.431055" calcext:value-type="float">
            <text:p>0.431055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429922" calcext:value-type="float">
            <text:p>0.429922</text:p>
          </table:table-cell>
          <table:table-cell table:number-columns-repeated="2"/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0.428789" calcext:value-type="float">
            <text:p>0.428789</text:p>
          </table:table-cell>
          <table:table-cell table:number-columns-repeated="2"/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.427657" calcext:value-type="float">
            <text:p>0.427657</text:p>
          </table:table-cell>
          <table:table-cell table:number-columns-repeated="2"/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0.426524" calcext:value-type="float">
            <text:p>0.426524</text:p>
          </table:table-cell>
          <table:table-cell table:number-columns-repeated="2"/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0.425391" calcext:value-type="float">
            <text:p>0.425391</text:p>
          </table:table-cell>
          <table:table-cell table:number-columns-repeated="2"/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424259" calcext:value-type="float">
            <text:p>0.424259</text:p>
          </table:table-cell>
          <table:table-cell table:number-columns-repeated="2"/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0.423126" calcext:value-type="float">
            <text:p>0.423126</text:p>
          </table:table-cell>
          <table:table-cell table:number-columns-repeated="2"/>
        </table:table-row>
        <table:table-row table:style-name="ro1">
          <table:table-cell office:value-type="float" office:value="0.317" calcext:value-type="float">
            <text:p>0.317</text:p>
          </table:table-cell>
          <table:table-cell office:value-type="float" office:value="0.421993" calcext:value-type="float">
            <text:p>0.421993</text:p>
          </table:table-cell>
          <table:table-cell table:number-columns-repeated="2"/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0.420861" calcext:value-type="float">
            <text:p>0.420861</text:p>
          </table:table-cell>
          <table:table-cell table:number-columns-repeated="2"/>
        </table:table-row>
        <table:table-row table:style-name="ro1">
          <table:table-cell office:value-type="float" office:value="0.319" calcext:value-type="float">
            <text:p>0.319</text:p>
          </table:table-cell>
          <table:table-cell office:value-type="float" office:value="0.419728" calcext:value-type="float">
            <text:p>0.419728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418595" calcext:value-type="float">
            <text:p>0.418595</text:p>
          </table:table-cell>
          <table:table-cell table:number-columns-repeated="2"/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0.417463" calcext:value-type="float">
            <text:p>0.417463</text:p>
          </table:table-cell>
          <table:table-cell table:number-columns-repeated="2"/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0.41633" calcext:value-type="float">
            <text:p>0.41633</text:p>
          </table:table-cell>
          <table:table-cell table:number-columns-repeated="2"/>
        </table:table-row>
        <table:table-row table:style-name="ro1">
          <table:table-cell office:value-type="float" office:value="0.323" calcext:value-type="float">
            <text:p>0.323</text:p>
          </table:table-cell>
          <table:table-cell office:value-type="float" office:value="0.415197" calcext:value-type="float">
            <text:p>0.415197</text:p>
          </table:table-cell>
          <table:table-cell table:number-columns-repeated="2"/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0.414065" calcext:value-type="float">
            <text:p>0.414065</text:p>
          </table:table-cell>
          <table:table-cell table:number-columns-repeated="2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412932" calcext:value-type="float">
            <text:p>0.412932</text:p>
          </table:table-cell>
          <table:table-cell table:number-columns-repeated="2"/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0.4118" calcext:value-type="float">
            <text:p>0.4118</text:p>
          </table:table-cell>
          <table:table-cell table:number-columns-repeated="2"/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0.410667" calcext:value-type="float">
            <text:p>0.410667</text:p>
          </table:table-cell>
          <table:table-cell table:number-columns-repeated="2"/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0.409534" calcext:value-type="float">
            <text:p>0.409534</text:p>
          </table:table-cell>
          <table:table-cell table:number-columns-repeated="2"/>
        </table:table-row>
        <table:table-row table:style-name="ro1">
          <table:table-cell office:value-type="float" office:value="0.329" calcext:value-type="float">
            <text:p>0.329</text:p>
          </table:table-cell>
          <table:table-cell office:value-type="float" office:value="0.408402" calcext:value-type="float">
            <text:p>0.408402</text:p>
          </table:table-cell>
          <table:table-cell table:number-columns-repeated="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407269" calcext:value-type="float">
            <text:p>0.407269</text:p>
          </table:table-cell>
          <table:table-cell table:number-columns-repeated="2"/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0.406136" calcext:value-type="float">
            <text:p>0.406136</text:p>
          </table:table-cell>
          <table:table-cell table:number-columns-repeated="2"/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0.405004" calcext:value-type="float">
            <text:p>0.405004</text:p>
          </table:table-cell>
          <table:table-cell table:number-columns-repeated="2"/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0.403871" calcext:value-type="float">
            <text:p>0.403871</text:p>
          </table:table-cell>
          <table:table-cell table:number-columns-repeated="2"/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0.402738" calcext:value-type="float">
            <text:p>0.402738</text:p>
          </table:table-cell>
          <table:table-cell table:number-columns-repeated="2"/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401606" calcext:value-type="float">
            <text:p>0.401606</text:p>
          </table:table-cell>
          <table:table-cell table:number-columns-repeated="2"/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.400473" calcext:value-type="float">
            <text:p>0.400473</text:p>
          </table:table-cell>
          <table:table-cell table:number-columns-repeated="2"/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0.39934" calcext:value-type="float">
            <text:p>0.39934</text:p>
          </table:table-cell>
          <table:table-cell table:number-columns-repeated="2"/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0.398208" calcext:value-type="float">
            <text:p>0.398208</text:p>
          </table:table-cell>
          <table:table-cell table:number-columns-repeated="2"/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0.397075" calcext:value-type="float">
            <text:p>0.397075</text:p>
          </table:table-cell>
          <table:table-cell table:number-columns-repeated="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395942" calcext:value-type="float">
            <text:p>0.395942</text:p>
          </table:table-cell>
          <table:table-cell table:number-columns-repeated="2"/>
        </table:table-row>
        <table:table-row table:style-name="ro1">
          <table:table-cell office:value-type="float" office:value="0.341" calcext:value-type="float">
            <text:p>0.341</text:p>
          </table:table-cell>
          <table:table-cell office:value-type="float" office:value="0.39481" calcext:value-type="float">
            <text:p>0.39481</text:p>
          </table:table-cell>
          <table:table-cell table:number-columns-repeated="2"/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0.393677" calcext:value-type="float">
            <text:p>0.393677</text:p>
          </table:table-cell>
          <table:table-cell table:number-columns-repeated="2"/>
        </table:table-row>
        <table:table-row table:style-name="ro1">
          <table:table-cell office:value-type="float" office:value="0.343" calcext:value-type="float">
            <text:p>0.343</text:p>
          </table:table-cell>
          <table:table-cell office:value-type="float" office:value="0.392544" calcext:value-type="float">
            <text:p>0.392544</text:p>
          </table:table-cell>
          <table:table-cell table:number-columns-repeated="2"/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0.391412" calcext:value-type="float">
            <text:p>0.391412</text:p>
          </table:table-cell>
          <table:table-cell table:number-columns-repeated="2"/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0.390279" calcext:value-type="float">
            <text:p>0.390279</text:p>
          </table:table-cell>
          <table:table-cell table:number-columns-repeated="2"/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0.389146" calcext:value-type="float">
            <text:p>0.389146</text:p>
          </table:table-cell>
          <table:table-cell table:number-columns-repeated="2"/>
        </table:table-row>
        <table:table-row table:style-name="ro1">
          <table:table-cell office:value-type="float" office:value="0.347" calcext:value-type="float">
            <text:p>0.347</text:p>
          </table:table-cell>
          <table:table-cell office:value-type="float" office:value="0.388014" calcext:value-type="float">
            <text:p>0.388014</text:p>
          </table:table-cell>
          <table:table-cell table:number-columns-repeated="2"/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0.386881" calcext:value-type="float">
            <text:p>0.386881</text:p>
          </table:table-cell>
          <table:table-cell table:number-columns-repeated="2"/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0.385748" calcext:value-type="float">
            <text:p>0.385748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384616" calcext:value-type="float">
            <text:p>0.384616</text:p>
          </table:table-cell>
          <table:table-cell table:number-columns-repeated="2"/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0.383483" calcext:value-type="float">
            <text:p>0.383483</text:p>
          </table:table-cell>
          <table:table-cell table:number-columns-repeated="2"/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0.38235" calcext:value-type="float">
            <text:p>0.38235</text:p>
          </table:table-cell>
          <table:table-cell table:number-columns-repeated="2"/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0.381218" calcext:value-type="float">
            <text:p>0.381218</text:p>
          </table:table-cell>
          <table:table-cell table:number-columns-repeated="2"/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0.380085" calcext:value-type="float">
            <text:p>0.380085</text:p>
          </table:table-cell>
          <table:table-cell table:number-columns-repeated="2"/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.378952" calcext:value-type="float">
            <text:p>0.378952</text:p>
          </table:table-cell>
          <table:table-cell table:number-columns-repeated="2"/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0.37782" calcext:value-type="float">
            <text:p>0.37782</text:p>
          </table:table-cell>
          <table:table-cell table:number-columns-repeated="2"/>
        </table:table-row>
        <table:table-row table:style-name="ro1">
          <table:table-cell office:value-type="float" office:value="0.357" calcext:value-type="float">
            <text:p>0.357</text:p>
          </table:table-cell>
          <table:table-cell office:value-type="float" office:value="0.376687" calcext:value-type="float">
            <text:p>0.376687</text:p>
          </table:table-cell>
          <table:table-cell table:number-columns-repeated="2"/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0.375554" calcext:value-type="float">
            <text:p>0.375554</text:p>
          </table:table-cell>
          <table:table-cell table:number-columns-repeated="2"/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0.374422" calcext:value-type="float">
            <text:p>0.374422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373289" calcext:value-type="float">
            <text:p>0.373289</text:p>
          </table:table-cell>
          <table:table-cell table:number-columns-repeated="2"/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0.372156" calcext:value-type="float">
            <text:p>0.372156</text:p>
          </table:table-cell>
          <table:table-cell table:number-columns-repeated="2"/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0.371024" calcext:value-type="float">
            <text:p>0.371024</text:p>
          </table:table-cell>
          <table:table-cell table:number-columns-repeated="2"/>
        </table:table-row>
        <table:table-row table:style-name="ro1">
          <table:table-cell office:value-type="float" office:value="0.363" calcext:value-type="float">
            <text:p>0.363</text:p>
          </table:table-cell>
          <table:table-cell office:value-type="float" office:value="0.369891" calcext:value-type="float">
            <text:p>0.369891</text:p>
          </table:table-cell>
          <table:table-cell table:number-columns-repeated="2"/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0.368758" calcext:value-type="float">
            <text:p>0.368758</text:p>
          </table:table-cell>
          <table:table-cell table:number-columns-repeated="2"/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0.367626" calcext:value-type="float">
            <text:p>0.367626</text:p>
          </table:table-cell>
          <table:table-cell table:number-columns-repeated="2"/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0.366493" calcext:value-type="float">
            <text:p>0.366493</text:p>
          </table:table-cell>
          <table:table-cell table:number-columns-repeated="2"/>
        </table:table-row>
        <table:table-row table:style-name="ro1">
          <table:table-cell office:value-type="float" office:value="0.367" calcext:value-type="float">
            <text:p>0.367</text:p>
          </table:table-cell>
          <table:table-cell office:value-type="float" office:value="0.36536" calcext:value-type="float">
            <text:p>0.36536</text:p>
          </table:table-cell>
          <table:table-cell table:number-columns-repeated="2"/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0.364228" calcext:value-type="float">
            <text:p>0.364228</text:p>
          </table:table-cell>
          <table:table-cell table:number-columns-repeated="2"/>
        </table:table-row>
        <table:table-row table:style-name="ro1">
          <table:table-cell office:value-type="float" office:value="0.369" calcext:value-type="float">
            <text:p>0.369</text:p>
          </table:table-cell>
          <table:table-cell office:value-type="float" office:value="0.363095" calcext:value-type="float">
            <text:p>0.363095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361963" calcext:value-type="float">
            <text:p>0.361963</text:p>
          </table:table-cell>
          <table:table-cell table:number-columns-repeated="2"/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0.36083" calcext:value-type="float">
            <text:p>0.36083</text:p>
          </table:table-cell>
          <table:table-cell table:number-columns-repeated="2"/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0.359697" calcext:value-type="float">
            <text:p>0.359697</text:p>
          </table:table-cell>
          <table:table-cell table:number-columns-repeated="2"/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0.358565" calcext:value-type="float">
            <text:p>0.358565</text:p>
          </table:table-cell>
          <table:table-cell table:number-columns-repeated="2"/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0.357432" calcext:value-type="float">
            <text:p>0.357432</text:p>
          </table:table-cell>
          <table:table-cell table:number-columns-repeated="2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356299" calcext:value-type="float">
            <text:p>0.356299</text:p>
          </table:table-cell>
          <table:table-cell table:number-columns-repeated="2"/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0.355167" calcext:value-type="float">
            <text:p>0.355167</text:p>
          </table:table-cell>
          <table:table-cell table:number-columns-repeated="2"/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0.354034" calcext:value-type="float">
            <text:p>0.354034</text:p>
          </table:table-cell>
          <table:table-cell table:number-columns-repeated="2"/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0.352901" calcext:value-type="float">
            <text:p>0.352901</text:p>
          </table:table-cell>
          <table:table-cell table:number-columns-repeated="2"/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0.351769" calcext:value-type="float">
            <text:p>0.351769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350636" calcext:value-type="float">
            <text:p>0.350636</text:p>
          </table:table-cell>
          <table:table-cell table:number-columns-repeated="2"/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0.349503" calcext:value-type="float">
            <text:p>0.349503</text:p>
          </table:table-cell>
          <table:table-cell table:number-columns-repeated="2"/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0.348371" calcext:value-type="float">
            <text:p>0.348371</text:p>
          </table:table-cell>
          <table:table-cell table:number-columns-repeated="2"/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0.347238" calcext:value-type="float">
            <text:p>0.347238</text:p>
          </table:table-cell>
          <table:table-cell table:number-columns-repeated="2"/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.346105" calcext:value-type="float">
            <text:p>0.346105</text:p>
          </table:table-cell>
          <table:table-cell table:number-columns-repeated="2"/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0.344973" calcext:value-type="float">
            <text:p>0.344973</text:p>
          </table:table-cell>
          <table:table-cell table:number-columns-repeated="2"/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0.34384" calcext:value-type="float">
            <text:p>0.34384</text:p>
          </table:table-cell>
          <table:table-cell table:number-columns-repeated="2"/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0.342707" calcext:value-type="float">
            <text:p>0.342707</text:p>
          </table:table-cell>
          <table:table-cell table:number-columns-repeated="2"/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0.341575" calcext:value-type="float">
            <text:p>0.341575</text:p>
          </table:table-cell>
          <table:table-cell table:number-columns-repeated="2"/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0.340442" calcext:value-type="float">
            <text:p>0.340442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339309" calcext:value-type="float">
            <text:p>0.339309</text:p>
          </table:table-cell>
          <table:table-cell table:number-columns-repeated="2"/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0.338177" calcext:value-type="float">
            <text:p>0.338177</text:p>
          </table:table-cell>
          <table:table-cell table:number-columns-repeated="2"/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0.337044" calcext:value-type="float">
            <text:p>0.337044</text:p>
          </table:table-cell>
          <table:table-cell table:number-columns-repeated="2"/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0.335911" calcext:value-type="float">
            <text:p>0.335911</text:p>
          </table:table-cell>
          <table:table-cell table:number-columns-repeated="2"/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0.334779" calcext:value-type="float">
            <text:p>0.334779</text:p>
          </table:table-cell>
          <table:table-cell table:number-columns-repeated="2"/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0.333646" calcext:value-type="float">
            <text:p>0.333646</text:p>
          </table:table-cell>
          <table:table-cell table:number-columns-repeated="2"/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0.332513" calcext:value-type="float">
            <text:p>0.332513</text:p>
          </table:table-cell>
          <table:table-cell table:number-columns-repeated="2"/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0.331381" calcext:value-type="float">
            <text:p>0.331381</text:p>
          </table:table-cell>
          <table:table-cell table:number-columns-repeated="2"/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0.330248" calcext:value-type="float">
            <text:p>0.330248</text:p>
          </table:table-cell>
          <table:table-cell table:number-columns-repeated="2"/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0.329115" calcext:value-type="float">
            <text:p>0.329115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27983" calcext:value-type="float">
            <text:p>0.327983</text:p>
          </table:table-cell>
          <table:table-cell table:number-columns-repeated="2"/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0.326463" calcext:value-type="float">
            <text:p>0.326463</text:p>
          </table:table-cell>
          <table:table-cell table:number-columns-repeated="2"/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0.324944" calcext:value-type="float">
            <text:p>0.324944</text:p>
          </table:table-cell>
          <table:table-cell table:number-columns-repeated="2"/>
        </table:table-row>
        <table:table-row table:style-name="ro1">
          <table:table-cell office:value-type="float" office:value="0.403" calcext:value-type="float">
            <text:p>0.403</text:p>
          </table:table-cell>
          <table:table-cell office:value-type="float" office:value="0.323424" calcext:value-type="float">
            <text:p>0.323424</text:p>
          </table:table-cell>
          <table:table-cell table:number-columns-repeated="2"/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0.321905" calcext:value-type="float">
            <text:p>0.321905</text:p>
          </table:table-cell>
          <table:table-cell table:number-columns-repeated="2"/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0.320385" calcext:value-type="float">
            <text:p>0.320385</text:p>
          </table:table-cell>
          <table:table-cell table:number-columns-repeated="2"/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0.318866" calcext:value-type="float">
            <text:p>0.318866</text:p>
          </table:table-cell>
          <table:table-cell table:number-columns-repeated="2"/>
        </table:table-row>
        <table:table-row table:style-name="ro1">
          <table:table-cell office:value-type="float" office:value="0.407" calcext:value-type="float">
            <text:p>0.407</text:p>
          </table:table-cell>
          <table:table-cell office:value-type="float" office:value="0.317346" calcext:value-type="float">
            <text:p>0.317346</text:p>
          </table:table-cell>
          <table:table-cell table:number-columns-repeated="2"/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.315827" calcext:value-type="float">
            <text:p>0.315827</text:p>
          </table:table-cell>
          <table:table-cell table:number-columns-repeated="2"/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0.314307" calcext:value-type="float">
            <text:p>0.314307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312788" calcext:value-type="float">
            <text:p>0.312788</text:p>
          </table:table-cell>
          <table:table-cell table:number-columns-repeated="2"/>
        </table:table-row>
        <table:table-row table:style-name="ro1">
          <table:table-cell office:value-type="float" office:value="0.411" calcext:value-type="float">
            <text:p>0.411</text:p>
          </table:table-cell>
          <table:table-cell office:value-type="float" office:value="0.311268" calcext:value-type="float">
            <text:p>0.311268</text:p>
          </table:table-cell>
          <table:table-cell table:number-columns-repeated="2"/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0.309748" calcext:value-type="float">
            <text:p>0.309748</text:p>
          </table:table-cell>
          <table:table-cell table:number-columns-repeated="2"/>
        </table:table-row>
        <table:table-row table:style-name="ro1">
          <table:table-cell office:value-type="float" office:value="0.413" calcext:value-type="float">
            <text:p>0.413</text:p>
          </table:table-cell>
          <table:table-cell office:value-type="float" office:value="0.308229" calcext:value-type="float">
            <text:p>0.308229</text:p>
          </table:table-cell>
          <table:table-cell table:number-columns-repeated="2"/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0.306709" calcext:value-type="float">
            <text:p>0.306709</text:p>
          </table:table-cell>
          <table:table-cell table:number-columns-repeated="2"/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0.30519" calcext:value-type="float">
            <text:p>0.30519</text:p>
          </table:table-cell>
          <table:table-cell table:number-columns-repeated="2"/>
        </table:table-row>
        <table:table-row table:style-name="ro1">
          <table:table-cell office:value-type="float" office:value="0.416" calcext:value-type="float">
            <text:p>0.416</text:p>
          </table:table-cell>
          <table:table-cell office:value-type="float" office:value="0.30367" calcext:value-type="float">
            <text:p>0.30367</text:p>
          </table:table-cell>
          <table:table-cell table:number-columns-repeated="2"/>
        </table:table-row>
        <table:table-row table:style-name="ro1">
          <table:table-cell office:value-type="float" office:value="0.417" calcext:value-type="float">
            <text:p>0.417</text:p>
          </table:table-cell>
          <table:table-cell office:value-type="float" office:value="0.302151" calcext:value-type="float">
            <text:p>0.302151</text:p>
          </table:table-cell>
          <table:table-cell table:number-columns-repeated="2"/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0.300631" calcext:value-type="float">
            <text:p>0.300631</text:p>
          </table:table-cell>
          <table:table-cell table:number-columns-repeated="2"/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0.299112" calcext:value-type="float">
            <text:p>0.299112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297592" calcext:value-type="float">
            <text:p>0.297592</text:p>
          </table:table-cell>
          <table:table-cell table:number-columns-repeated="2"/>
        </table:table-row>
        <table:table-row table:style-name="ro1">
          <table:table-cell office:value-type="float" office:value="0.421" calcext:value-type="float">
            <text:p>0.421</text:p>
          </table:table-cell>
          <table:table-cell office:value-type="float" office:value="0.296073" calcext:value-type="float">
            <text:p>0.296073</text:p>
          </table:table-cell>
          <table:table-cell table:number-columns-repeated="2"/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0.294553" calcext:value-type="float">
            <text:p>0.294553</text:p>
          </table:table-cell>
          <table:table-cell table:number-columns-repeated="2"/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0.293034" calcext:value-type="float">
            <text:p>0.293034</text:p>
          </table:table-cell>
          <table:table-cell table:number-columns-repeated="2"/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0.291514" calcext:value-type="float">
            <text:p>0.291514</text:p>
          </table:table-cell>
          <table:table-cell table:number-columns-repeated="2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289995" calcext:value-type="float">
            <text:p>0.289995</text:p>
          </table:table-cell>
          <table:table-cell table:number-columns-repeated="2"/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0.288475" calcext:value-type="float">
            <text:p>0.288475</text:p>
          </table:table-cell>
          <table:table-cell table:number-columns-repeated="2"/>
        </table:table-row>
        <table:table-row table:style-name="ro1">
          <table:table-cell office:value-type="float" office:value="0.427" calcext:value-type="float">
            <text:p>0.427</text:p>
          </table:table-cell>
          <table:table-cell office:value-type="float" office:value="0.286956" calcext:value-type="float">
            <text:p>0.286956</text:p>
          </table:table-cell>
          <table:table-cell table:number-columns-repeated="2"/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float" office:value="0.285436" calcext:value-type="float">
            <text:p>0.285436</text:p>
          </table:table-cell>
          <table:table-cell table:number-columns-repeated="2"/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0.283917" calcext:value-type="float">
            <text:p>0.283917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282397" calcext:value-type="float">
            <text:p>0.282397</text:p>
          </table:table-cell>
          <table:table-cell table:number-columns-repeated="2"/>
        </table:table-row>
        <table:table-row table:style-name="ro1">
          <table:table-cell office:value-type="float" office:value="0.431" calcext:value-type="float">
            <text:p>0.431</text:p>
          </table:table-cell>
          <table:table-cell office:value-type="float" office:value="0.280878" calcext:value-type="float">
            <text:p>0.280878</text:p>
          </table:table-cell>
          <table:table-cell table:number-columns-repeated="2"/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.279358" calcext:value-type="float">
            <text:p>0.279358</text:p>
          </table:table-cell>
          <table:table-cell table:number-columns-repeated="2"/>
        </table:table-row>
        <table:table-row table:style-name="ro1">
          <table:table-cell office:value-type="float" office:value="0.433" calcext:value-type="float">
            <text:p>0.433</text:p>
          </table:table-cell>
          <table:table-cell office:value-type="float" office:value="0.277839" calcext:value-type="float">
            <text:p>0.277839</text:p>
          </table:table-cell>
          <table:table-cell table:number-columns-repeated="2"/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0.276319" calcext:value-type="float">
            <text:p>0.276319</text:p>
          </table:table-cell>
          <table:table-cell table:number-columns-repeated="2"/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0.274799" calcext:value-type="float">
            <text:p>0.274799</text:p>
          </table:table-cell>
          <table:table-cell table:number-columns-repeated="2"/>
        </table:table-row>
        <table:table-row table:style-name="ro1">
          <table:table-cell office:value-type="float" office:value="0.436" calcext:value-type="float">
            <text:p>0.436</text:p>
          </table:table-cell>
          <table:table-cell office:value-type="float" office:value="0.27328" calcext:value-type="float">
            <text:p>0.27328</text:p>
          </table:table-cell>
          <table:table-cell table:number-columns-repeated="2"/>
        </table:table-row>
        <table:table-row table:style-name="ro1">
          <table:table-cell office:value-type="float" office:value="0.437" calcext:value-type="float">
            <text:p>0.437</text:p>
          </table:table-cell>
          <table:table-cell office:value-type="float" office:value="0.27176" calcext:value-type="float">
            <text:p>0.27176</text:p>
          </table:table-cell>
          <table:table-cell table:number-columns-repeated="2"/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0.270241" calcext:value-type="float">
            <text:p>0.270241</text:p>
          </table:table-cell>
          <table:table-cell table:number-columns-repeated="2"/>
        </table:table-row>
        <table:table-row table:style-name="ro1">
          <table:table-cell office:value-type="float" office:value="0.439" calcext:value-type="float">
            <text:p>0.439</text:p>
          </table:table-cell>
          <table:table-cell office:value-type="float" office:value="0.268721" calcext:value-type="float">
            <text:p>0.268721</text:p>
          </table:table-cell>
          <table:table-cell table:number-columns-repeated="2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267202" calcext:value-type="float">
            <text:p>0.267202</text:p>
          </table:table-cell>
          <table:table-cell table:number-columns-repeated="2"/>
        </table:table-row>
        <table:table-row table:style-name="ro1">
          <table:table-cell office:value-type="float" office:value="0.441" calcext:value-type="float">
            <text:p>0.441</text:p>
          </table:table-cell>
          <table:table-cell office:value-type="float" office:value="0.265682" calcext:value-type="float">
            <text:p>0.265682</text:p>
          </table:table-cell>
          <table:table-cell table:number-columns-repeated="2"/>
        </table:table-row>
        <table:table-row table:style-name="ro1">
          <table:table-cell office:value-type="float" office:value="0.442" calcext:value-type="float">
            <text:p>0.442</text:p>
          </table:table-cell>
          <table:table-cell office:value-type="float" office:value="0.264163" calcext:value-type="float">
            <text:p>0.264163</text:p>
          </table:table-cell>
          <table:table-cell table:number-columns-repeated="2"/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0.262643" calcext:value-type="float">
            <text:p>0.262643</text:p>
          </table:table-cell>
          <table:table-cell table:number-columns-repeated="2"/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0.261124" calcext:value-type="float">
            <text:p>0.261124</text:p>
          </table:table-cell>
          <table:table-cell table:number-columns-repeated="2"/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0.259604" calcext:value-type="float">
            <text:p>0.259604</text:p>
          </table:table-cell>
          <table:table-cell table:number-columns-repeated="2"/>
        </table:table-row>
        <table:table-row table:style-name="ro1">
          <table:table-cell office:value-type="float" office:value="0.446" calcext:value-type="float">
            <text:p>0.446</text:p>
          </table:table-cell>
          <table:table-cell office:value-type="float" office:value="0.258085" calcext:value-type="float">
            <text:p>0.258085</text:p>
          </table:table-cell>
          <table:table-cell table:number-columns-repeated="2"/>
        </table:table-row>
        <table:table-row table:style-name="ro1">
          <table:table-cell office:value-type="float" office:value="0.447" calcext:value-type="float">
            <text:p>0.447</text:p>
          </table:table-cell>
          <table:table-cell office:value-type="float" office:value="0.256565" calcext:value-type="float">
            <text:p>0.256565</text:p>
          </table:table-cell>
          <table:table-cell table:number-columns-repeated="2"/>
        </table:table-row>
        <table:table-row table:style-name="ro1">
          <table:table-cell office:value-type="float" office:value="0.448" calcext:value-type="float">
            <text:p>0.448</text:p>
          </table:table-cell>
          <table:table-cell office:value-type="float" office:value="0.255046" calcext:value-type="float">
            <text:p>0.255046</text:p>
          </table:table-cell>
          <table:table-cell table:number-columns-repeated="2"/>
        </table:table-row>
        <table:table-row table:style-name="ro1">
          <table:table-cell office:value-type="float" office:value="0.449" calcext:value-type="float">
            <text:p>0.449</text:p>
          </table:table-cell>
          <table:table-cell office:value-type="float" office:value="0.253526" calcext:value-type="float">
            <text:p>0.253526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252007" calcext:value-type="float">
            <text:p>0.252007</text:p>
          </table:table-cell>
          <table:table-cell table:number-columns-repeated="2"/>
        </table:table-row>
        <table:table-row table:style-name="ro1">
          <table:table-cell office:value-type="float" office:value="0.451" calcext:value-type="float">
            <text:p>0.451</text:p>
          </table:table-cell>
          <table:table-cell office:value-type="float" office:value="0.250487" calcext:value-type="float">
            <text:p>0.250487</text:p>
          </table:table-cell>
          <table:table-cell table:number-columns-repeated="2"/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0.248968" calcext:value-type="float">
            <text:p>0.248968</text:p>
          </table:table-cell>
          <table:table-cell table:number-columns-repeated="2"/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0.247448" calcext:value-type="float">
            <text:p>0.247448</text:p>
          </table:table-cell>
          <table:table-cell table:number-columns-repeated="2"/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0.245929" calcext:value-type="float">
            <text:p>0.245929</text:p>
          </table:table-cell>
          <table:table-cell table:number-columns-repeated="2"/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0.244409" calcext:value-type="float">
            <text:p>0.244409</text:p>
          </table:table-cell>
          <table:table-cell table:number-columns-repeated="2"/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.24289" calcext:value-type="float">
            <text:p>0.24289</text:p>
          </table:table-cell>
          <table:table-cell table:number-columns-repeated="2"/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0.24137" calcext:value-type="float">
            <text:p>0.24137</text:p>
          </table:table-cell>
          <table:table-cell table:number-columns-repeated="2"/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0.23985" calcext:value-type="float">
            <text:p>0.23985</text:p>
          </table:table-cell>
          <table:table-cell table:number-columns-repeated="2"/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0.238331" calcext:value-type="float">
            <text:p>0.238331</text:p>
          </table:table-cell>
          <table:table-cell table:number-columns-repeated="2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236811" calcext:value-type="float">
            <text:p>0.236811</text:p>
          </table:table-cell>
          <table:table-cell table:number-columns-repeated="2"/>
        </table:table-row>
        <table:table-row table:style-name="ro1">
          <table:table-cell office:value-type="float" office:value="0.461" calcext:value-type="float">
            <text:p>0.461</text:p>
          </table:table-cell>
          <table:table-cell office:value-type="float" office:value="0.235292" calcext:value-type="float">
            <text:p>0.235292</text:p>
          </table:table-cell>
          <table:table-cell table:number-columns-repeated="2"/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0.233772" calcext:value-type="float">
            <text:p>0.233772</text:p>
          </table:table-cell>
          <table:table-cell table:number-columns-repeated="2"/>
        </table:table-row>
        <table:table-row table:style-name="ro1">
          <table:table-cell office:value-type="float" office:value="0.463" calcext:value-type="float">
            <text:p>0.463</text:p>
          </table:table-cell>
          <table:table-cell office:value-type="float" office:value="0.232253" calcext:value-type="float">
            <text:p>0.232253</text:p>
          </table:table-cell>
          <table:table-cell table:number-columns-repeated="2"/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0.230733" calcext:value-type="float">
            <text:p>0.230733</text:p>
          </table:table-cell>
          <table:table-cell table:number-columns-repeated="2"/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0.229214" calcext:value-type="float">
            <text:p>0.229214</text:p>
          </table:table-cell>
          <table:table-cell table:number-columns-repeated="2"/>
        </table:table-row>
        <table:table-row table:style-name="ro1">
          <table:table-cell office:value-type="float" office:value="0.466" calcext:value-type="float">
            <text:p>0.466</text:p>
          </table:table-cell>
          <table:table-cell office:value-type="float" office:value="0.227694" calcext:value-type="float">
            <text:p>0.227694</text:p>
          </table:table-cell>
          <table:table-cell table:number-columns-repeated="2"/>
        </table:table-row>
        <table:table-row table:style-name="ro1">
          <table:table-cell office:value-type="float" office:value="0.467" calcext:value-type="float">
            <text:p>0.467</text:p>
          </table:table-cell>
          <table:table-cell office:value-type="float" office:value="0.226175" calcext:value-type="float">
            <text:p>0.226175</text:p>
          </table:table-cell>
          <table:table-cell table:number-columns-repeated="2"/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0.224655" calcext:value-type="float">
            <text:p>0.224655</text:p>
          </table:table-cell>
          <table:table-cell table:number-columns-repeated="2"/>
        </table:table-row>
        <table:table-row table:style-name="ro1">
          <table:table-cell office:value-type="float" office:value="0.469" calcext:value-type="float">
            <text:p>0.469</text:p>
          </table:table-cell>
          <table:table-cell office:value-type="float" office:value="0.223136" calcext:value-type="float">
            <text:p>0.223136</text:p>
          </table:table-cell>
          <table:table-cell table:number-columns-repeated="2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221616" calcext:value-type="float">
            <text:p>0.221616</text:p>
          </table:table-cell>
          <table:table-cell table:number-columns-repeated="2"/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0.220097" calcext:value-type="float">
            <text:p>0.220097</text:p>
          </table:table-cell>
          <table:table-cell table:number-columns-repeated="2"/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0.218577" calcext:value-type="float">
            <text:p>0.218577</text:p>
          </table:table-cell>
          <table:table-cell table:number-columns-repeated="2"/>
        </table:table-row>
        <table:table-row table:style-name="ro1">
          <table:table-cell office:value-type="float" office:value="0.473" calcext:value-type="float">
            <text:p>0.473</text:p>
          </table:table-cell>
          <table:table-cell office:value-type="float" office:value="0.217058" calcext:value-type="float">
            <text:p>0.217058</text:p>
          </table:table-cell>
          <table:table-cell table:number-columns-repeated="2"/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0.215538" calcext:value-type="float">
            <text:p>0.215538</text:p>
          </table:table-cell>
          <table:table-cell table:number-columns-repeated="2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214019" calcext:value-type="float">
            <text:p>0.214019</text:p>
          </table:table-cell>
          <table:table-cell table:number-columns-repeated="2"/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0.212499" calcext:value-type="float">
            <text:p>0.212499</text:p>
          </table:table-cell>
          <table:table-cell table:number-columns-repeated="2"/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0.21098" calcext:value-type="float">
            <text:p>0.21098</text:p>
          </table:table-cell>
          <table:table-cell table:number-columns-repeated="2"/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0.20946" calcext:value-type="float">
            <text:p>0.20946</text:p>
          </table:table-cell>
          <table:table-cell table:number-columns-repeated="2"/>
        </table:table-row>
        <table:table-row table:style-name="ro1">
          <table:table-cell office:value-type="float" office:value="0.479" calcext:value-type="float">
            <text:p>0.479</text:p>
          </table:table-cell>
          <table:table-cell office:value-type="float" office:value="0.20794" calcext:value-type="float">
            <text:p>0.20794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206421" calcext:value-type="float">
            <text:p>0.206421</text:p>
          </table:table-cell>
          <table:table-cell table:number-columns-repeated="2"/>
        </table:table-row>
        <table:table-row table:style-name="ro1">
          <table:table-cell office:value-type="float" office:value="0.481" calcext:value-type="float">
            <text:p>0.481</text:p>
          </table:table-cell>
          <table:table-cell office:value-type="float" office:value="0.204901" calcext:value-type="float">
            <text:p>0.204901</text:p>
          </table:table-cell>
          <table:table-cell table:number-columns-repeated="2"/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0.203382" calcext:value-type="float">
            <text:p>0.203382</text:p>
          </table:table-cell>
          <table:table-cell table:number-columns-repeated="2"/>
        </table:table-row>
        <table:table-row table:style-name="ro1">
          <table:table-cell office:value-type="float" office:value="0.483" calcext:value-type="float">
            <text:p>0.483</text:p>
          </table:table-cell>
          <table:table-cell office:value-type="float" office:value="0.201862" calcext:value-type="float">
            <text:p>0.201862</text:p>
          </table:table-cell>
          <table:table-cell table:number-columns-repeated="2"/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0.200343" calcext:value-type="float">
            <text:p>0.200343</text:p>
          </table:table-cell>
          <table:table-cell table:number-columns-repeated="2"/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0.198823" calcext:value-type="float">
            <text:p>0.198823</text:p>
          </table:table-cell>
          <table:table-cell table:number-columns-repeated="2"/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0.197304" calcext:value-type="float">
            <text:p>0.197304</text:p>
          </table:table-cell>
          <table:table-cell table:number-columns-repeated="2"/>
        </table:table-row>
        <table:table-row table:style-name="ro1">
          <table:table-cell office:value-type="float" office:value="0.487" calcext:value-type="float">
            <text:p>0.487</text:p>
          </table:table-cell>
          <table:table-cell office:value-type="float" office:value="0.195784" calcext:value-type="float">
            <text:p>0.195784</text:p>
          </table:table-cell>
          <table:table-cell table:number-columns-repeated="2"/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0.194265" calcext:value-type="float">
            <text:p>0.194265</text:p>
          </table:table-cell>
          <table:table-cell table:number-columns-repeated="2"/>
        </table:table-row>
        <table:table-row table:style-name="ro1">
          <table:table-cell office:value-type="float" office:value="0.489" calcext:value-type="float">
            <text:p>0.489</text:p>
          </table:table-cell>
          <table:table-cell office:value-type="float" office:value="0.192745" calcext:value-type="float">
            <text:p>0.192745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191226" calcext:value-type="float">
            <text:p>0.191226</text:p>
          </table:table-cell>
          <table:table-cell table:number-columns-repeated="2"/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0.189706" calcext:value-type="float">
            <text:p>0.189706</text:p>
          </table:table-cell>
          <table:table-cell table:number-columns-repeated="2"/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0.188187" calcext:value-type="float">
            <text:p>0.188187</text:p>
          </table:table-cell>
          <table:table-cell table:number-columns-repeated="2"/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0.186667" calcext:value-type="float">
            <text:p>0.186667</text:p>
          </table:table-cell>
          <table:table-cell table:number-columns-repeated="2"/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0.185148" calcext:value-type="float">
            <text:p>0.185148</text:p>
          </table:table-cell>
          <table:table-cell table:number-columns-repeated="2"/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0.183628" calcext:value-type="float">
            <text:p>0.183628</text:p>
          </table:table-cell>
          <table:table-cell table:number-columns-repeated="2"/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0.182109" calcext:value-type="float">
            <text:p>0.182109</text:p>
          </table:table-cell>
          <table:table-cell table:number-columns-repeated="2"/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0.180589" calcext:value-type="float">
            <text:p>0.180589</text:p>
          </table:table-cell>
          <table:table-cell table:number-columns-repeated="2"/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0.17907" calcext:value-type="float">
            <text:p>0.17907</text:p>
          </table:table-cell>
          <table:table-cell table:number-columns-repeated="2"/>
        </table:table-row>
        <table:table-row table:style-name="ro1">
          <table:table-cell office:value-type="float" office:value="0.499" calcext:value-type="float">
            <text:p>0.499</text:p>
          </table:table-cell>
          <table:table-cell office:value-type="float" office:value="0.17755" calcext:value-type="float">
            <text:p>0.17755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76031" calcext:value-type="float">
            <text:p>0.176031</text:p>
          </table:table-cell>
          <table:table-cell table:number-columns-repeated="2"/>
        </table:table-row>
        <table:table-row table:style-name="ro1">
          <table:table-cell office:value-type="float" office:value="0.501" calcext:value-type="float">
            <text:p>0.501</text:p>
          </table:table-cell>
          <table:table-cell office:value-type="float" office:value="0.174356" calcext:value-type="float">
            <text:p>0.174356</text:p>
          </table:table-cell>
          <table:table-cell table:number-columns-repeated="2"/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0.172681" calcext:value-type="float">
            <text:p>0.172681</text:p>
          </table:table-cell>
          <table:table-cell table:number-columns-repeated="2"/>
        </table:table-row>
        <table:table-row table:style-name="ro1">
          <table:table-cell office:value-type="float" office:value="0.503" calcext:value-type="float">
            <text:p>0.503</text:p>
          </table:table-cell>
          <table:table-cell office:value-type="float" office:value="0.171006" calcext:value-type="float">
            <text:p>0.171006</text:p>
          </table:table-cell>
          <table:table-cell table:number-columns-repeated="2"/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.169331" calcext:value-type="float">
            <text:p>0.169331</text:p>
          </table:table-cell>
          <table:table-cell table:number-columns-repeated="2"/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0.167656" calcext:value-type="float">
            <text:p>0.167656</text:p>
          </table:table-cell>
          <table:table-cell table:number-columns-repeated="2"/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0.165981" calcext:value-type="float">
            <text:p>0.165981</text:p>
          </table:table-cell>
          <table:table-cell table:number-columns-repeated="2"/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0.164306" calcext:value-type="float">
            <text:p>0.164306</text:p>
          </table:table-cell>
          <table:table-cell table:number-columns-repeated="2"/>
        </table:table-row>
        <table:table-row table:style-name="ro1">
          <table:table-cell office:value-type="float" office:value="0.508" calcext:value-type="float">
            <text:p>0.508</text:p>
          </table:table-cell>
          <table:table-cell office:value-type="float" office:value="0.162631" calcext:value-type="float">
            <text:p>0.162631</text:p>
          </table:table-cell>
          <table:table-cell table:number-columns-repeated="2"/>
        </table:table-row>
        <table:table-row table:style-name="ro1">
          <table:table-cell office:value-type="float" office:value="0.509" calcext:value-type="float">
            <text:p>0.509</text:p>
          </table:table-cell>
          <table:table-cell office:value-type="float" office:value="0.160956" calcext:value-type="float">
            <text:p>0.160956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159281" calcext:value-type="float">
            <text:p>0.159281</text:p>
          </table:table-cell>
          <table:table-cell table:number-columns-repeated="2"/>
        </table:table-row>
        <table:table-row table:style-name="ro1">
          <table:table-cell office:value-type="float" office:value="0.511" calcext:value-type="float">
            <text:p>0.511</text:p>
          </table:table-cell>
          <table:table-cell office:value-type="float" office:value="0.157606" calcext:value-type="float">
            <text:p>0.157606</text:p>
          </table:table-cell>
          <table:table-cell table:number-columns-repeated="2"/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0.155931" calcext:value-type="float">
            <text:p>0.155931</text:p>
          </table:table-cell>
          <table:table-cell table:number-columns-repeated="2"/>
        </table:table-row>
        <table:table-row table:style-name="ro1">
          <table:table-cell office:value-type="float" office:value="0.513" calcext:value-type="float">
            <text:p>0.513</text:p>
          </table:table-cell>
          <table:table-cell office:value-type="float" office:value="0.154256" calcext:value-type="float">
            <text:p>0.154256</text:p>
          </table:table-cell>
          <table:table-cell table:number-columns-repeated="2"/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0.152581" calcext:value-type="float">
            <text:p>0.152581</text:p>
          </table:table-cell>
          <table:table-cell table:number-columns-repeated="2"/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0.150906" calcext:value-type="float">
            <text:p>0.150906</text:p>
          </table:table-cell>
          <table:table-cell table:number-columns-repeated="2"/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0.149232" calcext:value-type="float">
            <text:p>0.149232</text:p>
          </table:table-cell>
          <table:table-cell table:number-columns-repeated="2"/>
        </table:table-row>
        <table:table-row table:style-name="ro1">
          <table:table-cell office:value-type="float" office:value="0.517" calcext:value-type="float">
            <text:p>0.517</text:p>
          </table:table-cell>
          <table:table-cell office:value-type="float" office:value="0.147556" calcext:value-type="float">
            <text:p>0.147556</text:p>
          </table:table-cell>
          <table:table-cell table:number-columns-repeated="2"/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0.145882" calcext:value-type="float">
            <text:p>0.145882</text:p>
          </table:table-cell>
          <table:table-cell table:number-columns-repeated="2"/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0.144207" calcext:value-type="float">
            <text:p>0.144207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142532" calcext:value-type="float">
            <text:p>0.142532</text:p>
          </table:table-cell>
          <table:table-cell table:number-columns-repeated="2"/>
        </table:table-row>
        <table:table-row table:style-name="ro1">
          <table:table-cell office:value-type="float" office:value="0.521" calcext:value-type="float">
            <text:p>0.521</text:p>
          </table:table-cell>
          <table:table-cell office:value-type="float" office:value="0.140857" calcext:value-type="float">
            <text:p>0.140857</text:p>
          </table:table-cell>
          <table:table-cell table:number-columns-repeated="2"/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0.139182" calcext:value-type="float">
            <text:p>0.139182</text:p>
          </table:table-cell>
          <table:table-cell table:number-columns-repeated="2"/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0.137507" calcext:value-type="float">
            <text:p>0.137507</text:p>
          </table:table-cell>
          <table:table-cell table:number-columns-repeated="2"/>
        </table:table-row>
        <table:table-row table:style-name="ro1">
          <table:table-cell office:value-type="float" office:value="0.524" calcext:value-type="float">
            <text:p>0.524</text:p>
          </table:table-cell>
          <table:table-cell office:value-type="float" office:value="0.135832" calcext:value-type="float">
            <text:p>0.135832</text:p>
          </table:table-cell>
          <table:table-cell table:number-columns-repeated="2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134157" calcext:value-type="float">
            <text:p>0.134157</text:p>
          </table:table-cell>
          <table:table-cell table:number-columns-repeated="2"/>
        </table:table-row>
        <table:table-row table:style-name="ro1">
          <table:table-cell office:value-type="float" office:value="0.526" calcext:value-type="float">
            <text:p>0.526</text:p>
          </table:table-cell>
          <table:table-cell office:value-type="float" office:value="0.132482" calcext:value-type="float">
            <text:p>0.132482</text:p>
          </table:table-cell>
          <table:table-cell table:number-columns-repeated="2"/>
        </table:table-row>
        <table:table-row table:style-name="ro1">
          <table:table-cell office:value-type="float" office:value="0.527" calcext:value-type="float">
            <text:p>0.527</text:p>
          </table:table-cell>
          <table:table-cell office:value-type="float" office:value="0.130807" calcext:value-type="float">
            <text:p>0.130807</text:p>
          </table:table-cell>
          <table:table-cell table:number-columns-repeated="2"/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.129132" calcext:value-type="float">
            <text:p>0.129132</text:p>
          </table:table-cell>
          <table:table-cell table:number-columns-repeated="2"/>
        </table:table-row>
        <table:table-row table:style-name="ro1">
          <table:table-cell office:value-type="float" office:value="0.529" calcext:value-type="float">
            <text:p>0.529</text:p>
          </table:table-cell>
          <table:table-cell office:value-type="float" office:value="0.127457" calcext:value-type="float">
            <text:p>0.127457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125782" calcext:value-type="float">
            <text:p>0.125782</text:p>
          </table:table-cell>
          <table:table-cell table:number-columns-repeated="2"/>
        </table:table-row>
        <table:table-row table:style-name="ro1">
          <table:table-cell office:value-type="float" office:value="0.531" calcext:value-type="float">
            <text:p>0.531</text:p>
          </table:table-cell>
          <table:table-cell office:value-type="float" office:value="0.124107" calcext:value-type="float">
            <text:p>0.124107</text:p>
          </table:table-cell>
          <table:table-cell table:number-columns-repeated="2"/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0.122432" calcext:value-type="float">
            <text:p>0.122432</text:p>
          </table:table-cell>
          <table:table-cell table:number-columns-repeated="2"/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0.120757" calcext:value-type="float">
            <text:p>0.120757</text:p>
          </table:table-cell>
          <table:table-cell table:number-columns-repeated="2"/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0.119083" calcext:value-type="float">
            <text:p>0.119083</text:p>
          </table:table-cell>
          <table:table-cell table:number-columns-repeated="2"/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0.117408" calcext:value-type="float">
            <text:p>0.117408</text:p>
          </table:table-cell>
          <table:table-cell table:number-columns-repeated="2"/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0.115733" calcext:value-type="float">
            <text:p>0.115733</text:p>
          </table:table-cell>
          <table:table-cell table:number-columns-repeated="2"/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0.114058" calcext:value-type="float">
            <text:p>0.114058</text:p>
          </table:table-cell>
          <table:table-cell table:number-columns-repeated="2"/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0.112383" calcext:value-type="float">
            <text:p>0.112383</text:p>
          </table:table-cell>
          <table:table-cell table:number-columns-repeated="2"/>
        </table:table-row>
        <table:table-row table:style-name="ro1">
          <table:table-cell office:value-type="float" office:value="0.539" calcext:value-type="float">
            <text:p>0.539</text:p>
          </table:table-cell>
          <table:table-cell office:value-type="float" office:value="0.110708" calcext:value-type="float">
            <text:p>0.110708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109033" calcext:value-type="float">
            <text:p>0.109033</text:p>
          </table:table-cell>
          <table:table-cell table:number-columns-repeated="2"/>
        </table:table-row>
        <table:table-row table:style-name="ro1">
          <table:table-cell office:value-type="float" office:value="0.541" calcext:value-type="float">
            <text:p>0.541</text:p>
          </table:table-cell>
          <table:table-cell office:value-type="float" office:value="0.107358" calcext:value-type="float">
            <text:p>0.107358</text:p>
          </table:table-cell>
          <table:table-cell table:number-columns-repeated="2"/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0.105683" calcext:value-type="float">
            <text:p>0.105683</text:p>
          </table:table-cell>
          <table:table-cell table:number-columns-repeated="2"/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0.104008" calcext:value-type="float">
            <text:p>0.104008</text:p>
          </table:table-cell>
          <table:table-cell table:number-columns-repeated="2"/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0.102333" calcext:value-type="float">
            <text:p>0.102333</text:p>
          </table:table-cell>
          <table:table-cell table:number-columns-repeated="2"/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0.100658" calcext:value-type="float">
            <text:p>0.100658</text:p>
          </table:table-cell>
          <table:table-cell table:number-columns-repeated="2"/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0.0989832" calcext:value-type="float">
            <text:p>0.0989832</text:p>
          </table:table-cell>
          <table:table-cell table:number-columns-repeated="2"/>
        </table:table-row>
        <table:table-row table:style-name="ro1">
          <table:table-cell office:value-type="float" office:value="0.547" calcext:value-type="float">
            <text:p>0.547</text:p>
          </table:table-cell>
          <table:table-cell office:value-type="float" office:value="0.0973083" calcext:value-type="float">
            <text:p>0.0973083</text:p>
          </table:table-cell>
          <table:table-cell table:number-columns-repeated="2"/>
        </table:table-row>
        <table:table-row table:style-name="ro1">
          <table:table-cell office:value-type="float" office:value="0.548" calcext:value-type="float">
            <text:p>0.548</text:p>
          </table:table-cell>
          <table:table-cell office:value-type="float" office:value="0.0956333" calcext:value-type="float">
            <text:p>0.0956333</text:p>
          </table:table-cell>
          <table:table-cell table:number-columns-repeated="2"/>
        </table:table-row>
        <table:table-row table:style-name="ro1">
          <table:table-cell office:value-type="float" office:value="0.549" calcext:value-type="float">
            <text:p>0.549</text:p>
          </table:table-cell>
          <table:table-cell office:value-type="float" office:value="0.0939583" calcext:value-type="float">
            <text:p>0.0939583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922834" calcext:value-type="float">
            <text:p>0.0922834</text:p>
          </table:table-cell>
          <table:table-cell table:number-columns-repeated="2"/>
        </table:table-row>
        <table:table-row table:style-name="ro1">
          <table:table-cell office:value-type="float" office:value="0.551" calcext:value-type="float">
            <text:p>0.551</text:p>
          </table:table-cell>
          <table:table-cell office:value-type="float" office:value="0.0906085" calcext:value-type="float">
            <text:p>0.0906085</text:p>
          </table:table-cell>
          <table:table-cell table:number-columns-repeated="2"/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.0889335" calcext:value-type="float">
            <text:p>0.0889335</text:p>
          </table:table-cell>
          <table:table-cell table:number-columns-repeated="2"/>
        </table:table-row>
        <table:table-row table:style-name="ro1">
          <table:table-cell office:value-type="float" office:value="0.553" calcext:value-type="float">
            <text:p>0.553</text:p>
          </table:table-cell>
          <table:table-cell office:value-type="float" office:value="0.0872586" calcext:value-type="float">
            <text:p>0.0872586</text:p>
          </table:table-cell>
          <table:table-cell table:number-columns-repeated="2"/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0.0855836" calcext:value-type="float">
            <text:p>0.0855836</text:p>
          </table:table-cell>
          <table:table-cell table:number-columns-repeated="2"/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0.0839087" calcext:value-type="float">
            <text:p>0.0839087</text:p>
          </table:table-cell>
          <table:table-cell table:number-columns-repeated="2"/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float" office:value="0.0822338" calcext:value-type="float">
            <text:p>0.0822338</text:p>
          </table:table-cell>
          <table:table-cell table:number-columns-repeated="2"/>
        </table:table-row>
        <table:table-row table:style-name="ro1">
          <table:table-cell office:value-type="float" office:value="0.557" calcext:value-type="float">
            <text:p>0.557</text:p>
          </table:table-cell>
          <table:table-cell office:value-type="float" office:value="0.0805588" calcext:value-type="float">
            <text:p>0.0805588</text:p>
          </table:table-cell>
          <table:table-cell table:number-columns-repeated="2"/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0.0788838" calcext:value-type="float">
            <text:p>0.0788838</text:p>
          </table:table-cell>
          <table:table-cell table:number-columns-repeated="2"/>
        </table:table-row>
        <table:table-row table:style-name="ro1">
          <table:table-cell office:value-type="float" office:value="0.559" calcext:value-type="float">
            <text:p>0.559</text:p>
          </table:table-cell>
          <table:table-cell office:value-type="float" office:value="0.0772089" calcext:value-type="float">
            <text:p>0.0772089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75534" calcext:value-type="float">
            <text:p>0.075534</text:p>
          </table:table-cell>
          <table:table-cell table:number-columns-repeated="2"/>
        </table:table-row>
        <table:table-row table:style-name="ro1">
          <table:table-cell office:value-type="float" office:value="0.561" calcext:value-type="float">
            <text:p>0.561</text:p>
          </table:table-cell>
          <table:table-cell office:value-type="float" office:value="0.0738591" calcext:value-type="float">
            <text:p>0.0738591</text:p>
          </table:table-cell>
          <table:table-cell table:number-columns-repeated="2"/>
        </table:table-row>
        <table:table-row table:style-name="ro1">
          <table:table-cell office:value-type="float" office:value="0.562" calcext:value-type="float">
            <text:p>0.562</text:p>
          </table:table-cell>
          <table:table-cell office:value-type="float" office:value="0.0721841" calcext:value-type="float">
            <text:p>0.0721841</text:p>
          </table:table-cell>
          <table:table-cell table:number-columns-repeated="2"/>
        </table:table-row>
        <table:table-row table:style-name="ro1">
          <table:table-cell office:value-type="float" office:value="0.563" calcext:value-type="float">
            <text:p>0.563</text:p>
          </table:table-cell>
          <table:table-cell office:value-type="float" office:value="0.0705091" calcext:value-type="float">
            <text:p>0.0705091</text:p>
          </table:table-cell>
          <table:table-cell table:number-columns-repeated="2"/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0.0688342" calcext:value-type="float">
            <text:p>0.0688342</text:p>
          </table:table-cell>
          <table:table-cell table:number-columns-repeated="2"/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0.0671593" calcext:value-type="float">
            <text:p>0.0671593</text:p>
          </table:table-cell>
          <table:table-cell table:number-columns-repeated="2"/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0.0654844" calcext:value-type="float">
            <text:p>0.0654844</text:p>
          </table:table-cell>
          <table:table-cell table:number-columns-repeated="2"/>
        </table:table-row>
        <table:table-row table:style-name="ro1">
          <table:table-cell office:value-type="float" office:value="0.567" calcext:value-type="float">
            <text:p>0.567</text:p>
          </table:table-cell>
          <table:table-cell office:value-type="float" office:value="0.0638094" calcext:value-type="float">
            <text:p>0.0638094</text:p>
          </table:table-cell>
          <table:table-cell table:number-columns-repeated="2"/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0.0621344" calcext:value-type="float">
            <text:p>0.0621344</text:p>
          </table:table-cell>
          <table:table-cell table:number-columns-repeated="2"/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0.0604595" calcext:value-type="float">
            <text:p>0.0604595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587846" calcext:value-type="float">
            <text:p>0.0587846</text:p>
          </table:table-cell>
          <table:table-cell table:number-columns-repeated="2"/>
        </table:table-row>
        <table:table-row table:style-name="ro1">
          <table:table-cell office:value-type="float" office:value="0.571" calcext:value-type="float">
            <text:p>0.571</text:p>
          </table:table-cell>
          <table:table-cell office:value-type="float" office:value="0.0571096" calcext:value-type="float">
            <text:p>0.0571096</text:p>
          </table:table-cell>
          <table:table-cell table:number-columns-repeated="2"/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0.0554346" calcext:value-type="float">
            <text:p>0.0554346</text:p>
          </table:table-cell>
          <table:table-cell table:number-columns-repeated="2"/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0.0537597" calcext:value-type="float">
            <text:p>0.0537597</text:p>
          </table:table-cell>
          <table:table-cell table:number-columns-repeated="2"/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0.0520848" calcext:value-type="float">
            <text:p>0.0520848</text:p>
          </table:table-cell>
          <table:table-cell table:number-columns-repeated="2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504099" calcext:value-type="float">
            <text:p>0.0504099</text:p>
          </table:table-cell>
          <table:table-cell table:number-columns-repeated="2"/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.0487349" calcext:value-type="float">
            <text:p>0.0487349</text:p>
          </table:table-cell>
          <table:table-cell table:number-columns-repeated="2"/>
        </table:table-row>
        <table:table-row table:style-name="ro1">
          <table:table-cell office:value-type="float" office:value="0.577" calcext:value-type="float">
            <text:p>0.577</text:p>
          </table:table-cell>
          <table:table-cell office:value-type="float" office:value="0.0470599" calcext:value-type="float">
            <text:p>0.0470599</text:p>
          </table:table-cell>
          <table:table-cell table:number-columns-repeated="2"/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0.045385" calcext:value-type="float">
            <text:p>0.045385</text:p>
          </table:table-cell>
          <table:table-cell table:number-columns-repeated="2"/>
        </table:table-row>
        <table:table-row table:style-name="ro1">
          <table:table-cell office:value-type="float" office:value="0.579" calcext:value-type="float">
            <text:p>0.579</text:p>
          </table:table-cell>
          <table:table-cell office:value-type="float" office:value="0.0437101" calcext:value-type="float">
            <text:p>0.0437101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420352" calcext:value-type="float">
            <text:p>0.0420352</text:p>
          </table:table-cell>
          <table:table-cell table:number-columns-repeated="2"/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0.0403602" calcext:value-type="float">
            <text:p>0.0403602</text:p>
          </table:table-cell>
          <table:table-cell table:number-columns-repeated="2"/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0.0386852" calcext:value-type="float">
            <text:p>0.0386852</text:p>
          </table:table-cell>
          <table:table-cell table:number-columns-repeated="2"/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0.0370103" calcext:value-type="float">
            <text:p>0.0370103</text:p>
          </table:table-cell>
          <table:table-cell table:number-columns-repeated="2"/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0.0353354" calcext:value-type="float">
            <text:p>0.0353354</text:p>
          </table:table-cell>
          <table:table-cell table:number-columns-repeated="2"/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0.0336605" calcext:value-type="float">
            <text:p>0.0336605</text:p>
          </table:table-cell>
          <table:table-cell table:number-columns-repeated="2"/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0.0319854" calcext:value-type="float">
            <text:p>0.0319854</text:p>
          </table:table-cell>
          <table:table-cell table:number-columns-repeated="2"/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0.0303105" calcext:value-type="float">
            <text:p>0.0303105</text:p>
          </table:table-cell>
          <table:table-cell table:number-columns-repeated="2"/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0.0286356" calcext:value-type="float">
            <text:p>0.0286356</text:p>
          </table:table-cell>
          <table:table-cell table:number-columns-repeated="2"/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0.0269607" calcext:value-type="float">
            <text:p>0.0269607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252857" calcext:value-type="float">
            <text:p>0.0252857</text:p>
          </table:table-cell>
          <table:table-cell table:number-columns-repeated="2"/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0.0236107" calcext:value-type="float">
            <text:p>0.0236107</text:p>
          </table:table-cell>
          <table:table-cell table:number-columns-repeated="2"/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0.0219358" calcext:value-type="float">
            <text:p>0.0219358</text:p>
          </table:table-cell>
          <table:table-cell table:number-columns-repeated="2"/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0.0202609" calcext:value-type="float">
            <text:p>0.0202609</text:p>
          </table:table-cell>
          <table:table-cell table:number-columns-repeated="2"/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0.018586" calcext:value-type="float">
            <text:p>0.018586</text:p>
          </table:table-cell>
          <table:table-cell table:number-columns-repeated="2"/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0.0169109" calcext:value-type="float">
            <text:p>0.0169109</text:p>
          </table:table-cell>
          <table:table-cell table:number-columns-repeated="2"/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0.015236" calcext:value-type="float">
            <text:p>0.015236</text:p>
          </table:table-cell>
          <table:table-cell table:number-columns-repeated="2"/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0.0135611" calcext:value-type="float">
            <text:p>0.0135611</text:p>
          </table:table-cell>
          <table:table-cell table:number-columns-repeated="2"/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0.0118862" calcext:value-type="float">
            <text:p>0.0118862</text:p>
          </table:table-cell>
          <table:table-cell table:number-columns-repeated="2"/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0.0102113" calcext:value-type="float">
            <text:p>0.0102113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853624" calcext:value-type="float">
            <text:p>0.00853624</text:p>
          </table:table-cell>
          <table:table-cell table:number-columns-repeated="2"/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0.00683874" calcext:value-type="float">
            <text:p>0.00683874</text:p>
          </table:table-cell>
          <table:table-cell table:number-columns-repeated="2"/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0.00514124" calcext:value-type="float">
            <text:p>0.00514124</text:p>
          </table:table-cell>
          <table:table-cell table:number-columns-repeated="2"/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0.00344374" calcext:value-type="float">
            <text:p>0.00344374</text:p>
          </table:table-cell>
          <table:table-cell table:number-columns-repeated="2"/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0.00174623" calcext:value-type="float">
            <text:p>0.00174623</text:p>
          </table:table-cell>
          <table:table-cell table:number-columns-repeated="2"/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0.0000486323" calcext:value-type="float">
            <text:p>4.86323E-05</text:p>
          </table:table-cell>
          <table:table-cell table:number-columns-repeated="2"/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-0.00164887" calcext:value-type="float">
            <text:p>-0.00164887</text:p>
          </table:table-cell>
          <table:table-cell table:number-columns-repeated="2"/>
        </table:table-row>
        <table:table-row table:style-name="ro1">
          <table:table-cell office:value-type="float" office:value="0.607" calcext:value-type="float">
            <text:p>0.607</text:p>
          </table:table-cell>
          <table:table-cell office:value-type="float" office:value="-0.00334637" calcext:value-type="float">
            <text:p>-0.00334637</text:p>
          </table:table-cell>
          <table:table-cell table:number-columns-repeated="2"/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-0.00504387" calcext:value-type="float">
            <text:p>-0.00504387</text:p>
          </table:table-cell>
          <table:table-cell table:number-columns-repeated="2"/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-0.00674147" calcext:value-type="float">
            <text:p>-0.00674147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-0.00843897" calcext:value-type="float">
            <text:p>-0.00843897</text:p>
          </table:table-cell>
          <table:table-cell table:number-columns-repeated="2"/>
        </table:table-row>
        <table:table-row table:style-name="ro1">
          <table:table-cell office:value-type="float" office:value="0.611" calcext:value-type="float">
            <text:p>0.611</text:p>
          </table:table-cell>
          <table:table-cell office:value-type="float" office:value="-0.0101365" calcext:value-type="float">
            <text:p>-0.0101365</text:p>
          </table:table-cell>
          <table:table-cell table:number-columns-repeated="2"/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-0.011834" calcext:value-type="float">
            <text:p>-0.011834</text:p>
          </table:table-cell>
          <table:table-cell table:number-columns-repeated="2"/>
        </table:table-row>
        <table:table-row table:style-name="ro1">
          <table:table-cell office:value-type="float" office:value="0.613" calcext:value-type="float">
            <text:p>0.613</text:p>
          </table:table-cell>
          <table:table-cell office:value-type="float" office:value="-0.0135315" calcext:value-type="float">
            <text:p>-0.0135315</text:p>
          </table:table-cell>
          <table:table-cell table:number-columns-repeated="2"/>
        </table:table-row>
        <table:table-row table:style-name="ro1">
          <table:table-cell office:value-type="float" office:value="0.614" calcext:value-type="float">
            <text:p>0.614</text:p>
          </table:table-cell>
          <table:table-cell office:value-type="float" office:value="-0.0152291" calcext:value-type="float">
            <text:p>-0.0152291</text:p>
          </table:table-cell>
          <table:table-cell table:number-columns-repeated="2"/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-0.0169266" calcext:value-type="float">
            <text:p>-0.0169266</text:p>
          </table:table-cell>
          <table:table-cell table:number-columns-repeated="2"/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-0.0186241" calcext:value-type="float">
            <text:p>-0.0186241</text:p>
          </table:table-cell>
          <table:table-cell table:number-columns-repeated="2"/>
        </table:table-row>
        <table:table-row table:style-name="ro1">
          <table:table-cell office:value-type="float" office:value="0.617" calcext:value-type="float">
            <text:p>0.617</text:p>
          </table:table-cell>
          <table:table-cell office:value-type="float" office:value="-0.0203216" calcext:value-type="float">
            <text:p>-0.0203216</text:p>
          </table:table-cell>
          <table:table-cell table:number-columns-repeated="2"/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-0.0220191" calcext:value-type="float">
            <text:p>-0.0220191</text:p>
          </table:table-cell>
          <table:table-cell table:number-columns-repeated="2"/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-0.0237167" calcext:value-type="float">
            <text:p>-0.0237167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-0.0254142" calcext:value-type="float">
            <text:p>-0.0254142</text:p>
          </table:table-cell>
          <table:table-cell table:number-columns-repeated="2"/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-0.0271117" calcext:value-type="float">
            <text:p>-0.0271117</text:p>
          </table:table-cell>
          <table:table-cell table:number-columns-repeated="2"/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-0.0288092" calcext:value-type="float">
            <text:p>-0.0288092</text:p>
          </table:table-cell>
          <table:table-cell table:number-columns-repeated="2"/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-0.0305068" calcext:value-type="float">
            <text:p>-0.0305068</text:p>
          </table:table-cell>
          <table:table-cell table:number-columns-repeated="2"/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-0.0322043" calcext:value-type="float">
            <text:p>-0.0322043</text:p>
          </table:table-cell>
          <table:table-cell table:number-columns-repeated="2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0.0339018" calcext:value-type="float">
            <text:p>-0.0339018</text:p>
          </table:table-cell>
          <table:table-cell table:number-columns-repeated="2"/>
        </table:table-row>
        <table:table-row table:style-name="ro1">
          <table:table-cell office:value-type="float" office:value="0.626" calcext:value-type="float">
            <text:p>0.626</text:p>
          </table:table-cell>
          <table:table-cell office:value-type="float" office:value="-0.0355993" calcext:value-type="float">
            <text:p>-0.0355993</text:p>
          </table:table-cell>
          <table:table-cell table:number-columns-repeated="2"/>
        </table:table-row>
        <table:table-row table:style-name="ro1">
          <table:table-cell office:value-type="float" office:value="0.627" calcext:value-type="float">
            <text:p>0.627</text:p>
          </table:table-cell>
          <table:table-cell office:value-type="float" office:value="-0.0372968" calcext:value-type="float">
            <text:p>-0.0372968</text:p>
          </table:table-cell>
          <table:table-cell table:number-columns-repeated="2"/>
        </table:table-row>
        <table:table-row table:style-name="ro1">
          <table:table-cell office:value-type="float" office:value="0.628" calcext:value-type="float">
            <text:p>0.628</text:p>
          </table:table-cell>
          <table:table-cell office:value-type="float" office:value="-0.0389944" calcext:value-type="float">
            <text:p>-0.0389944</text:p>
          </table:table-cell>
          <table:table-cell table:number-columns-repeated="2"/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-0.0406919" calcext:value-type="float">
            <text:p>-0.0406919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-0.0423894" calcext:value-type="float">
            <text:p>-0.0423894</text:p>
          </table:table-cell>
          <table:table-cell table:number-columns-repeated="2"/>
        </table:table-row>
        <table:table-row table:style-name="ro1">
          <table:table-cell office:value-type="float" office:value="0.631" calcext:value-type="float">
            <text:p>0.631</text:p>
          </table:table-cell>
          <table:table-cell office:value-type="float" office:value="-0.0440869" calcext:value-type="float">
            <text:p>-0.0440869</text:p>
          </table:table-cell>
          <table:table-cell table:number-columns-repeated="2"/>
        </table:table-row>
        <table:table-row table:style-name="ro1">
          <table:table-cell office:value-type="float" office:value="0.632" calcext:value-type="float">
            <text:p>0.632</text:p>
          </table:table-cell>
          <table:table-cell office:value-type="float" office:value="-0.0457845" calcext:value-type="float">
            <text:p>-0.0457845</text:p>
          </table:table-cell>
          <table:table-cell table:number-columns-repeated="2"/>
        </table:table-row>
        <table:table-row table:style-name="ro1">
          <table:table-cell office:value-type="float" office:value="0.633" calcext:value-type="float">
            <text:p>0.633</text:p>
          </table:table-cell>
          <table:table-cell office:value-type="float" office:value="-0.047482" calcext:value-type="float">
            <text:p>-0.047482</text:p>
          </table:table-cell>
          <table:table-cell table:number-columns-repeated="2"/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-0.0491795" calcext:value-type="float">
            <text:p>-0.0491795</text:p>
          </table:table-cell>
          <table:table-cell table:number-columns-repeated="2"/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-0.050877" calcext:value-type="float">
            <text:p>-0.050877</text:p>
          </table:table-cell>
          <table:table-cell table:number-columns-repeated="2"/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-0.0525745" calcext:value-type="float">
            <text:p>-0.0525745</text:p>
          </table:table-cell>
          <table:table-cell table:number-columns-repeated="2"/>
        </table:table-row>
        <table:table-row table:style-name="ro1">
          <table:table-cell office:value-type="float" office:value="0.637" calcext:value-type="float">
            <text:p>0.637</text:p>
          </table:table-cell>
          <table:table-cell office:value-type="float" office:value="-0.0542721" calcext:value-type="float">
            <text:p>-0.0542721</text:p>
          </table:table-cell>
          <table:table-cell table:number-columns-repeated="2"/>
        </table:table-row>
        <table:table-row table:style-name="ro1">
          <table:table-cell office:value-type="float" office:value="0.638" calcext:value-type="float">
            <text:p>0.638</text:p>
          </table:table-cell>
          <table:table-cell office:value-type="float" office:value="-0.0559696" calcext:value-type="float">
            <text:p>-0.0559696</text:p>
          </table:table-cell>
          <table:table-cell table:number-columns-repeated="2"/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-0.0576671" calcext:value-type="float">
            <text:p>-0.0576671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-0.0593646" calcext:value-type="float">
            <text:p>-0.0593646</text:p>
          </table:table-cell>
          <table:table-cell table:number-columns-repeated="2"/>
        </table:table-row>
        <table:table-row table:style-name="ro1">
          <table:table-cell office:value-type="float" office:value="0.641" calcext:value-type="float">
            <text:p>0.641</text:p>
          </table:table-cell>
          <table:table-cell office:value-type="float" office:value="-0.0610621" calcext:value-type="float">
            <text:p>-0.0610621</text:p>
          </table:table-cell>
          <table:table-cell table:number-columns-repeated="2"/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-0.0627597" calcext:value-type="float">
            <text:p>-0.0627597</text:p>
          </table:table-cell>
          <table:table-cell table:number-columns-repeated="2"/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-0.0644572" calcext:value-type="float">
            <text:p>-0.0644572</text:p>
          </table:table-cell>
          <table:table-cell table:number-columns-repeated="2"/>
        </table:table-row>
        <table:table-row table:style-name="ro1">
          <table:table-cell office:value-type="float" office:value="0.644" calcext:value-type="float">
            <text:p>0.644</text:p>
          </table:table-cell>
          <table:table-cell office:value-type="float" office:value="-0.0661547" calcext:value-type="float">
            <text:p>-0.0661547</text:p>
          </table:table-cell>
          <table:table-cell table:number-columns-repeated="2"/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-0.0678522" calcext:value-type="float">
            <text:p>-0.0678522</text:p>
          </table:table-cell>
          <table:table-cell table:number-columns-repeated="2"/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-0.0695498" calcext:value-type="float">
            <text:p>-0.0695498</text:p>
          </table:table-cell>
          <table:table-cell table:number-columns-repeated="2"/>
        </table:table-row>
        <table:table-row table:style-name="ro1">
          <table:table-cell office:value-type="float" office:value="0.647" calcext:value-type="float">
            <text:p>0.647</text:p>
          </table:table-cell>
          <table:table-cell office:value-type="float" office:value="-0.0712473" calcext:value-type="float">
            <text:p>-0.0712473</text:p>
          </table:table-cell>
          <table:table-cell table:number-columns-repeated="2"/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-0.0729448" calcext:value-type="float">
            <text:p>-0.0729448</text:p>
          </table:table-cell>
          <table:table-cell table:number-columns-repeated="2"/>
        </table:table-row>
        <table:table-row table:style-name="ro1">
          <table:table-cell office:value-type="float" office:value="0.649" calcext:value-type="float">
            <text:p>0.649</text:p>
          </table:table-cell>
          <table:table-cell office:value-type="float" office:value="-0.0746423" calcext:value-type="float">
            <text:p>-0.0746423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0763398" calcext:value-type="float">
            <text:p>-0.0763398</text:p>
          </table:table-cell>
          <table:table-cell table:number-columns-repeated="2"/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-0.0780374" calcext:value-type="float">
            <text:p>-0.0780374</text:p>
          </table:table-cell>
          <table:table-cell table:number-columns-repeated="2"/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-0.0797349" calcext:value-type="float">
            <text:p>-0.0797349</text:p>
          </table:table-cell>
          <table:table-cell table:number-columns-repeated="2"/>
        </table:table-row>
        <table:table-row table:style-name="ro1">
          <table:table-cell office:value-type="float" office:value="0.653" calcext:value-type="float">
            <text:p>0.653</text:p>
          </table:table-cell>
          <table:table-cell office:value-type="float" office:value="-0.0814324" calcext:value-type="float">
            <text:p>-0.0814324</text:p>
          </table:table-cell>
          <table:table-cell table:number-columns-repeated="2"/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-0.0831299" calcext:value-type="float">
            <text:p>-0.0831299</text:p>
          </table:table-cell>
          <table:table-cell table:number-columns-repeated="2"/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-0.0848274" calcext:value-type="float">
            <text:p>-0.0848274</text:p>
          </table:table-cell>
          <table:table-cell table:number-columns-repeated="2"/>
        </table:table-row>
        <table:table-row table:style-name="ro1">
          <table:table-cell office:value-type="float" office:value="0.656" calcext:value-type="float">
            <text:p>0.656</text:p>
          </table:table-cell>
          <table:table-cell office:value-type="float" office:value="-0.086525" calcext:value-type="float">
            <text:p>-0.086525</text:p>
          </table:table-cell>
          <table:table-cell table:number-columns-repeated="2"/>
        </table:table-row>
        <table:table-row table:style-name="ro1">
          <table:table-cell office:value-type="float" office:value="0.657" calcext:value-type="float">
            <text:p>0.657</text:p>
          </table:table-cell>
          <table:table-cell office:value-type="float" office:value="-0.0882225" calcext:value-type="float">
            <text:p>-0.0882225</text:p>
          </table:table-cell>
          <table:table-cell table:number-columns-repeated="2"/>
        </table:table-row>
        <table:table-row table:style-name="ro1">
          <table:table-cell office:value-type="float" office:value="0.658" calcext:value-type="float">
            <text:p>0.658</text:p>
          </table:table-cell>
          <table:table-cell office:value-type="float" office:value="-0.08992" calcext:value-type="float">
            <text:p>-0.08992</text:p>
          </table:table-cell>
          <table:table-cell table:number-columns-repeated="2"/>
        </table:table-row>
        <table:table-row table:style-name="ro1">
          <table:table-cell office:value-type="float" office:value="0.659" calcext:value-type="float">
            <text:p>0.659</text:p>
          </table:table-cell>
          <table:table-cell office:value-type="float" office:value="-0.0916175" calcext:value-type="float">
            <text:p>-0.0916175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-0.0933151" calcext:value-type="float">
            <text:p>-0.0933151</text:p>
          </table:table-cell>
          <table:table-cell table:number-columns-repeated="2"/>
        </table:table-row>
        <table:table-row table:style-name="ro1">
          <table:table-cell office:value-type="float" office:value="0.661" calcext:value-type="float">
            <text:p>0.661</text:p>
          </table:table-cell>
          <table:table-cell office:value-type="float" office:value="-0.0950126" calcext:value-type="float">
            <text:p>-0.0950126</text:p>
          </table:table-cell>
          <table:table-cell table:number-columns-repeated="2"/>
        </table:table-row>
        <table:table-row table:style-name="ro1">
          <table:table-cell office:value-type="float" office:value="0.662" calcext:value-type="float">
            <text:p>0.662</text:p>
          </table:table-cell>
          <table:table-cell office:value-type="float" office:value="-0.0967101" calcext:value-type="float">
            <text:p>-0.0967101</text:p>
          </table:table-cell>
          <table:table-cell table:number-columns-repeated="2"/>
        </table:table-row>
        <table:table-row table:style-name="ro1">
          <table:table-cell office:value-type="float" office:value="0.663" calcext:value-type="float">
            <text:p>0.663</text:p>
          </table:table-cell>
          <table:table-cell office:value-type="float" office:value="-0.0984076" calcext:value-type="float">
            <text:p>-0.0984076</text:p>
          </table:table-cell>
          <table:table-cell table:number-columns-repeated="2"/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-0.100105" calcext:value-type="float">
            <text:p>-0.100105</text:p>
          </table:table-cell>
          <table:table-cell table:number-columns-repeated="2"/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-0.101803" calcext:value-type="float">
            <text:p>-0.101803</text:p>
          </table:table-cell>
          <table:table-cell table:number-columns-repeated="2"/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-0.1035" calcext:value-type="float">
            <text:p>-0.1035</text:p>
          </table:table-cell>
          <table:table-cell table:number-columns-repeated="2"/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-0.105198" calcext:value-type="float">
            <text:p>-0.105198</text:p>
          </table:table-cell>
          <table:table-cell table:number-columns-repeated="2"/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-0.106895" calcext:value-type="float">
            <text:p>-0.106895</text:p>
          </table:table-cell>
          <table:table-cell table:number-columns-repeated="2"/>
        </table:table-row>
        <table:table-row table:style-name="ro1">
          <table:table-cell office:value-type="float" office:value="0.669" calcext:value-type="float">
            <text:p>0.669</text:p>
          </table:table-cell>
          <table:table-cell office:value-type="float" office:value="-0.108593" calcext:value-type="float">
            <text:p>-0.108593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-0.11029" calcext:value-type="float">
            <text:p>-0.11029</text:p>
          </table:table-cell>
          <table:table-cell table:number-columns-repeated="2"/>
        </table:table-row>
        <table:table-row table:style-name="ro1">
          <table:table-cell office:value-type="float" office:value="0.671" calcext:value-type="float">
            <text:p>0.671</text:p>
          </table:table-cell>
          <table:table-cell office:value-type="float" office:value="-0.111988" calcext:value-type="float">
            <text:p>-0.111988</text:p>
          </table:table-cell>
          <table:table-cell table:number-columns-repeated="2"/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-0.113685" calcext:value-type="float">
            <text:p>-0.113685</text:p>
          </table:table-cell>
          <table:table-cell table:number-columns-repeated="2"/>
        </table:table-row>
        <table:table-row table:style-name="ro1">
          <table:table-cell office:value-type="float" office:value="0.673" calcext:value-type="float">
            <text:p>0.673</text:p>
          </table:table-cell>
          <table:table-cell office:value-type="float" office:value="-0.115383" calcext:value-type="float">
            <text:p>-0.115383</text:p>
          </table:table-cell>
          <table:table-cell table:number-columns-repeated="2"/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-0.11708" calcext:value-type="float">
            <text:p>-0.11708</text:p>
          </table:table-cell>
          <table:table-cell table:number-columns-repeated="2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-0.118778" calcext:value-type="float">
            <text:p>-0.118778</text:p>
          </table:table-cell>
          <table:table-cell table:number-columns-repeated="2"/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-0.120475" calcext:value-type="float">
            <text:p>-0.120475</text:p>
          </table:table-cell>
          <table:table-cell table:number-columns-repeated="2"/>
        </table:table-row>
        <table:table-row table:style-name="ro1">
          <table:table-cell office:value-type="float" office:value="0.677" calcext:value-type="float">
            <text:p>0.677</text:p>
          </table:table-cell>
          <table:table-cell office:value-type="float" office:value="-0.122173" calcext:value-type="float">
            <text:p>-0.122173</text:p>
          </table:table-cell>
          <table:table-cell table:number-columns-repeated="2"/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-0.12387" calcext:value-type="float">
            <text:p>-0.12387</text:p>
          </table:table-cell>
          <table:table-cell table:number-columns-repeated="2"/>
        </table:table-row>
        <table:table-row table:style-name="ro1">
          <table:table-cell office:value-type="float" office:value="0.679" calcext:value-type="float">
            <text:p>0.679</text:p>
          </table:table-cell>
          <table:table-cell office:value-type="float" office:value="-0.125568" calcext:value-type="float">
            <text:p>-0.125568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-0.127266" calcext:value-type="float">
            <text:p>-0.127266</text:p>
          </table:table-cell>
          <table:table-cell table:number-columns-repeated="2"/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-0.128963" calcext:value-type="float">
            <text:p>-0.128963</text:p>
          </table:table-cell>
          <table:table-cell table:number-columns-repeated="2"/>
        </table:table-row>
        <table:table-row table:style-name="ro1">
          <table:table-cell office:value-type="float" office:value="0.682" calcext:value-type="float">
            <text:p>0.682</text:p>
          </table:table-cell>
          <table:table-cell office:value-type="float" office:value="-0.130661" calcext:value-type="float">
            <text:p>-0.130661</text:p>
          </table:table-cell>
          <table:table-cell table:number-columns-repeated="2"/>
        </table:table-row>
        <table:table-row table:style-name="ro1">
          <table:table-cell office:value-type="float" office:value="0.683" calcext:value-type="float">
            <text:p>0.683</text:p>
          </table:table-cell>
          <table:table-cell office:value-type="float" office:value="-0.132358" calcext:value-type="float">
            <text:p>-0.132358</text:p>
          </table:table-cell>
          <table:table-cell table:number-columns-repeated="2"/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-0.134056" calcext:value-type="float">
            <text:p>-0.134056</text:p>
          </table:table-cell>
          <table:table-cell table:number-columns-repeated="2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-0.135753" calcext:value-type="float">
            <text:p>-0.135753</text:p>
          </table:table-cell>
          <table:table-cell table:number-columns-repeated="2"/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-0.137451" calcext:value-type="float">
            <text:p>-0.137451</text:p>
          </table:table-cell>
          <table:table-cell table:number-columns-repeated="2"/>
        </table:table-row>
        <table:table-row table:style-name="ro1">
          <table:table-cell office:value-type="float" office:value="0.687" calcext:value-type="float">
            <text:p>0.687</text:p>
          </table:table-cell>
          <table:table-cell office:value-type="float" office:value="-0.139148" calcext:value-type="float">
            <text:p>-0.139148</text:p>
          </table:table-cell>
          <table:table-cell table:number-columns-repeated="2"/>
        </table:table-row>
        <table:table-row table:style-name="ro1">
          <table:table-cell office:value-type="float" office:value="0.688" calcext:value-type="float">
            <text:p>0.688</text:p>
          </table:table-cell>
          <table:table-cell office:value-type="float" office:value="-0.140846" calcext:value-type="float">
            <text:p>-0.140846</text:p>
          </table:table-cell>
          <table:table-cell table:number-columns-repeated="2"/>
        </table:table-row>
        <table:table-row table:style-name="ro1">
          <table:table-cell office:value-type="float" office:value="0.689" calcext:value-type="float">
            <text:p>0.689</text:p>
          </table:table-cell>
          <table:table-cell office:value-type="float" office:value="-0.142543" calcext:value-type="float">
            <text:p>-0.142543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-0.144241" calcext:value-type="float">
            <text:p>-0.144241</text:p>
          </table:table-cell>
          <table:table-cell table:number-columns-repeated="2"/>
        </table:table-row>
        <table:table-row table:style-name="ro1">
          <table:table-cell office:value-type="float" office:value="0.691" calcext:value-type="float">
            <text:p>0.691</text:p>
          </table:table-cell>
          <table:table-cell office:value-type="float" office:value="-0.145938" calcext:value-type="float">
            <text:p>-0.145938</text:p>
          </table:table-cell>
          <table:table-cell table:number-columns-repeated="2"/>
        </table:table-row>
        <table:table-row table:style-name="ro1">
          <table:table-cell office:value-type="float" office:value="0.692" calcext:value-type="float">
            <text:p>0.692</text:p>
          </table:table-cell>
          <table:table-cell office:value-type="float" office:value="-0.147636" calcext:value-type="float">
            <text:p>-0.147636</text:p>
          </table:table-cell>
          <table:table-cell table:number-columns-repeated="2"/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-0.149333" calcext:value-type="float">
            <text:p>-0.149333</text:p>
          </table:table-cell>
          <table:table-cell table:number-columns-repeated="2"/>
        </table:table-row>
        <table:table-row table:style-name="ro1">
          <table:table-cell office:value-type="float" office:value="0.694" calcext:value-type="float">
            <text:p>0.694</text:p>
          </table:table-cell>
          <table:table-cell office:value-type="float" office:value="-0.151031" calcext:value-type="float">
            <text:p>-0.151031</text:p>
          </table:table-cell>
          <table:table-cell table:number-columns-repeated="2"/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-0.152728" calcext:value-type="float">
            <text:p>-0.152728</text:p>
          </table:table-cell>
          <table:table-cell table:number-columns-repeated="2"/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-0.154426" calcext:value-type="float">
            <text:p>-0.154426</text:p>
          </table:table-cell>
          <table:table-cell table:number-columns-repeated="2"/>
        </table:table-row>
        <table:table-row table:style-name="ro1">
          <table:table-cell office:value-type="float" office:value="0.697" calcext:value-type="float">
            <text:p>0.697</text:p>
          </table:table-cell>
          <table:table-cell office:value-type="float" office:value="-0.156123" calcext:value-type="float">
            <text:p>-0.156123</text:p>
          </table:table-cell>
          <table:table-cell table:number-columns-repeated="2"/>
        </table:table-row>
        <table:table-row table:style-name="ro1">
          <table:table-cell office:value-type="float" office:value="0.698" calcext:value-type="float">
            <text:p>0.698</text:p>
          </table:table-cell>
          <table:table-cell office:value-type="float" office:value="-0.157821" calcext:value-type="float">
            <text:p>-0.157821</text:p>
          </table:table-cell>
          <table:table-cell table:number-columns-repeated="2"/>
        </table:table-row>
        <table:table-row table:style-name="ro1">
          <table:table-cell office:value-type="float" office:value="0.699" calcext:value-type="float">
            <text:p>0.699</text:p>
          </table:table-cell>
          <table:table-cell office:value-type="float" office:value="-0.159518" calcext:value-type="float">
            <text:p>-0.159518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161216" calcext:value-type="float">
            <text:p>-0.161216</text:p>
          </table:table-cell>
          <table:table-cell table:number-columns-repeated="2"/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-0.162862" calcext:value-type="float">
            <text:p>-0.162862</text:p>
          </table:table-cell>
          <table:table-cell table:number-columns-repeated="2"/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-0.164509" calcext:value-type="float">
            <text:p>-0.164509</text:p>
          </table:table-cell>
          <table:table-cell table:number-columns-repeated="2"/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-0.166155" calcext:value-type="float">
            <text:p>-0.166155</text:p>
          </table:table-cell>
          <table:table-cell table:number-columns-repeated="2"/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-0.167801" calcext:value-type="float">
            <text:p>-0.167801</text:p>
          </table:table-cell>
          <table:table-cell table:number-columns-repeated="2"/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-0.169448" calcext:value-type="float">
            <text:p>-0.169448</text:p>
          </table:table-cell>
          <table:table-cell table:number-columns-repeated="2"/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-0.171094" calcext:value-type="float">
            <text:p>-0.171094</text:p>
          </table:table-cell>
          <table:table-cell table:number-columns-repeated="2"/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-0.172741" calcext:value-type="float">
            <text:p>-0.172741</text:p>
          </table:table-cell>
          <table:table-cell table:number-columns-repeated="2"/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-0.174387" calcext:value-type="float">
            <text:p>-0.174387</text:p>
          </table:table-cell>
          <table:table-cell table:number-columns-repeated="2"/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-0.176033" calcext:value-type="float">
            <text:p>-0.176033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-0.17768" calcext:value-type="float">
            <text:p>-0.17768</text:p>
          </table:table-cell>
          <table:table-cell table:number-columns-repeated="2"/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-0.179326" calcext:value-type="float">
            <text:p>-0.179326</text:p>
          </table:table-cell>
          <table:table-cell table:number-columns-repeated="2"/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-0.180972" calcext:value-type="float">
            <text:p>-0.180972</text:p>
          </table:table-cell>
          <table:table-cell table:number-columns-repeated="2"/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-0.182619" calcext:value-type="float">
            <text:p>-0.182619</text:p>
          </table:table-cell>
          <table:table-cell table:number-columns-repeated="2"/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-0.184265" calcext:value-type="float">
            <text:p>-0.184265</text:p>
          </table:table-cell>
          <table:table-cell table:number-columns-repeated="2"/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-0.185911" calcext:value-type="float">
            <text:p>-0.185911</text:p>
          </table:table-cell>
          <table:table-cell table:number-columns-repeated="2"/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-0.187558" calcext:value-type="float">
            <text:p>-0.187558</text:p>
          </table:table-cell>
          <table:table-cell table:number-columns-repeated="2"/>
        </table:table-row>
        <table:table-row table:style-name="ro1">
          <table:table-cell office:value-type="float" office:value="0.717" calcext:value-type="float">
            <text:p>0.717</text:p>
          </table:table-cell>
          <table:table-cell office:value-type="float" office:value="-0.189204" calcext:value-type="float">
            <text:p>-0.189204</text:p>
          </table:table-cell>
          <table:table-cell table:number-columns-repeated="2"/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-0.19085" calcext:value-type="float">
            <text:p>-0.19085</text:p>
          </table:table-cell>
          <table:table-cell table:number-columns-repeated="2"/>
        </table:table-row>
        <table:table-row table:style-name="ro1">
          <table:table-cell office:value-type="float" office:value="0.719" calcext:value-type="float">
            <text:p>0.719</text:p>
          </table:table-cell>
          <table:table-cell office:value-type="float" office:value="-0.192497" calcext:value-type="float">
            <text:p>-0.192497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-0.194143" calcext:value-type="float">
            <text:p>-0.194143</text:p>
          </table:table-cell>
          <table:table-cell table:number-columns-repeated="2"/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-0.195789" calcext:value-type="float">
            <text:p>-0.195789</text:p>
          </table:table-cell>
          <table:table-cell table:number-columns-repeated="2"/>
        </table:table-row>
        <table:table-row table:style-name="ro1">
          <table:table-cell office:value-type="float" office:value="0.722" calcext:value-type="float">
            <text:p>0.722</text:p>
          </table:table-cell>
          <table:table-cell office:value-type="float" office:value="-0.197436" calcext:value-type="float">
            <text:p>-0.197436</text:p>
          </table:table-cell>
          <table:table-cell table:number-columns-repeated="2"/>
        </table:table-row>
        <table:table-row table:style-name="ro1">
          <table:table-cell office:value-type="float" office:value="0.723" calcext:value-type="float">
            <text:p>0.723</text:p>
          </table:table-cell>
          <table:table-cell office:value-type="float" office:value="-0.199082" calcext:value-type="float">
            <text:p>-0.199082</text:p>
          </table:table-cell>
          <table:table-cell table:number-columns-repeated="2"/>
        </table:table-row>
        <table:table-row table:style-name="ro1">
          <table:table-cell office:value-type="float" office:value="0.724" calcext:value-type="float">
            <text:p>0.724</text:p>
          </table:table-cell>
          <table:table-cell office:value-type="float" office:value="-0.200728" calcext:value-type="float">
            <text:p>-0.200728</text:p>
          </table:table-cell>
          <table:table-cell table:number-columns-repeated="2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-0.202375" calcext:value-type="float">
            <text:p>-0.202375</text:p>
          </table:table-cell>
          <table:table-cell table:number-columns-repeated="2"/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-0.204021" calcext:value-type="float">
            <text:p>-0.204021</text:p>
          </table:table-cell>
          <table:table-cell table:number-columns-repeated="2"/>
        </table:table-row>
        <table:table-row table:style-name="ro1">
          <table:table-cell office:value-type="float" office:value="0.727" calcext:value-type="float">
            <text:p>0.727</text:p>
          </table:table-cell>
          <table:table-cell office:value-type="float" office:value="-0.205668" calcext:value-type="float">
            <text:p>-0.205668</text:p>
          </table:table-cell>
          <table:table-cell table:number-columns-repeated="2"/>
        </table:table-row>
        <table:table-row table:style-name="ro1">
          <table:table-cell office:value-type="float" office:value="0.728" calcext:value-type="float">
            <text:p>0.728</text:p>
          </table:table-cell>
          <table:table-cell office:value-type="float" office:value="-0.207314" calcext:value-type="float">
            <text:p>-0.207314</text:p>
          </table:table-cell>
          <table:table-cell table:number-columns-repeated="2"/>
        </table:table-row>
        <table:table-row table:style-name="ro1">
          <table:table-cell office:value-type="float" office:value="0.729" calcext:value-type="float">
            <text:p>0.729</text:p>
          </table:table-cell>
          <table:table-cell office:value-type="float" office:value="-0.20896" calcext:value-type="float">
            <text:p>-0.20896</text:p>
          </table:table-cell>
          <table:table-cell table:number-columns-repeated="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-0.210607" calcext:value-type="float">
            <text:p>-0.210607</text:p>
          </table:table-cell>
          <table:table-cell table:number-columns-repeated="2"/>
        </table:table-row>
        <table:table-row table:style-name="ro1">
          <table:table-cell office:value-type="float" office:value="0.731" calcext:value-type="float">
            <text:p>0.731</text:p>
          </table:table-cell>
          <table:table-cell office:value-type="float" office:value="-0.212253" calcext:value-type="float">
            <text:p>-0.212253</text:p>
          </table:table-cell>
          <table:table-cell table:number-columns-repeated="2"/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-0.213899" calcext:value-type="float">
            <text:p>-0.213899</text:p>
          </table:table-cell>
          <table:table-cell table:number-columns-repeated="2"/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-0.215546" calcext:value-type="float">
            <text:p>-0.215546</text:p>
          </table:table-cell>
          <table:table-cell table:number-columns-repeated="2"/>
        </table:table-row>
        <table:table-row table:style-name="ro1">
          <table:table-cell office:value-type="float" office:value="0.734" calcext:value-type="float">
            <text:p>0.734</text:p>
          </table:table-cell>
          <table:table-cell office:value-type="float" office:value="-0.217192" calcext:value-type="float">
            <text:p>-0.217192</text:p>
          </table:table-cell>
          <table:table-cell table:number-columns-repeated="2"/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-0.218838" calcext:value-type="float">
            <text:p>-0.218838</text:p>
          </table:table-cell>
          <table:table-cell table:number-columns-repeated="2"/>
        </table:table-row>
        <table:table-row table:style-name="ro1">
          <table:table-cell office:value-type="float" office:value="0.736" calcext:value-type="float">
            <text:p>0.736</text:p>
          </table:table-cell>
          <table:table-cell office:value-type="float" office:value="-0.220485" calcext:value-type="float">
            <text:p>-0.220485</text:p>
          </table:table-cell>
          <table:table-cell table:number-columns-repeated="2"/>
        </table:table-row>
        <table:table-row table:style-name="ro1">
          <table:table-cell office:value-type="float" office:value="0.737" calcext:value-type="float">
            <text:p>0.737</text:p>
          </table:table-cell>
          <table:table-cell office:value-type="float" office:value="-0.222131" calcext:value-type="float">
            <text:p>-0.222131</text:p>
          </table:table-cell>
          <table:table-cell table:number-columns-repeated="2"/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-0.223777" calcext:value-type="float">
            <text:p>-0.223777</text:p>
          </table:table-cell>
          <table:table-cell table:number-columns-repeated="2"/>
        </table:table-row>
        <table:table-row table:style-name="ro1">
          <table:table-cell office:value-type="float" office:value="0.739" calcext:value-type="float">
            <text:p>0.739</text:p>
          </table:table-cell>
          <table:table-cell office:value-type="float" office:value="-0.225424" calcext:value-type="float">
            <text:p>-0.225424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-0.22707" calcext:value-type="float">
            <text:p>-0.22707</text:p>
          </table:table-cell>
          <table:table-cell table:number-columns-repeated="2"/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-0.228717" calcext:value-type="float">
            <text:p>-0.228717</text:p>
          </table:table-cell>
          <table:table-cell table:number-columns-repeated="2"/>
        </table:table-row>
        <table:table-row table:style-name="ro1">
          <table:table-cell office:value-type="float" office:value="0.742" calcext:value-type="float">
            <text:p>0.742</text:p>
          </table:table-cell>
          <table:table-cell office:value-type="float" office:value="-0.230363" calcext:value-type="float">
            <text:p>-0.230363</text:p>
          </table:table-cell>
          <table:table-cell table:number-columns-repeated="2"/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-0.232009" calcext:value-type="float">
            <text:p>-0.232009</text:p>
          </table:table-cell>
          <table:table-cell table:number-columns-repeated="2"/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-0.233656" calcext:value-type="float">
            <text:p>-0.233656</text:p>
          </table:table-cell>
          <table:table-cell table:number-columns-repeated="2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-0.235302" calcext:value-type="float">
            <text:p>-0.235302</text:p>
          </table:table-cell>
          <table:table-cell table:number-columns-repeated="2"/>
        </table:table-row>
        <table:table-row table:style-name="ro1">
          <table:table-cell office:value-type="float" office:value="0.746" calcext:value-type="float">
            <text:p>0.746</text:p>
          </table:table-cell>
          <table:table-cell office:value-type="float" office:value="-0.236948" calcext:value-type="float">
            <text:p>-0.236948</text:p>
          </table:table-cell>
          <table:table-cell table:number-columns-repeated="2"/>
        </table:table-row>
        <table:table-row table:style-name="ro1">
          <table:table-cell office:value-type="float" office:value="0.747" calcext:value-type="float">
            <text:p>0.747</text:p>
          </table:table-cell>
          <table:table-cell office:value-type="float" office:value="-0.238595" calcext:value-type="float">
            <text:p>-0.238595</text:p>
          </table:table-cell>
          <table:table-cell table:number-columns-repeated="2"/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-0.240241" calcext:value-type="float">
            <text:p>-0.240241</text:p>
          </table:table-cell>
          <table:table-cell table:number-columns-repeated="2"/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-0.241887" calcext:value-type="float">
            <text:p>-0.241887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243534" calcext:value-type="float">
            <text:p>-0.243534</text:p>
          </table:table-cell>
          <table:table-cell table:number-columns-repeated="2"/>
        </table:table-row>
        <table:table-row table:style-name="ro1">
          <table:table-cell office:value-type="float" office:value="0.751" calcext:value-type="float">
            <text:p>0.751</text:p>
          </table:table-cell>
          <table:table-cell office:value-type="float" office:value="-0.24518" calcext:value-type="float">
            <text:p>-0.24518</text:p>
          </table:table-cell>
          <table:table-cell table:number-columns-repeated="2"/>
        </table:table-row>
        <table:table-row table:style-name="ro1">
          <table:table-cell office:value-type="float" office:value="0.752" calcext:value-type="float">
            <text:p>0.752</text:p>
          </table:table-cell>
          <table:table-cell office:value-type="float" office:value="-0.246826" calcext:value-type="float">
            <text:p>-0.246826</text:p>
          </table:table-cell>
          <table:table-cell table:number-columns-repeated="2"/>
        </table:table-row>
        <table:table-row table:style-name="ro1">
          <table:table-cell office:value-type="float" office:value="0.753" calcext:value-type="float">
            <text:p>0.753</text:p>
          </table:table-cell>
          <table:table-cell office:value-type="float" office:value="-0.248473" calcext:value-type="float">
            <text:p>-0.248473</text:p>
          </table:table-cell>
          <table:table-cell table:number-columns-repeated="2"/>
        </table:table-row>
        <table:table-row table:style-name="ro1">
          <table:table-cell office:value-type="float" office:value="0.754" calcext:value-type="float">
            <text:p>0.754</text:p>
          </table:table-cell>
          <table:table-cell office:value-type="float" office:value="-0.250119" calcext:value-type="float">
            <text:p>-0.250119</text:p>
          </table:table-cell>
          <table:table-cell table:number-columns-repeated="2"/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-0.251765" calcext:value-type="float">
            <text:p>-0.251765</text:p>
          </table:table-cell>
          <table:table-cell table:number-columns-repeated="2"/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-0.253412" calcext:value-type="float">
            <text:p>-0.253412</text:p>
          </table:table-cell>
          <table:table-cell table:number-columns-repeated="2"/>
        </table:table-row>
        <table:table-row table:style-name="ro1">
          <table:table-cell office:value-type="float" office:value="0.757" calcext:value-type="float">
            <text:p>0.757</text:p>
          </table:table-cell>
          <table:table-cell office:value-type="float" office:value="-0.255058" calcext:value-type="float">
            <text:p>-0.255058</text:p>
          </table:table-cell>
          <table:table-cell table:number-columns-repeated="2"/>
        </table:table-row>
        <table:table-row table:style-name="ro1">
          <table:table-cell office:value-type="float" office:value="0.758" calcext:value-type="float">
            <text:p>0.758</text:p>
          </table:table-cell>
          <table:table-cell office:value-type="float" office:value="-0.256705" calcext:value-type="float">
            <text:p>-0.256705</text:p>
          </table:table-cell>
          <table:table-cell table:number-columns-repeated="2"/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-0.258351" calcext:value-type="float">
            <text:p>-0.258351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-0.259997" calcext:value-type="float">
            <text:p>-0.259997</text:p>
          </table:table-cell>
          <table:table-cell table:number-columns-repeated="2"/>
        </table:table-row>
        <table:table-row table:style-name="ro1">
          <table:table-cell office:value-type="float" office:value="0.761" calcext:value-type="float">
            <text:p>0.761</text:p>
          </table:table-cell>
          <table:table-cell office:value-type="float" office:value="-0.261644" calcext:value-type="float">
            <text:p>-0.261644</text:p>
          </table:table-cell>
          <table:table-cell table:number-columns-repeated="2"/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-0.26329" calcext:value-type="float">
            <text:p>-0.26329</text:p>
          </table:table-cell>
          <table:table-cell table:number-columns-repeated="2"/>
        </table:table-row>
        <table:table-row table:style-name="ro1">
          <table:table-cell office:value-type="float" office:value="0.763" calcext:value-type="float">
            <text:p>0.763</text:p>
          </table:table-cell>
          <table:table-cell office:value-type="float" office:value="-0.264936" calcext:value-type="float">
            <text:p>-0.264936</text:p>
          </table:table-cell>
          <table:table-cell table:number-columns-repeated="2"/>
        </table:table-row>
        <table:table-row table:style-name="ro1">
          <table:table-cell office:value-type="float" office:value="0.764" calcext:value-type="float">
            <text:p>0.764</text:p>
          </table:table-cell>
          <table:table-cell office:value-type="float" office:value="-0.266583" calcext:value-type="float">
            <text:p>-0.266583</text:p>
          </table:table-cell>
          <table:table-cell table:number-columns-repeated="2"/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-0.268229" calcext:value-type="float">
            <text:p>-0.268229</text:p>
          </table:table-cell>
          <table:table-cell table:number-columns-repeated="2"/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-0.269875" calcext:value-type="float">
            <text:p>-0.269875</text:p>
          </table:table-cell>
          <table:table-cell table:number-columns-repeated="2"/>
        </table:table-row>
        <table:table-row table:style-name="ro1">
          <table:table-cell office:value-type="float" office:value="0.767" calcext:value-type="float">
            <text:p>0.767</text:p>
          </table:table-cell>
          <table:table-cell office:value-type="float" office:value="-0.271522" calcext:value-type="float">
            <text:p>-0.271522</text:p>
          </table:table-cell>
          <table:table-cell table:number-columns-repeated="2"/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-0.273168" calcext:value-type="float">
            <text:p>-0.273168</text:p>
          </table:table-cell>
          <table:table-cell table:number-columns-repeated="2"/>
        </table:table-row>
        <table:table-row table:style-name="ro1">
          <table:table-cell office:value-type="float" office:value="0.769" calcext:value-type="float">
            <text:p>0.769</text:p>
          </table:table-cell>
          <table:table-cell office:value-type="float" office:value="-0.274814" calcext:value-type="float">
            <text:p>-0.274814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-0.276461" calcext:value-type="float">
            <text:p>-0.276461</text:p>
          </table:table-cell>
          <table:table-cell table:number-columns-repeated="2"/>
        </table:table-row>
        <table:table-row table:style-name="ro1">
          <table:table-cell office:value-type="float" office:value="0.771" calcext:value-type="float">
            <text:p>0.771</text:p>
          </table:table-cell>
          <table:table-cell office:value-type="float" office:value="-0.278107" calcext:value-type="float">
            <text:p>-0.278107</text:p>
          </table:table-cell>
          <table:table-cell table:number-columns-repeated="2"/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-0.279754" calcext:value-type="float">
            <text:p>-0.279754</text:p>
          </table:table-cell>
          <table:table-cell table:number-columns-repeated="2"/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-0.2814" calcext:value-type="float">
            <text:p>-0.2814</text:p>
          </table:table-cell>
          <table:table-cell table:number-columns-repeated="2"/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-0.283046" calcext:value-type="float">
            <text:p>-0.283046</text:p>
          </table:table-cell>
          <table:table-cell table:number-columns-repeated="2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-0.284693" calcext:value-type="float">
            <text:p>-0.284693</text:p>
          </table:table-cell>
          <table:table-cell table:number-columns-repeated="2"/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-0.286339" calcext:value-type="float">
            <text:p>-0.286339</text:p>
          </table:table-cell>
          <table:table-cell table:number-columns-repeated="2"/>
        </table:table-row>
        <table:table-row table:style-name="ro1">
          <table:table-cell office:value-type="float" office:value="0.777" calcext:value-type="float">
            <text:p>0.777</text:p>
          </table:table-cell>
          <table:table-cell office:value-type="float" office:value="-0.287985" calcext:value-type="float">
            <text:p>-0.287985</text:p>
          </table:table-cell>
          <table:table-cell table:number-columns-repeated="2"/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-0.289632" calcext:value-type="float">
            <text:p>-0.289632</text:p>
          </table:table-cell>
          <table:table-cell table:number-columns-repeated="2"/>
        </table:table-row>
        <table:table-row table:style-name="ro1">
          <table:table-cell office:value-type="float" office:value="0.779" calcext:value-type="float">
            <text:p>0.779</text:p>
          </table:table-cell>
          <table:table-cell office:value-type="float" office:value="-0.291278" calcext:value-type="float">
            <text:p>-0.291278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-0.292924" calcext:value-type="float">
            <text:p>-0.292924</text:p>
          </table:table-cell>
          <table:table-cell table:number-columns-repeated="2"/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-0.294571" calcext:value-type="float">
            <text:p>-0.294571</text:p>
          </table:table-cell>
          <table:table-cell table:number-columns-repeated="2"/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-0.296217" calcext:value-type="float">
            <text:p>-0.296217</text:p>
          </table:table-cell>
          <table:table-cell table:number-columns-repeated="2"/>
        </table:table-row>
        <table:table-row table:style-name="ro1">
          <table:table-cell office:value-type="float" office:value="0.783" calcext:value-type="float">
            <text:p>0.783</text:p>
          </table:table-cell>
          <table:table-cell office:value-type="float" office:value="-0.297863" calcext:value-type="float">
            <text:p>-0.297863</text:p>
          </table:table-cell>
          <table:table-cell table:number-columns-repeated="2"/>
        </table:table-row>
        <table:table-row table:style-name="ro1">
          <table:table-cell office:value-type="float" office:value="0.784" calcext:value-type="float">
            <text:p>0.784</text:p>
          </table:table-cell>
          <table:table-cell office:value-type="float" office:value="-0.29951" calcext:value-type="float">
            <text:p>-0.29951</text:p>
          </table:table-cell>
          <table:table-cell table:number-columns-repeated="2"/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-0.301156" calcext:value-type="float">
            <text:p>-0.301156</text:p>
          </table:table-cell>
          <table:table-cell table:number-columns-repeated="2"/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-0.302803" calcext:value-type="float">
            <text:p>-0.302803</text:p>
          </table:table-cell>
          <table:table-cell table:number-columns-repeated="2"/>
        </table:table-row>
        <table:table-row table:style-name="ro1">
          <table:table-cell office:value-type="float" office:value="0.787" calcext:value-type="float">
            <text:p>0.787</text:p>
          </table:table-cell>
          <table:table-cell office:value-type="float" office:value="-0.304449" calcext:value-type="float">
            <text:p>-0.304449</text:p>
          </table:table-cell>
          <table:table-cell table:number-columns-repeated="2"/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-0.306095" calcext:value-type="float">
            <text:p>-0.306095</text:p>
          </table:table-cell>
          <table:table-cell table:number-columns-repeated="2"/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-0.307742" calcext:value-type="float">
            <text:p>-0.307742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-0.309388" calcext:value-type="float">
            <text:p>-0.309388</text:p>
          </table:table-cell>
          <table:table-cell table:number-columns-repeated="2"/>
        </table:table-row>
        <table:table-row table:style-name="ro1">
          <table:table-cell office:value-type="float" office:value="0.791" calcext:value-type="float">
            <text:p>0.791</text:p>
          </table:table-cell>
          <table:table-cell office:value-type="float" office:value="-0.311034" calcext:value-type="float">
            <text:p>-0.311034</text:p>
          </table:table-cell>
          <table:table-cell table:number-columns-repeated="2"/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-0.312681" calcext:value-type="float">
            <text:p>-0.312681</text:p>
          </table:table-cell>
          <table:table-cell table:number-columns-repeated="2"/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-0.314327" calcext:value-type="float">
            <text:p>-0.314327</text:p>
          </table:table-cell>
          <table:table-cell table:number-columns-repeated="2"/>
        </table:table-row>
        <table:table-row table:style-name="ro1">
          <table:table-cell office:value-type="float" office:value="0.794" calcext:value-type="float">
            <text:p>0.794</text:p>
          </table:table-cell>
          <table:table-cell office:value-type="float" office:value="-0.315973" calcext:value-type="float">
            <text:p>-0.315973</text:p>
          </table:table-cell>
          <table:table-cell table:number-columns-repeated="2"/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-0.31762" calcext:value-type="float">
            <text:p>-0.31762</text:p>
          </table:table-cell>
          <table:table-cell table:number-columns-repeated="2"/>
        </table:table-row>
        <table:table-row table:style-name="ro1">
          <table:table-cell office:value-type="float" office:value="0.796" calcext:value-type="float">
            <text:p>0.796</text:p>
          </table:table-cell>
          <table:table-cell office:value-type="float" office:value="-0.319266" calcext:value-type="float">
            <text:p>-0.319266</text:p>
          </table:table-cell>
          <table:table-cell table:number-columns-repeated="2"/>
        </table:table-row>
        <table:table-row table:style-name="ro1">
          <table:table-cell office:value-type="float" office:value="0.797" calcext:value-type="float">
            <text:p>0.797</text:p>
          </table:table-cell>
          <table:table-cell office:value-type="float" office:value="-0.320912" calcext:value-type="float">
            <text:p>-0.320912</text:p>
          </table:table-cell>
          <table:table-cell table:number-columns-repeated="2"/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-0.322559" calcext:value-type="float">
            <text:p>-0.322559</text:p>
          </table:table-cell>
          <table:table-cell table:number-columns-repeated="2"/>
        </table:table-row>
        <table:table-row table:style-name="ro1">
          <table:table-cell office:value-type="float" office:value="0.799" calcext:value-type="float">
            <text:p>0.799</text:p>
          </table:table-cell>
          <table:table-cell office:value-type="float" office:value="-0.324205" calcext:value-type="float">
            <text:p>-0.324205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325851" calcext:value-type="float">
            <text:p>-0.325851</text:p>
          </table:table-cell>
          <table:table-cell table:number-columns-repeated="2"/>
        </table:table-row>
        <table:table-row table:style-name="ro1">
          <table:table-cell office:value-type="float" office:value="0.801" calcext:value-type="float">
            <text:p>0.801</text:p>
          </table:table-cell>
          <table:table-cell office:value-type="float" office:value="-0.327407" calcext:value-type="float">
            <text:p>-0.327407</text:p>
          </table:table-cell>
          <table:table-cell table:number-columns-repeated="2"/>
        </table:table-row>
        <table:table-row table:style-name="ro1">
          <table:table-cell office:value-type="float" office:value="0.802" calcext:value-type="float">
            <text:p>0.802</text:p>
          </table:table-cell>
          <table:table-cell office:value-type="float" office:value="-0.328963" calcext:value-type="float">
            <text:p>-0.328963</text:p>
          </table:table-cell>
          <table:table-cell table:number-columns-repeated="2"/>
        </table:table-row>
        <table:table-row table:style-name="ro1">
          <table:table-cell office:value-type="float" office:value="0.803" calcext:value-type="float">
            <text:p>0.803</text:p>
          </table:table-cell>
          <table:table-cell office:value-type="float" office:value="-0.330519" calcext:value-type="float">
            <text:p>-0.330519</text:p>
          </table:table-cell>
          <table:table-cell table:number-columns-repeated="2"/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-0.332075" calcext:value-type="float">
            <text:p>-0.332075</text:p>
          </table:table-cell>
          <table:table-cell table:number-columns-repeated="2"/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-0.333631" calcext:value-type="float">
            <text:p>-0.333631</text:p>
          </table:table-cell>
          <table:table-cell table:number-columns-repeated="2"/>
        </table:table-row>
        <table:table-row table:style-name="ro1">
          <table:table-cell office:value-type="float" office:value="0.806" calcext:value-type="float">
            <text:p>0.806</text:p>
          </table:table-cell>
          <table:table-cell office:value-type="float" office:value="-0.335187" calcext:value-type="float">
            <text:p>-0.335187</text:p>
          </table:table-cell>
          <table:table-cell table:number-columns-repeated="2"/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-0.336743" calcext:value-type="float">
            <text:p>-0.336743</text:p>
          </table:table-cell>
          <table:table-cell table:number-columns-repeated="2"/>
        </table:table-row>
        <table:table-row table:style-name="ro1">
          <table:table-cell office:value-type="float" office:value="0.808" calcext:value-type="float">
            <text:p>0.808</text:p>
          </table:table-cell>
          <table:table-cell office:value-type="float" office:value="-0.338299" calcext:value-type="float">
            <text:p>-0.338299</text:p>
          </table:table-cell>
          <table:table-cell table:number-columns-repeated="2"/>
        </table:table-row>
        <table:table-row table:style-name="ro1">
          <table:table-cell office:value-type="float" office:value="0.809" calcext:value-type="float">
            <text:p>0.809</text:p>
          </table:table-cell>
          <table:table-cell office:value-type="float" office:value="-0.339854" calcext:value-type="float">
            <text:p>-0.339854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-0.34141" calcext:value-type="float">
            <text:p>-0.34141</text:p>
          </table:table-cell>
          <table:table-cell table:number-columns-repeated="2"/>
        </table:table-row>
        <table:table-row table:style-name="ro1">
          <table:table-cell office:value-type="float" office:value="0.811" calcext:value-type="float">
            <text:p>0.811</text:p>
          </table:table-cell>
          <table:table-cell office:value-type="float" office:value="-0.342966" calcext:value-type="float">
            <text:p>-0.342966</text:p>
          </table:table-cell>
          <table:table-cell table:number-columns-repeated="2"/>
        </table:table-row>
        <table:table-row table:style-name="ro1">
          <table:table-cell office:value-type="float" office:value="0.812" calcext:value-type="float">
            <text:p>0.812</text:p>
          </table:table-cell>
          <table:table-cell office:value-type="float" office:value="-0.344522" calcext:value-type="float">
            <text:p>-0.344522</text:p>
          </table:table-cell>
          <table:table-cell table:number-columns-repeated="2"/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-0.346078" calcext:value-type="float">
            <text:p>-0.346078</text:p>
          </table:table-cell>
          <table:table-cell table:number-columns-repeated="2"/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-0.347634" calcext:value-type="float">
            <text:p>-0.347634</text:p>
          </table:table-cell>
          <table:table-cell table:number-columns-repeated="2"/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-0.34919" calcext:value-type="float">
            <text:p>-0.34919</text:p>
          </table:table-cell>
          <table:table-cell table:number-columns-repeated="2"/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-0.350746" calcext:value-type="float">
            <text:p>-0.350746</text:p>
          </table:table-cell>
          <table:table-cell table:number-columns-repeated="2"/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-0.352302" calcext:value-type="float">
            <text:p>-0.352302</text:p>
          </table:table-cell>
          <table:table-cell table:number-columns-repeated="2"/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-0.353858" calcext:value-type="float">
            <text:p>-0.353858</text:p>
          </table:table-cell>
          <table:table-cell table:number-columns-repeated="2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-0.355413" calcext:value-type="float">
            <text:p>-0.355413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-0.356969" calcext:value-type="float">
            <text:p>-0.356969</text:p>
          </table:table-cell>
          <table:table-cell table:number-columns-repeated="2"/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-0.358525" calcext:value-type="float">
            <text:p>-0.358525</text:p>
          </table:table-cell>
          <table:table-cell table:number-columns-repeated="2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-0.360081" calcext:value-type="float">
            <text:p>-0.360081</text:p>
          </table:table-cell>
          <table:table-cell table:number-columns-repeated="2"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-0.361637" calcext:value-type="float">
            <text:p>-0.361637</text:p>
          </table:table-cell>
          <table:table-cell table:number-columns-repeated="2"/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-0.363193" calcext:value-type="float">
            <text:p>-0.363193</text:p>
          </table:table-cell>
          <table:table-cell table:number-columns-repeated="2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-0.364749" calcext:value-type="float">
            <text:p>-0.364749</text:p>
          </table:table-cell>
          <table:table-cell table:number-columns-repeated="2"/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-0.366305" calcext:value-type="float">
            <text:p>-0.366305</text:p>
          </table:table-cell>
          <table:table-cell table:number-columns-repeated="2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-0.367861" calcext:value-type="float">
            <text:p>-0.367861</text:p>
          </table:table-cell>
          <table:table-cell table:number-columns-repeated="2"/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-0.369416" calcext:value-type="float">
            <text:p>-0.369416</text:p>
          </table:table-cell>
          <table:table-cell table:number-columns-repeated="2"/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-0.370972" calcext:value-type="float">
            <text:p>-0.370972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-0.372528" calcext:value-type="float">
            <text:p>-0.372528</text:p>
          </table:table-cell>
          <table:table-cell table:number-columns-repeated="2"/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-0.374084" calcext:value-type="float">
            <text:p>-0.374084</text:p>
          </table:table-cell>
          <table:table-cell table:number-columns-repeated="2"/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-0.37564" calcext:value-type="float">
            <text:p>-0.37564</text:p>
          </table:table-cell>
          <table:table-cell table:number-columns-repeated="2"/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-0.377196" calcext:value-type="float">
            <text:p>-0.377196</text:p>
          </table:table-cell>
          <table:table-cell table:number-columns-repeated="2"/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-0.378752" calcext:value-type="float">
            <text:p>-0.378752</text:p>
          </table:table-cell>
          <table:table-cell table:number-columns-repeated="2"/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-0.380308" calcext:value-type="float">
            <text:p>-0.380308</text:p>
          </table:table-cell>
          <table:table-cell table:number-columns-repeated="2"/>
        </table:table-row>
        <table:table-row table:style-name="ro1">
          <table:table-cell office:value-type="float" office:value="0.836" calcext:value-type="float">
            <text:p>0.836</text:p>
          </table:table-cell>
          <table:table-cell office:value-type="float" office:value="-0.381864" calcext:value-type="float">
            <text:p>-0.381864</text:p>
          </table:table-cell>
          <table:table-cell table:number-columns-repeated="2"/>
        </table:table-row>
        <table:table-row table:style-name="ro1">
          <table:table-cell office:value-type="float" office:value="0.837" calcext:value-type="float">
            <text:p>0.837</text:p>
          </table:table-cell>
          <table:table-cell office:value-type="float" office:value="-0.383419" calcext:value-type="float">
            <text:p>-0.383419</text:p>
          </table:table-cell>
          <table:table-cell table:number-columns-repeated="2"/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-0.384975" calcext:value-type="float">
            <text:p>-0.384975</text:p>
          </table:table-cell>
          <table:table-cell table:number-columns-repeated="2"/>
        </table:table-row>
        <table:table-row table:style-name="ro1">
          <table:table-cell office:value-type="float" office:value="0.839" calcext:value-type="float">
            <text:p>0.839</text:p>
          </table:table-cell>
          <table:table-cell office:value-type="float" office:value="-0.386531" calcext:value-type="float">
            <text:p>-0.386531</text:p>
          </table:table-cell>
          <table:table-cell table:number-columns-repeated="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-0.388087" calcext:value-type="float">
            <text:p>-0.388087</text:p>
          </table:table-cell>
          <table:table-cell table:number-columns-repeated="2"/>
        </table:table-row>
        <table:table-row table:style-name="ro1">
          <table:table-cell office:value-type="float" office:value="0.841" calcext:value-type="float">
            <text:p>0.841</text:p>
          </table:table-cell>
          <table:table-cell office:value-type="float" office:value="-0.389643" calcext:value-type="float">
            <text:p>-0.389643</text:p>
          </table:table-cell>
          <table:table-cell table:number-columns-repeated="2"/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-0.391199" calcext:value-type="float">
            <text:p>-0.391199</text:p>
          </table:table-cell>
          <table:table-cell table:number-columns-repeated="2"/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-0.392755" calcext:value-type="float">
            <text:p>-0.392755</text:p>
          </table:table-cell>
          <table:table-cell table:number-columns-repeated="2"/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-0.394311" calcext:value-type="float">
            <text:p>-0.394311</text:p>
          </table:table-cell>
          <table:table-cell table:number-columns-repeated="2"/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-0.395867" calcext:value-type="float">
            <text:p>-0.395867</text:p>
          </table:table-cell>
          <table:table-cell table:number-columns-repeated="2"/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-0.397422" calcext:value-type="float">
            <text:p>-0.397422</text:p>
          </table:table-cell>
          <table:table-cell table:number-columns-repeated="2"/>
        </table:table-row>
        <table:table-row table:style-name="ro1">
          <table:table-cell office:value-type="float" office:value="0.847" calcext:value-type="float">
            <text:p>0.847</text:p>
          </table:table-cell>
          <table:table-cell office:value-type="float" office:value="-0.398978" calcext:value-type="float">
            <text:p>-0.398978</text:p>
          </table:table-cell>
          <table:table-cell table:number-columns-repeated="2"/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-0.400534" calcext:value-type="float">
            <text:p>-0.400534</text:p>
          </table:table-cell>
          <table:table-cell table:number-columns-repeated="2"/>
        </table:table-row>
        <table:table-row table:style-name="ro1">
          <table:table-cell office:value-type="float" office:value="0.849" calcext:value-type="float">
            <text:p>0.849</text:p>
          </table:table-cell>
          <table:table-cell office:value-type="float" office:value="-0.40209" calcext:value-type="float">
            <text:p>-0.40209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403646" calcext:value-type="float">
            <text:p>-0.403646</text:p>
          </table:table-cell>
          <table:table-cell table:number-columns-repeated="2"/>
        </table:table-row>
        <table:table-row table:style-name="ro1">
          <table:table-cell office:value-type="float" office:value="0.851" calcext:value-type="float">
            <text:p>0.851</text:p>
          </table:table-cell>
          <table:table-cell office:value-type="float" office:value="-0.405202" calcext:value-type="float">
            <text:p>-0.405202</text:p>
          </table:table-cell>
          <table:table-cell table:number-columns-repeated="2"/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-0.406758" calcext:value-type="float">
            <text:p>-0.406758</text:p>
          </table:table-cell>
          <table:table-cell table:number-columns-repeated="2"/>
        </table:table-row>
        <table:table-row table:style-name="ro1">
          <table:table-cell office:value-type="float" office:value="0.853" calcext:value-type="float">
            <text:p>0.853</text:p>
          </table:table-cell>
          <table:table-cell office:value-type="float" office:value="-0.408314" calcext:value-type="float">
            <text:p>-0.408314</text:p>
          </table:table-cell>
          <table:table-cell table:number-columns-repeated="2"/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-0.409869" calcext:value-type="float">
            <text:p>-0.409869</text:p>
          </table:table-cell>
          <table:table-cell table:number-columns-repeated="2"/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-0.411425" calcext:value-type="float">
            <text:p>-0.411425</text:p>
          </table:table-cell>
          <table:table-cell table:number-columns-repeated="2"/>
        </table:table-row>
        <table:table-row table:style-name="ro1">
          <table:table-cell office:value-type="float" office:value="0.856" calcext:value-type="float">
            <text:p>0.856</text:p>
          </table:table-cell>
          <table:table-cell office:value-type="float" office:value="-0.412981" calcext:value-type="float">
            <text:p>-0.412981</text:p>
          </table:table-cell>
          <table:table-cell table:number-columns-repeated="2"/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-0.414537" calcext:value-type="float">
            <text:p>-0.414537</text:p>
          </table:table-cell>
          <table:table-cell table:number-columns-repeated="2"/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-0.416093" calcext:value-type="float">
            <text:p>-0.416093</text:p>
          </table:table-cell>
          <table:table-cell table:number-columns-repeated="2"/>
        </table:table-row>
        <table:table-row table:style-name="ro1">
          <table:table-cell office:value-type="float" office:value="0.859" calcext:value-type="float">
            <text:p>0.859</text:p>
          </table:table-cell>
          <table:table-cell office:value-type="float" office:value="-0.417649" calcext:value-type="float">
            <text:p>-0.417649</text:p>
          </table:table-cell>
          <table:table-cell table:number-columns-repeated="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-0.419205" calcext:value-type="float">
            <text:p>-0.419205</text:p>
          </table:table-cell>
          <table:table-cell table:number-columns-repeated="2"/>
        </table:table-row>
        <table:table-row table:style-name="ro1">
          <table:table-cell office:value-type="float" office:value="0.861" calcext:value-type="float">
            <text:p>0.861</text:p>
          </table:table-cell>
          <table:table-cell office:value-type="float" office:value="-0.420761" calcext:value-type="float">
            <text:p>-0.420761</text:p>
          </table:table-cell>
          <table:table-cell table:number-columns-repeated="2"/>
        </table:table-row>
        <table:table-row table:style-name="ro1">
          <table:table-cell office:value-type="float" office:value="0.862" calcext:value-type="float">
            <text:p>0.862</text:p>
          </table:table-cell>
          <table:table-cell office:value-type="float" office:value="-0.422317" calcext:value-type="float">
            <text:p>-0.422317</text:p>
          </table:table-cell>
          <table:table-cell table:number-columns-repeated="2"/>
        </table:table-row>
        <table:table-row table:style-name="ro1">
          <table:table-cell office:value-type="float" office:value="0.863" calcext:value-type="float">
            <text:p>0.863</text:p>
          </table:table-cell>
          <table:table-cell office:value-type="float" office:value="-0.423872" calcext:value-type="float">
            <text:p>-0.423872</text:p>
          </table:table-cell>
          <table:table-cell table:number-columns-repeated="2"/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-0.425428" calcext:value-type="float">
            <text:p>-0.425428</text:p>
          </table:table-cell>
          <table:table-cell table:number-columns-repeated="2"/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-0.426984" calcext:value-type="float">
            <text:p>-0.426984</text:p>
          </table:table-cell>
          <table:table-cell table:number-columns-repeated="2"/>
        </table:table-row>
        <table:table-row table:style-name="ro1">
          <table:table-cell office:value-type="float" office:value="0.866" calcext:value-type="float">
            <text:p>0.866</text:p>
          </table:table-cell>
          <table:table-cell office:value-type="float" office:value="-0.42854" calcext:value-type="float">
            <text:p>-0.42854</text:p>
          </table:table-cell>
          <table:table-cell table:number-columns-repeated="2"/>
        </table:table-row>
        <table:table-row table:style-name="ro1">
          <table:table-cell office:value-type="float" office:value="0.867" calcext:value-type="float">
            <text:p>0.867</text:p>
          </table:table-cell>
          <table:table-cell office:value-type="float" office:value="-0.430096" calcext:value-type="float">
            <text:p>-0.430096</text:p>
          </table:table-cell>
          <table:table-cell table:number-columns-repeated="2"/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-0.431652" calcext:value-type="float">
            <text:p>-0.431652</text:p>
          </table:table-cell>
          <table:table-cell table:number-columns-repeated="2"/>
        </table:table-row>
        <table:table-row table:style-name="ro1">
          <table:table-cell office:value-type="float" office:value="0.869" calcext:value-type="float">
            <text:p>0.869</text:p>
          </table:table-cell>
          <table:table-cell office:value-type="float" office:value="-0.433208" calcext:value-type="float">
            <text:p>-0.433208</text:p>
          </table:table-cell>
          <table:table-cell table:number-columns-repeated="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-0.434764" calcext:value-type="float">
            <text:p>-0.434764</text:p>
          </table:table-cell>
          <table:table-cell table:number-columns-repeated="2"/>
        </table:table-row>
        <table:table-row table:style-name="ro1">
          <table:table-cell office:value-type="float" office:value="0.871" calcext:value-type="float">
            <text:p>0.871</text:p>
          </table:table-cell>
          <table:table-cell office:value-type="float" office:value="-0.43632" calcext:value-type="float">
            <text:p>-0.43632</text:p>
          </table:table-cell>
          <table:table-cell table:number-columns-repeated="2"/>
        </table:table-row>
        <table:table-row table:style-name="ro1">
          <table:table-cell office:value-type="float" office:value="0.872" calcext:value-type="float">
            <text:p>0.872</text:p>
          </table:table-cell>
          <table:table-cell office:value-type="float" office:value="-0.437876" calcext:value-type="float">
            <text:p>-0.437876</text:p>
          </table:table-cell>
          <table:table-cell table:number-columns-repeated="2"/>
        </table:table-row>
        <table:table-row table:style-name="ro1">
          <table:table-cell office:value-type="float" office:value="0.873" calcext:value-type="float">
            <text:p>0.873</text:p>
          </table:table-cell>
          <table:table-cell office:value-type="float" office:value="-0.439431" calcext:value-type="float">
            <text:p>-0.439431</text:p>
          </table:table-cell>
          <table:table-cell table:number-columns-repeated="2"/>
        </table:table-row>
        <table:table-row table:style-name="ro1">
          <table:table-cell office:value-type="float" office:value="0.874" calcext:value-type="float">
            <text:p>0.874</text:p>
          </table:table-cell>
          <table:table-cell office:value-type="float" office:value="-0.440987" calcext:value-type="float">
            <text:p>-0.440987</text:p>
          </table:table-cell>
          <table:table-cell table:number-columns-repeated="2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0.442543" calcext:value-type="float">
            <text:p>-0.442543</text:p>
          </table:table-cell>
          <table:table-cell table:number-columns-repeated="2"/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-0.444099" calcext:value-type="float">
            <text:p>-0.444099</text:p>
          </table:table-cell>
          <table:table-cell table:number-columns-repeated="2"/>
        </table:table-row>
        <table:table-row table:style-name="ro1">
          <table:table-cell office:value-type="float" office:value="0.877" calcext:value-type="float">
            <text:p>0.877</text:p>
          </table:table-cell>
          <table:table-cell office:value-type="float" office:value="-0.445655" calcext:value-type="float">
            <text:p>-0.445655</text:p>
          </table:table-cell>
          <table:table-cell table:number-columns-repeated="2"/>
        </table:table-row>
        <table:table-row table:style-name="ro1">
          <table:table-cell office:value-type="float" office:value="0.878" calcext:value-type="float">
            <text:p>0.878</text:p>
          </table:table-cell>
          <table:table-cell office:value-type="float" office:value="-0.447211" calcext:value-type="float">
            <text:p>-0.447211</text:p>
          </table:table-cell>
          <table:table-cell table:number-columns-repeated="2"/>
        </table:table-row>
        <table:table-row table:style-name="ro1">
          <table:table-cell office:value-type="float" office:value="0.879" calcext:value-type="float">
            <text:p>0.879</text:p>
          </table:table-cell>
          <table:table-cell office:value-type="float" office:value="-0.448767" calcext:value-type="float">
            <text:p>-0.448767</text:p>
          </table:table-cell>
          <table:table-cell table:number-columns-repeated="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-0.450323" calcext:value-type="float">
            <text:p>-0.450323</text:p>
          </table:table-cell>
          <table:table-cell table:number-columns-repeated="2"/>
        </table:table-row>
        <table:table-row table:style-name="ro1">
          <table:table-cell office:value-type="float" office:value="0.881" calcext:value-type="float">
            <text:p>0.881</text:p>
          </table:table-cell>
          <table:table-cell office:value-type="float" office:value="-0.451879" calcext:value-type="float">
            <text:p>-0.451879</text:p>
          </table:table-cell>
          <table:table-cell table:number-columns-repeated="2"/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-0.453434" calcext:value-type="float">
            <text:p>-0.453434</text:p>
          </table:table-cell>
          <table:table-cell table:number-columns-repeated="2"/>
        </table:table-row>
        <table:table-row table:style-name="ro1">
          <table:table-cell office:value-type="float" office:value="0.883" calcext:value-type="float">
            <text:p>0.883</text:p>
          </table:table-cell>
          <table:table-cell office:value-type="float" office:value="-0.45499" calcext:value-type="float">
            <text:p>-0.45499</text:p>
          </table:table-cell>
          <table:table-cell table:number-columns-repeated="2"/>
        </table:table-row>
        <table:table-row table:style-name="ro1">
          <table:table-cell office:value-type="float" office:value="0.884" calcext:value-type="float">
            <text:p>0.884</text:p>
          </table:table-cell>
          <table:table-cell office:value-type="float" office:value="-0.456546" calcext:value-type="float">
            <text:p>-0.456546</text:p>
          </table:table-cell>
          <table:table-cell table:number-columns-repeated="2"/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-0.458102" calcext:value-type="float">
            <text:p>-0.458102</text:p>
          </table:table-cell>
          <table:table-cell table:number-columns-repeated="2"/>
        </table:table-row>
        <table:table-row table:style-name="ro1">
          <table:table-cell office:value-type="float" office:value="0.886" calcext:value-type="float">
            <text:p>0.886</text:p>
          </table:table-cell>
          <table:table-cell office:value-type="float" office:value="-0.459658" calcext:value-type="float">
            <text:p>-0.459658</text:p>
          </table:table-cell>
          <table:table-cell table:number-columns-repeated="2"/>
        </table:table-row>
        <table:table-row table:style-name="ro1">
          <table:table-cell office:value-type="float" office:value="0.887" calcext:value-type="float">
            <text:p>0.887</text:p>
          </table:table-cell>
          <table:table-cell office:value-type="float" office:value="-0.461214" calcext:value-type="float">
            <text:p>-0.461214</text:p>
          </table:table-cell>
          <table:table-cell table:number-columns-repeated="2"/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-0.46277" calcext:value-type="float">
            <text:p>-0.46277</text:p>
          </table:table-cell>
          <table:table-cell table:number-columns-repeated="2"/>
        </table:table-row>
        <table:table-row table:style-name="ro1">
          <table:table-cell office:value-type="float" office:value="0.889" calcext:value-type="float">
            <text:p>0.889</text:p>
          </table:table-cell>
          <table:table-cell office:value-type="float" office:value="-0.464326" calcext:value-type="float">
            <text:p>-0.464326</text:p>
          </table:table-cell>
          <table:table-cell table:number-columns-repeated="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-0.465882" calcext:value-type="float">
            <text:p>-0.465882</text:p>
          </table:table-cell>
          <table:table-cell table:number-columns-repeated="2"/>
        </table:table-row>
        <table:table-row table:style-name="ro1">
          <table:table-cell office:value-type="float" office:value="0.891" calcext:value-type="float">
            <text:p>0.891</text:p>
          </table:table-cell>
          <table:table-cell office:value-type="float" office:value="-0.467437" calcext:value-type="float">
            <text:p>-0.467437</text:p>
          </table:table-cell>
          <table:table-cell table:number-columns-repeated="2"/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-0.468993" calcext:value-type="float">
            <text:p>-0.468993</text:p>
          </table:table-cell>
          <table:table-cell table:number-columns-repeated="2"/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-0.470549" calcext:value-type="float">
            <text:p>-0.470549</text:p>
          </table:table-cell>
          <table:table-cell table:number-columns-repeated="2"/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-0.472105" calcext:value-type="float">
            <text:p>-0.472105</text:p>
          </table:table-cell>
          <table:table-cell table:number-columns-repeated="2"/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-0.473661" calcext:value-type="float">
            <text:p>-0.473661</text:p>
          </table:table-cell>
          <table:table-cell table:number-columns-repeated="2"/>
        </table:table-row>
        <table:table-row table:style-name="ro1">
          <table:table-cell office:value-type="float" office:value="0.896" calcext:value-type="float">
            <text:p>0.896</text:p>
          </table:table-cell>
          <table:table-cell office:value-type="float" office:value="-0.475217" calcext:value-type="float">
            <text:p>-0.475217</text:p>
          </table:table-cell>
          <table:table-cell table:number-columns-repeated="2"/>
        </table:table-row>
        <table:table-row table:style-name="ro1">
          <table:table-cell office:value-type="float" office:value="0.897" calcext:value-type="float">
            <text:p>0.897</text:p>
          </table:table-cell>
          <table:table-cell office:value-type="float" office:value="-0.476773" calcext:value-type="float">
            <text:p>-0.476773</text:p>
          </table:table-cell>
          <table:table-cell table:number-columns-repeated="2"/>
        </table:table-row>
        <table:table-row table:style-name="ro1">
          <table:table-cell office:value-type="float" office:value="0.898" calcext:value-type="float">
            <text:p>0.898</text:p>
          </table:table-cell>
          <table:table-cell office:value-type="float" office:value="-0.478329" calcext:value-type="float">
            <text:p>-0.478329</text:p>
          </table:table-cell>
          <table:table-cell table:number-columns-repeated="2"/>
        </table:table-row>
        <table:table-row table:style-name="ro1">
          <table:table-cell office:value-type="float" office:value="0.899" calcext:value-type="float">
            <text:p>0.899</text:p>
          </table:table-cell>
          <table:table-cell office:value-type="float" office:value="-0.479885" calcext:value-type="float">
            <text:p>-0.479885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48144" calcext:value-type="float">
            <text:p>-0.48144</text:p>
          </table:table-cell>
          <table:table-cell table:number-columns-repeated="2"/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-0.466625" calcext:value-type="float">
            <text:p>-0.466625</text:p>
          </table:table-cell>
          <table:table-cell table:number-columns-repeated="2"/>
        </table:table-row>
        <table:table-row table:style-name="ro1">
          <table:table-cell office:value-type="float" office:value="0.902" calcext:value-type="float">
            <text:p>0.902</text:p>
          </table:table-cell>
          <table:table-cell office:value-type="float" office:value="-0.451811" calcext:value-type="float">
            <text:p>-0.451811</text:p>
          </table:table-cell>
          <table:table-cell table:number-columns-repeated="2"/>
        </table:table-row>
        <table:table-row table:style-name="ro1">
          <table:table-cell office:value-type="float" office:value="0.903" calcext:value-type="float">
            <text:p>0.903</text:p>
          </table:table-cell>
          <table:table-cell office:value-type="float" office:value="-0.436997" calcext:value-type="float">
            <text:p>-0.436997</text:p>
          </table:table-cell>
          <table:table-cell table:number-columns-repeated="2"/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-0.422183" calcext:value-type="float">
            <text:p>-0.422183</text:p>
          </table:table-cell>
          <table:table-cell table:number-columns-repeated="2"/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-0.407368" calcext:value-type="float">
            <text:p>-0.407368</text:p>
          </table:table-cell>
          <table:table-cell table:number-columns-repeated="2"/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-0.392553" calcext:value-type="float">
            <text:p>-0.392553</text:p>
          </table:table-cell>
          <table:table-cell table:number-columns-repeated="2"/>
        </table:table-row>
        <table:table-row table:style-name="ro1">
          <table:table-cell office:value-type="float" office:value="0.907" calcext:value-type="float">
            <text:p>0.907</text:p>
          </table:table-cell>
          <table:table-cell office:value-type="float" office:value="-0.377739" calcext:value-type="float">
            <text:p>-0.377739</text:p>
          </table:table-cell>
          <table:table-cell table:number-columns-repeated="2"/>
        </table:table-row>
        <table:table-row table:style-name="ro1">
          <table:table-cell office:value-type="float" office:value="0.908" calcext:value-type="float">
            <text:p>0.908</text:p>
          </table:table-cell>
          <table:table-cell office:value-type="float" office:value="-0.362925" calcext:value-type="float">
            <text:p>-0.362925</text:p>
          </table:table-cell>
          <table:table-cell table:number-columns-repeated="2"/>
        </table:table-row>
        <table:table-row table:style-name="ro1">
          <table:table-cell office:value-type="float" office:value="0.909" calcext:value-type="float">
            <text:p>0.909</text:p>
          </table:table-cell>
          <table:table-cell office:value-type="float" office:value="-0.348111" calcext:value-type="float">
            <text:p>-0.348111</text:p>
          </table:table-cell>
          <table:table-cell table:number-columns-repeated="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-0.333296" calcext:value-type="float">
            <text:p>-0.333296</text:p>
          </table:table-cell>
          <table:table-cell table:number-columns-repeated="2"/>
        </table:table-row>
        <table:table-row table:style-name="ro1">
          <table:table-cell office:value-type="float" office:value="0.911" calcext:value-type="float">
            <text:p>0.911</text:p>
          </table:table-cell>
          <table:table-cell office:value-type="float" office:value="-0.318481" calcext:value-type="float">
            <text:p>-0.318481</text:p>
          </table:table-cell>
          <table:table-cell table:number-columns-repeated="2"/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-0.303667" calcext:value-type="float">
            <text:p>-0.303667</text:p>
          </table:table-cell>
          <table:table-cell table:number-columns-repeated="2"/>
        </table:table-row>
        <table:table-row table:style-name="ro1">
          <table:table-cell office:value-type="float" office:value="0.913" calcext:value-type="float">
            <text:p>0.913</text:p>
          </table:table-cell>
          <table:table-cell office:value-type="float" office:value="-0.288853" calcext:value-type="float">
            <text:p>-0.288853</text:p>
          </table:table-cell>
          <table:table-cell table:number-columns-repeated="2"/>
        </table:table-row>
        <table:table-row table:style-name="ro1">
          <table:table-cell office:value-type="float" office:value="0.914" calcext:value-type="float">
            <text:p>0.914</text:p>
          </table:table-cell>
          <table:table-cell office:value-type="float" office:value="-0.274039" calcext:value-type="float">
            <text:p>-0.274039</text:p>
          </table:table-cell>
          <table:table-cell table:number-columns-repeated="2"/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-0.259224" calcext:value-type="float">
            <text:p>-0.259224</text:p>
          </table:table-cell>
          <table:table-cell table:number-columns-repeated="2"/>
        </table:table-row>
        <table:table-row table:style-name="ro1">
          <table:table-cell office:value-type="float" office:value="0.916" calcext:value-type="float">
            <text:p>0.916</text:p>
          </table:table-cell>
          <table:table-cell office:value-type="float" office:value="-0.24441" calcext:value-type="float">
            <text:p>-0.24441</text:p>
          </table:table-cell>
          <table:table-cell table:number-columns-repeated="2"/>
        </table:table-row>
        <table:table-row table:style-name="ro1">
          <table:table-cell office:value-type="float" office:value="0.917" calcext:value-type="float">
            <text:p>0.917</text:p>
          </table:table-cell>
          <table:table-cell office:value-type="float" office:value="-0.229595" calcext:value-type="float">
            <text:p>-0.229595</text:p>
          </table:table-cell>
          <table:table-cell table:number-columns-repeated="2"/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-0.214781" calcext:value-type="float">
            <text:p>-0.214781</text:p>
          </table:table-cell>
          <table:table-cell table:number-columns-repeated="2"/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-0.199966" calcext:value-type="float">
            <text:p>-0.199966</text:p>
          </table:table-cell>
          <table:table-cell table:number-columns-repeated="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-0.185152" calcext:value-type="float">
            <text:p>-0.185152</text:p>
          </table:table-cell>
          <table:table-cell table:number-columns-repeated="2"/>
        </table:table-row>
        <table:table-row table:style-name="ro1">
          <table:table-cell office:value-type="float" office:value="0.921" calcext:value-type="float">
            <text:p>0.921</text:p>
          </table:table-cell>
          <table:table-cell office:value-type="float" office:value="-0.170338" calcext:value-type="float">
            <text:p>-0.170338</text:p>
          </table:table-cell>
          <table:table-cell table:number-columns-repeated="2"/>
        </table:table-row>
        <table:table-row table:style-name="ro1">
          <table:table-cell office:value-type="float" office:value="0.922" calcext:value-type="float">
            <text:p>0.922</text:p>
          </table:table-cell>
          <table:table-cell office:value-type="float" office:value="-0.155523" calcext:value-type="float">
            <text:p>-0.155523</text:p>
          </table:table-cell>
          <table:table-cell table:number-columns-repeated="2"/>
        </table:table-row>
        <table:table-row table:style-name="ro1">
          <table:table-cell office:value-type="float" office:value="0.923" calcext:value-type="float">
            <text:p>0.923</text:p>
          </table:table-cell>
          <table:table-cell office:value-type="float" office:value="-0.140709" calcext:value-type="float">
            <text:p>-0.140709</text:p>
          </table:table-cell>
          <table:table-cell table:number-columns-repeated="2"/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-0.125894" calcext:value-type="float">
            <text:p>-0.125894</text:p>
          </table:table-cell>
          <table:table-cell table:number-columns-repeated="2"/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-0.11108" calcext:value-type="float">
            <text:p>-0.11108</text:p>
          </table:table-cell>
          <table:table-cell table:number-columns-repeated="2"/>
        </table:table-row>
        <table:table-row table:style-name="ro1">
          <table:table-cell office:value-type="float" office:value="0.926" calcext:value-type="float">
            <text:p>0.926</text:p>
          </table:table-cell>
          <table:table-cell office:value-type="float" office:value="-0.0962657" calcext:value-type="float">
            <text:p>-0.0962657</text:p>
          </table:table-cell>
          <table:table-cell table:number-columns-repeated="2"/>
        </table:table-row>
        <table:table-row table:style-name="ro1">
          <table:table-cell office:value-type="float" office:value="0.927" calcext:value-type="float">
            <text:p>0.927</text:p>
          </table:table-cell>
          <table:table-cell office:value-type="float" office:value="-0.0814514" calcext:value-type="float">
            <text:p>-0.0814514</text:p>
          </table:table-cell>
          <table:table-cell table:number-columns-repeated="2"/>
        </table:table-row>
        <table:table-row table:style-name="ro1">
          <table:table-cell office:value-type="float" office:value="0.928" calcext:value-type="float">
            <text:p>0.928</text:p>
          </table:table-cell>
          <table:table-cell office:value-type="float" office:value="-0.0666372" calcext:value-type="float">
            <text:p>-0.0666372</text:p>
          </table:table-cell>
          <table:table-cell table:number-columns-repeated="2"/>
        </table:table-row>
        <table:table-row table:style-name="ro1">
          <table:table-cell office:value-type="float" office:value="0.929" calcext:value-type="float">
            <text:p>0.929</text:p>
          </table:table-cell>
          <table:table-cell office:value-type="float" office:value="-0.0518221" calcext:value-type="float">
            <text:p>-0.0518221</text:p>
          </table:table-cell>
          <table:table-cell table:number-columns-repeated="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-0.0370079" calcext:value-type="float">
            <text:p>-0.0370079</text:p>
          </table:table-cell>
          <table:table-cell table:number-columns-repeated="2"/>
        </table:table-row>
        <table:table-row table:style-name="ro1">
          <table:table-cell office:value-type="float" office:value="0.931" calcext:value-type="float">
            <text:p>0.931</text:p>
          </table:table-cell>
          <table:table-cell office:value-type="float" office:value="-0.0221937" calcext:value-type="float">
            <text:p>-0.0221937</text:p>
          </table:table-cell>
          <table:table-cell table:number-columns-repeated="2"/>
        </table:table-row>
        <table:table-row table:style-name="ro1">
          <table:table-cell office:value-type="float" office:value="0.932" calcext:value-type="float">
            <text:p>0.932</text:p>
          </table:table-cell>
          <table:table-cell office:value-type="float" office:value="-0.00737952" calcext:value-type="float">
            <text:p>-0.00737952</text:p>
          </table:table-cell>
          <table:table-cell table:number-columns-repeated="2"/>
        </table:table-row>
        <table:table-row table:style-name="ro1">
          <table:table-cell office:value-type="float" office:value="0.933" calcext:value-type="float">
            <text:p>0.933</text:p>
          </table:table-cell>
          <table:table-cell office:value-type="float" office:value="0.00743558" calcext:value-type="float">
            <text:p>0.00743558</text:p>
          </table:table-cell>
          <table:table-cell table:number-columns-repeated="2"/>
        </table:table-row>
        <table:table-row table:style-name="ro1">
          <table:table-cell office:value-type="float" office:value="0.934" calcext:value-type="float">
            <text:p>0.934</text:p>
          </table:table-cell>
          <table:table-cell office:value-type="float" office:value="0.0222498" calcext:value-type="float">
            <text:p>0.0222498</text:p>
          </table:table-cell>
          <table:table-cell table:number-columns-repeated="2"/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0.037064" calcext:value-type="float">
            <text:p>0.037064</text:p>
          </table:table-cell>
          <table:table-cell table:number-columns-repeated="2"/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.0518782" calcext:value-type="float">
            <text:p>0.0518782</text:p>
          </table:table-cell>
          <table:table-cell table:number-columns-repeated="2"/>
        </table:table-row>
        <table:table-row table:style-name="ro1">
          <table:table-cell office:value-type="float" office:value="0.937" calcext:value-type="float">
            <text:p>0.937</text:p>
          </table:table-cell>
          <table:table-cell office:value-type="float" office:value="0.0666924" calcext:value-type="float">
            <text:p>0.0666924</text:p>
          </table:table-cell>
          <table:table-cell table:number-columns-repeated="2"/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0.0815075" calcext:value-type="float">
            <text:p>0.0815075</text:p>
          </table:table-cell>
          <table:table-cell table:number-columns-repeated="2"/>
        </table:table-row>
        <table:table-row table:style-name="ro1">
          <table:table-cell office:value-type="float" office:value="0.939" calcext:value-type="float">
            <text:p>0.939</text:p>
          </table:table-cell>
          <table:table-cell office:value-type="float" office:value="0.0963217" calcext:value-type="float">
            <text:p>0.0963217</text:p>
          </table:table-cell>
          <table:table-cell table:number-columns-repeated="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111136" calcext:value-type="float">
            <text:p>0.111136</text:p>
          </table:table-cell>
          <table:table-cell table:number-columns-repeated="2"/>
        </table:table-row>
        <table:table-row table:style-name="ro1">
          <table:table-cell office:value-type="float" office:value="0.941" calcext:value-type="float">
            <text:p>0.941</text:p>
          </table:table-cell>
          <table:table-cell office:value-type="float" office:value="0.12595" calcext:value-type="float">
            <text:p>0.12595</text:p>
          </table:table-cell>
          <table:table-cell table:number-columns-repeated="2"/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0.140764" calcext:value-type="float">
            <text:p>0.140764</text:p>
          </table:table-cell>
          <table:table-cell table:number-columns-repeated="2"/>
        </table:table-row>
        <table:table-row table:style-name="ro1">
          <table:table-cell office:value-type="float" office:value="0.943" calcext:value-type="float">
            <text:p>0.943</text:p>
          </table:table-cell>
          <table:table-cell office:value-type="float" office:value="0.155579" calcext:value-type="float">
            <text:p>0.155579</text:p>
          </table:table-cell>
          <table:table-cell table:number-columns-repeated="2"/>
        </table:table-row>
        <table:table-row table:style-name="ro1">
          <table:table-cell office:value-type="float" office:value="0.944" calcext:value-type="float">
            <text:p>0.944</text:p>
          </table:table-cell>
          <table:table-cell office:value-type="float" office:value="0.170394" calcext:value-type="float">
            <text:p>0.170394</text:p>
          </table:table-cell>
          <table:table-cell table:number-columns-repeated="2"/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0.185208" calcext:value-type="float">
            <text:p>0.185208</text:p>
          </table:table-cell>
          <table:table-cell table:number-columns-repeated="2"/>
        </table:table-row>
        <table:table-row table:style-name="ro1">
          <table:table-cell office:value-type="float" office:value="0.946" calcext:value-type="float">
            <text:p>0.946</text:p>
          </table:table-cell>
          <table:table-cell office:value-type="float" office:value="0.200022" calcext:value-type="float">
            <text:p>0.200022</text:p>
          </table:table-cell>
          <table:table-cell table:number-columns-repeated="2"/>
        </table:table-row>
        <table:table-row table:style-name="ro1">
          <table:table-cell office:value-type="float" office:value="0.947" calcext:value-type="float">
            <text:p>0.947</text:p>
          </table:table-cell>
          <table:table-cell office:value-type="float" office:value="0.214837" calcext:value-type="float">
            <text:p>0.214837</text:p>
          </table:table-cell>
          <table:table-cell table:number-columns-repeated="2"/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0.229651" calcext:value-type="float">
            <text:p>0.229651</text:p>
          </table:table-cell>
          <table:table-cell table:number-columns-repeated="2"/>
        </table:table-row>
        <table:table-row table:style-name="ro1">
          <table:table-cell office:value-type="float" office:value="0.949" calcext:value-type="float">
            <text:p>0.949</text:p>
          </table:table-cell>
          <table:table-cell office:value-type="float" office:value="0.244466" calcext:value-type="float">
            <text:p>0.244466</text:p>
          </table:table-cell>
          <table:table-cell table:number-columns-repeated="2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25928" calcext:value-type="float">
            <text:p>0.25928</text:p>
          </table:table-cell>
          <table:table-cell table:number-columns-repeated="2"/>
        </table:table-row>
        <table:table-row table:style-name="ro1">
          <table:table-cell office:value-type="float" office:value="0.951" calcext:value-type="float">
            <text:p>0.951</text:p>
          </table:table-cell>
          <table:table-cell office:value-type="float" office:value="0.274094" calcext:value-type="float">
            <text:p>0.274094</text:p>
          </table:table-cell>
          <table:table-cell table:number-columns-repeated="2"/>
        </table:table-row>
        <table:table-row table:style-name="ro1">
          <table:table-cell office:value-type="float" office:value="0.952" calcext:value-type="float">
            <text:p>0.952</text:p>
          </table:table-cell>
          <table:table-cell office:value-type="float" office:value="0.288909" calcext:value-type="float">
            <text:p>0.288909</text:p>
          </table:table-cell>
          <table:table-cell table:number-columns-repeated="2"/>
        </table:table-row>
        <table:table-row table:style-name="ro1">
          <table:table-cell office:value-type="float" office:value="0.953" calcext:value-type="float">
            <text:p>0.953</text:p>
          </table:table-cell>
          <table:table-cell office:value-type="float" office:value="0.303723" calcext:value-type="float">
            <text:p>0.303723</text:p>
          </table:table-cell>
          <table:table-cell table:number-columns-repeated="2"/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0.318538" calcext:value-type="float">
            <text:p>0.318538</text:p>
          </table:table-cell>
          <table:table-cell table:number-columns-repeated="2"/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0.333352" calcext:value-type="float">
            <text:p>0.333352</text:p>
          </table:table-cell>
          <table:table-cell table:number-columns-repeated="2"/>
        </table:table-row>
        <table:table-row table:style-name="ro1">
          <table:table-cell office:value-type="float" office:value="0.956" calcext:value-type="float">
            <text:p>0.956</text:p>
          </table:table-cell>
          <table:table-cell office:value-type="float" office:value="0.348166" calcext:value-type="float">
            <text:p>0.348166</text:p>
          </table:table-cell>
          <table:table-cell table:number-columns-repeated="2"/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0.362981" calcext:value-type="float">
            <text:p>0.362981</text:p>
          </table:table-cell>
          <table:table-cell table:number-columns-repeated="2"/>
        </table:table-row>
        <table:table-row table:style-name="ro1">
          <table:table-cell office:value-type="float" office:value="0.958" calcext:value-type="float">
            <text:p>0.958</text:p>
          </table:table-cell>
          <table:table-cell office:value-type="float" office:value="0.377795" calcext:value-type="float">
            <text:p>0.377795</text:p>
          </table:table-cell>
          <table:table-cell table:number-columns-repeated="2"/>
        </table:table-row>
        <table:table-row table:style-name="ro1">
          <table:table-cell office:value-type="float" office:value="0.959" calcext:value-type="float">
            <text:p>0.959</text:p>
          </table:table-cell>
          <table:table-cell office:value-type="float" office:value="0.392609" calcext:value-type="float">
            <text:p>0.392609</text:p>
          </table:table-cell>
          <table:table-cell table:number-columns-repeated="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407424" calcext:value-type="float">
            <text:p>0.407424</text:p>
          </table:table-cell>
          <table:table-cell table:number-columns-repeated="2"/>
        </table:table-row>
        <table:table-row table:style-name="ro1">
          <table:table-cell office:value-type="float" office:value="0.961" calcext:value-type="float">
            <text:p>0.961</text:p>
          </table:table-cell>
          <table:table-cell office:value-type="float" office:value="0.422239" calcext:value-type="float">
            <text:p>0.422239</text:p>
          </table:table-cell>
          <table:table-cell table:number-columns-repeated="2"/>
        </table:table-row>
        <table:table-row table:style-name="ro1">
          <table:table-cell office:value-type="float" office:value="0.962" calcext:value-type="float">
            <text:p>0.962</text:p>
          </table:table-cell>
          <table:table-cell office:value-type="float" office:value="0.437053" calcext:value-type="float">
            <text:p>0.437053</text:p>
          </table:table-cell>
          <table:table-cell table:number-columns-repeated="2"/>
        </table:table-row>
        <table:table-row table:style-name="ro1">
          <table:table-cell office:value-type="float" office:value="0.963" calcext:value-type="float">
            <text:p>0.963</text:p>
          </table:table-cell>
          <table:table-cell office:value-type="float" office:value="0.451867" calcext:value-type="float">
            <text:p>0.451867</text:p>
          </table:table-cell>
          <table:table-cell table:number-columns-repeated="2"/>
        </table:table-row>
        <table:table-row table:style-name="ro1">
          <table:table-cell office:value-type="float" office:value="0.964" calcext:value-type="float">
            <text:p>0.964</text:p>
          </table:table-cell>
          <table:table-cell office:value-type="float" office:value="0.466681" calcext:value-type="float">
            <text:p>0.466681</text:p>
          </table:table-cell>
          <table:table-cell table:number-columns-repeated="2"/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0.481496" calcext:value-type="float">
            <text:p>0.481496</text:p>
          </table:table-cell>
          <table:table-cell table:number-columns-repeated="2"/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0.496311" calcext:value-type="float">
            <text:p>0.496311</text:p>
          </table:table-cell>
          <table:table-cell table:number-columns-repeated="2"/>
        </table:table-row>
        <table:table-row table:style-name="ro1">
          <table:table-cell office:value-type="float" office:value="0.967" calcext:value-type="float">
            <text:p>0.967</text:p>
          </table:table-cell>
          <table:table-cell office:value-type="float" office:value="0.511125" calcext:value-type="float">
            <text:p>0.511125</text:p>
          </table:table-cell>
          <table:table-cell table:number-columns-repeated="2"/>
        </table:table-row>
        <table:table-row table:style-name="ro1">
          <table:table-cell office:value-type="float" office:value="0.968" calcext:value-type="float">
            <text:p>0.968</text:p>
          </table:table-cell>
          <table:table-cell office:value-type="float" office:value="0.525939" calcext:value-type="float">
            <text:p>0.525939</text:p>
          </table:table-cell>
          <table:table-cell table:number-columns-repeated="2"/>
        </table:table-row>
        <table:table-row table:style-name="ro1">
          <table:table-cell office:value-type="float" office:value="0.969" calcext:value-type="float">
            <text:p>0.969</text:p>
          </table:table-cell>
          <table:table-cell office:value-type="float" office:value="0.540753" calcext:value-type="float">
            <text:p>0.540753</text:p>
          </table:table-cell>
          <table:table-cell table:number-columns-repeated="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55568" calcext:value-type="float">
            <text:p>0.555568</text:p>
          </table:table-cell>
          <table:table-cell table:number-columns-repeated="2"/>
        </table:table-row>
        <table:table-row table:style-name="ro1">
          <table:table-cell office:value-type="float" office:value="0.971" calcext:value-type="float">
            <text:p>0.971</text:p>
          </table:table-cell>
          <table:table-cell office:value-type="float" office:value="0.570383" calcext:value-type="float">
            <text:p>0.570383</text:p>
          </table:table-cell>
          <table:table-cell table:number-columns-repeated="2"/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0.585197" calcext:value-type="float">
            <text:p>0.585197</text:p>
          </table:table-cell>
          <table:table-cell table:number-columns-repeated="2"/>
        </table:table-row>
        <table:table-row table:style-name="ro1">
          <table:table-cell office:value-type="float" office:value="0.973" calcext:value-type="float">
            <text:p>0.973</text:p>
          </table:table-cell>
          <table:table-cell office:value-type="float" office:value="0.600011" calcext:value-type="float">
            <text:p>0.600011</text:p>
          </table:table-cell>
          <table:table-cell table:number-columns-repeated="2"/>
        </table:table-row>
        <table:table-row table:style-name="ro1">
          <table:table-cell office:value-type="float" office:value="0.974" calcext:value-type="float">
            <text:p>0.974</text:p>
          </table:table-cell>
          <table:table-cell office:value-type="float" office:value="0.614825" calcext:value-type="float">
            <text:p>0.614825</text:p>
          </table:table-cell>
          <table:table-cell table:number-columns-repeated="2"/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.62964" calcext:value-type="float">
            <text:p>0.62964</text:p>
          </table:table-cell>
          <table:table-cell table:number-columns-repeated="2"/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0.644455" calcext:value-type="float">
            <text:p>0.644455</text:p>
          </table:table-cell>
          <table:table-cell table:number-columns-repeated="2"/>
        </table:table-row>
        <table:table-row table:style-name="ro1">
          <table:table-cell office:value-type="float" office:value="0.977" calcext:value-type="float">
            <text:p>0.977</text:p>
          </table:table-cell>
          <table:table-cell office:value-type="float" office:value="0.659269" calcext:value-type="float">
            <text:p>0.659269</text:p>
          </table:table-cell>
          <table:table-cell table:number-columns-repeated="2"/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0.674083" calcext:value-type="float">
            <text:p>0.674083</text:p>
          </table:table-cell>
          <table:table-cell table:number-columns-repeated="2"/>
        </table:table-row>
        <table:table-row table:style-name="ro1">
          <table:table-cell office:value-type="float" office:value="0.979" calcext:value-type="float">
            <text:p>0.979</text:p>
          </table:table-cell>
          <table:table-cell office:value-type="float" office:value="0.688897" calcext:value-type="float">
            <text:p>0.688897</text:p>
          </table:table-cell>
          <table:table-cell table:number-columns-repeated="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703712" calcext:value-type="float">
            <text:p>0.703712</text:p>
          </table:table-cell>
          <table:table-cell table:number-columns-repeated="2"/>
        </table:table-row>
        <table:table-row table:style-name="ro1">
          <table:table-cell office:value-type="float" office:value="0.981" calcext:value-type="float">
            <text:p>0.981</text:p>
          </table:table-cell>
          <table:table-cell office:value-type="float" office:value="0.718526" calcext:value-type="float">
            <text:p>0.718526</text:p>
          </table:table-cell>
          <table:table-cell table:number-columns-repeated="2"/>
        </table:table-row>
        <table:table-row table:style-name="ro1">
          <table:table-cell office:value-type="float" office:value="0.982" calcext:value-type="float">
            <text:p>0.982</text:p>
          </table:table-cell>
          <table:table-cell office:value-type="float" office:value="0.733341" calcext:value-type="float">
            <text:p>0.733341</text:p>
          </table:table-cell>
          <table:table-cell table:number-columns-repeated="2"/>
        </table:table-row>
        <table:table-row table:style-name="ro1">
          <table:table-cell office:value-type="float" office:value="0.983" calcext:value-type="float">
            <text:p>0.983</text:p>
          </table:table-cell>
          <table:table-cell office:value-type="float" office:value="0.748155" calcext:value-type="float">
            <text:p>0.748155</text:p>
          </table:table-cell>
          <table:table-cell table:number-columns-repeated="2"/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.76297" calcext:value-type="float">
            <text:p>0.76297</text:p>
          </table:table-cell>
          <table:table-cell table:number-columns-repeated="2"/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0.777784" calcext:value-type="float">
            <text:p>0.777784</text:p>
          </table:table-cell>
          <table:table-cell table:number-columns-repeated="2"/>
        </table:table-row>
        <table:table-row table:style-name="ro1">
          <table:table-cell office:value-type="float" office:value="0.986" calcext:value-type="float">
            <text:p>0.986</text:p>
          </table:table-cell>
          <table:table-cell office:value-type="float" office:value="0.792598" calcext:value-type="float">
            <text:p>0.792598</text:p>
          </table:table-cell>
          <table:table-cell table:number-columns-repeated="2"/>
        </table:table-row>
        <table:table-row table:style-name="ro1">
          <table:table-cell office:value-type="float" office:value="0.987" calcext:value-type="float">
            <text:p>0.987</text:p>
          </table:table-cell>
          <table:table-cell office:value-type="float" office:value="0.807413" calcext:value-type="float">
            <text:p>0.807413</text:p>
          </table:table-cell>
          <table:table-cell table:number-columns-repeated="2"/>
        </table:table-row>
        <table:table-row table:style-name="ro1">
          <table:table-cell office:value-type="float" office:value="0.988" calcext:value-type="float">
            <text:p>0.988</text:p>
          </table:table-cell>
          <table:table-cell office:value-type="float" office:value="0.822227" calcext:value-type="float">
            <text:p>0.822227</text:p>
          </table:table-cell>
          <table:table-cell table:number-columns-repeated="2"/>
        </table:table-row>
        <table:table-row table:style-name="ro1">
          <table:table-cell office:value-type="float" office:value="0.989" calcext:value-type="float">
            <text:p>0.989</text:p>
          </table:table-cell>
          <table:table-cell office:value-type="float" office:value="0.837042" calcext:value-type="float">
            <text:p>0.837042</text:p>
          </table:table-cell>
          <table:table-cell table:number-columns-repeated="2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851856" calcext:value-type="float">
            <text:p>0.851856</text:p>
          </table:table-cell>
          <table:table-cell table:number-columns-repeated="2"/>
        </table:table-row>
        <table:table-row table:style-name="ro1">
          <table:table-cell office:value-type="float" office:value="0.991" calcext:value-type="float">
            <text:p>0.991</text:p>
          </table:table-cell>
          <table:table-cell office:value-type="float" office:value="0.86667" calcext:value-type="float">
            <text:p>0.86667</text:p>
          </table:table-cell>
          <table:table-cell table:number-columns-repeated="2"/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0.881485" calcext:value-type="float">
            <text:p>0.881485</text:p>
          </table:table-cell>
          <table:table-cell table:number-columns-repeated="2"/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0.896299" calcext:value-type="float">
            <text:p>0.896299</text:p>
          </table:table-cell>
          <table:table-cell table:number-columns-repeated="2"/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0.911114" calcext:value-type="float">
            <text:p>0.911114</text:p>
          </table:table-cell>
          <table:table-cell table:number-columns-repeated="2"/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0.925928" calcext:value-type="float">
            <text:p>0.925928</text:p>
          </table:table-cell>
          <table:table-cell table:number-columns-repeated="2"/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0.940742" calcext:value-type="float">
            <text:p>0.940742</text:p>
          </table:table-cell>
          <table:table-cell table:number-columns-repeated="2"/>
        </table:table-row>
        <table:table-row table:style-name="ro1">
          <table:table-cell office:value-type="float" office:value="0.997" calcext:value-type="float">
            <text:p>0.997</text:p>
          </table:table-cell>
          <table:table-cell office:value-type="float" office:value="0.955556" calcext:value-type="float">
            <text:p>0.955556</text:p>
          </table:table-cell>
          <table:table-cell table:number-columns-repeated="2"/>
        </table:table-row>
        <table:table-row table:style-name="ro1">
          <table:table-cell office:value-type="float" office:value="0.998" calcext:value-type="float">
            <text:p>0.998</text:p>
          </table:table-cell>
          <table:table-cell office:value-type="float" office:value="0.970372" calcext:value-type="float">
            <text:p>0.970372</text:p>
          </table:table-cell>
          <table:table-cell table:number-columns-repeated="2"/>
        </table:table-row>
        <table:table-row table:style-name="ro1">
          <table:table-cell office:value-type="float" office:value="0.999" calcext:value-type="float">
            <text:p>0.999</text:p>
          </table:table-cell>
          <table:table-cell office:value-type="float" office:value="0.985186" calcext:value-type="float">
            <text:p>0.98518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5T09:43:43.484284573</dc:date>
    <meta:editing-duration>PT5M21S</meta:editing-duration>
    <meta:editing-cycles>1</meta:editing-cycles>
    <meta:document-statistic meta:table-count="1" meta:cell-count="202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interval-major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-0.75" chart:maximum="1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552cm" svg:height="21.197cm" xlink:href=".." xlink:type="simple" chart:class="chart:scatter" chart:style-name="ch1">
        <chart:legend chart:legend-position="end" svg:x="32.382cm" svg:y="10.05cm" style:legend-expansion="high" chart:style-name="ch2"/>
        <chart:plot-area chart:style-name="ch3" table:cell-range-address="maz.A1:maz.B1002 maz.D2:maz.D12" chart:data-source-has-labels="both" svg:x="0.711cm" svg:y="0.423cm" svg:width="30.96cm" svg:height="20.351cm">
          <chartooo:coordinate-region svg:x="1.729cm" svg:y="0.423cm" svg:width="29.848cm" svg:height="20.15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maz.B2:maz.B1002" chart:label-cell-address="maz.B1:maz.B1" chart:class="chart:scatter">
            <chart:domain table:cell-range-address="maz.A2:maz.A1002"/>
            <chart:data-point chart:repeated="1001"/>
          </chart:series>
          <chart:series chart:style-name="ch8" chart:values-cell-range-address="maz.D2:maz.D12" loext:label-string="book" chart:class="chart:scatter">
            <chart:domain table:cell-range-address="maz.C2:maz.C12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erature</text:p>
                <draw:g>
                  <svg:desc>maz.B1:maz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book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  <draw:g>
                  <svg:desc>maz.A2:maz.A1002</svg:desc>
                </draw:g>
              </table:table-cell>
              <table:table-cell office:value-type="float" office:value="0">
                <text:p>0</text:p>
                <draw:g>
                  <svg:desc>maz.B2:maz.B1002</svg:desc>
                </draw:g>
              </table:table-cell>
              <table:table-cell office:value-type="float" office:value="0">
                <text:p>0</text:p>
                <draw:g>
                  <svg:desc>maz.C2:maz.C12</svg:desc>
                </draw:g>
              </table:table-cell>
              <table:table-cell office:value-type="float" office:value="0">
                <text:p>0</text:p>
                <draw:g>
                  <svg:desc>maz.D2:maz.D12</svg:desc>
                </draw:g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0.00366427">
                <text:p>0.00366427</text:p>
              </table:table-cell>
              <table:table-cell office:value-type="float" office:value="0.1">
                <text:p>0.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/>
              <table:table-cell office:value-type="float" office:value="0.002">
                <text:p>0.002</text:p>
              </table:table-cell>
              <table:table-cell office:value-type="float" office:value="0.00732853">
                <text:p>0.00732853</text:p>
              </table:table-cell>
              <table:table-cell office:value-type="float" office:value="0.2">
                <text:p>0.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/>
              <table:table-cell office:value-type="float" office:value="0.003">
                <text:p>0.003</text:p>
              </table:table-cell>
              <table:table-cell office:value-type="float" office:value="0.0109928">
                <text:p>0.0109928</text:p>
              </table:table-cell>
              <table:table-cell office:value-type="float" office:value="0.3">
                <text:p>0.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/>
              <table:table-cell office:value-type="float" office:value="0.004">
                <text:p>0.004</text:p>
              </table:table-cell>
              <table:table-cell office:value-type="float" office:value="0.0146571">
                <text:p>0.0146571</text:p>
              </table:table-cell>
              <table:table-cell office:value-type="float" office:value="0.4">
                <text:p>0.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/>
              <table:table-cell office:value-type="float" office:value="0.005">
                <text:p>0.005</text:p>
              </table:table-cell>
              <table:table-cell office:value-type="float" office:value="0.0183213">
                <text:p>0.0183213</text:p>
              </table:table-cell>
              <table:table-cell office:value-type="float" office:value="0.5">
                <text:p>0.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/>
              <table:table-cell office:value-type="float" office:value="0.006">
                <text:p>0.006</text:p>
              </table:table-cell>
              <table:table-cell office:value-type="float" office:value="0.0219856">
                <text:p>0.021985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7">
                <text:p>0.007</text:p>
              </table:table-cell>
              <table:table-cell office:value-type="float" office:value="0.0256499">
                <text:p>0.0256499</text:p>
              </table:table-cell>
              <table:table-cell office:value-type="float" office:value="0.7">
                <text:p>0.7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/>
              <table:table-cell office:value-type="float" office:value="0.008">
                <text:p>0.008</text:p>
              </table:table-cell>
              <table:table-cell office:value-type="float" office:value="0.0293141">
                <text:p>0.0293141</text:p>
              </table:table-cell>
              <table:table-cell office:value-type="float" office:value="0.8">
                <text:p>0.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/>
              <table:table-cell office:value-type="float" office:value="0.009">
                <text:p>0.009</text:p>
              </table:table-cell>
              <table:table-cell office:value-type="float" office:value="0.0329784">
                <text:p>0.0329784</text:p>
              </table:table-cell>
              <table:table-cell office:value-type="float" office:value="0.9">
                <text:p>0.9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0.0366426">
                <text:p>0.03664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011">
                <text:p>0.011</text:p>
              </table:table-cell>
              <table:table-cell office:value-type="float" office:value="0.0403069">
                <text:p>0.0403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2">
                <text:p>0.012</text:p>
              </table:table-cell>
              <table:table-cell office:value-type="float" office:value="0.0439712">
                <text:p>0.0439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3">
                <text:p>0.013</text:p>
              </table:table-cell>
              <table:table-cell office:value-type="float" office:value="0.0476354">
                <text:p>0.0476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4">
                <text:p>0.014</text:p>
              </table:table-cell>
              <table:table-cell office:value-type="float" office:value="0.0512997">
                <text:p>0.0512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5">
                <text:p>0.015</text:p>
              </table:table-cell>
              <table:table-cell office:value-type="float" office:value="0.054964">
                <text:p>0.054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6">
                <text:p>0.016</text:p>
              </table:table-cell>
              <table:table-cell office:value-type="float" office:value="0.0586282">
                <text:p>0.0586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7">
                <text:p>0.017</text:p>
              </table:table-cell>
              <table:table-cell office:value-type="float" office:value="0.0622925">
                <text:p>0.062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8">
                <text:p>0.018</text:p>
              </table:table-cell>
              <table:table-cell office:value-type="float" office:value="0.0659568">
                <text:p>0.0659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9">
                <text:p>0.019</text:p>
              </table:table-cell>
              <table:table-cell office:value-type="float" office:value="0.069621">
                <text:p>0.069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0.0732853">
                <text:p>0.0732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1">
                <text:p>0.021</text:p>
              </table:table-cell>
              <table:table-cell office:value-type="float" office:value="0.0769496">
                <text:p>0.0769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2">
                <text:p>0.022</text:p>
              </table:table-cell>
              <table:table-cell office:value-type="float" office:value="0.0806138">
                <text:p>0.0806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3">
                <text:p>0.023</text:p>
              </table:table-cell>
              <table:table-cell office:value-type="float" office:value="0.0842781">
                <text:p>0.0842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4">
                <text:p>0.024</text:p>
              </table:table-cell>
              <table:table-cell office:value-type="float" office:value="0.0879424">
                <text:p>0.0879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5">
                <text:p>0.025</text:p>
              </table:table-cell>
              <table:table-cell office:value-type="float" office:value="0.0916066">
                <text:p>0.0916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6">
                <text:p>0.026</text:p>
              </table:table-cell>
              <table:table-cell office:value-type="float" office:value="0.0952709">
                <text:p>0.095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7">
                <text:p>0.027</text:p>
              </table:table-cell>
              <table:table-cell office:value-type="float" office:value="0.0989352">
                <text:p>0.0989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8">
                <text:p>0.028</text:p>
              </table:table-cell>
              <table:table-cell office:value-type="float" office:value="0.102599">
                <text:p>0.102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9">
                <text:p>0.029</text:p>
              </table:table-cell>
              <table:table-cell office:value-type="float" office:value="0.106264">
                <text:p>0.106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0.109928">
                <text:p>0.109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1">
                <text:p>0.031</text:p>
              </table:table-cell>
              <table:table-cell office:value-type="float" office:value="0.113592">
                <text:p>0.113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2">
                <text:p>0.032</text:p>
              </table:table-cell>
              <table:table-cell office:value-type="float" office:value="0.117256">
                <text:p>0.117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3">
                <text:p>0.033</text:p>
              </table:table-cell>
              <table:table-cell office:value-type="float" office:value="0.120921">
                <text:p>0.120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4">
                <text:p>0.034</text:p>
              </table:table-cell>
              <table:table-cell office:value-type="float" office:value="0.124585">
                <text:p>0.124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5">
                <text:p>0.035</text:p>
              </table:table-cell>
              <table:table-cell office:value-type="float" office:value="0.128249">
                <text:p>0.128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6">
                <text:p>0.036</text:p>
              </table:table-cell>
              <table:table-cell office:value-type="float" office:value="0.131914">
                <text:p>0.13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7">
                <text:p>0.037</text:p>
              </table:table-cell>
              <table:table-cell office:value-type="float" office:value="0.135578">
                <text:p>0.135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8">
                <text:p>0.038</text:p>
              </table:table-cell>
              <table:table-cell office:value-type="float" office:value="0.139242">
                <text:p>0.139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9">
                <text:p>0.039</text:p>
              </table:table-cell>
              <table:table-cell office:value-type="float" office:value="0.142906">
                <text:p>0.142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0.146571">
                <text:p>0.146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1">
                <text:p>0.041</text:p>
              </table:table-cell>
              <table:table-cell office:value-type="float" office:value="0.150235">
                <text:p>0.150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2">
                <text:p>0.042</text:p>
              </table:table-cell>
              <table:table-cell office:value-type="float" office:value="0.153899">
                <text:p>0.15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3">
                <text:p>0.043</text:p>
              </table:table-cell>
              <table:table-cell office:value-type="float" office:value="0.157563">
                <text:p>0.157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4">
                <text:p>0.044</text:p>
              </table:table-cell>
              <table:table-cell office:value-type="float" office:value="0.161228">
                <text:p>0.16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5">
                <text:p>0.045</text:p>
              </table:table-cell>
              <table:table-cell office:value-type="float" office:value="0.164892">
                <text:p>0.164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6">
                <text:p>0.046</text:p>
              </table:table-cell>
              <table:table-cell office:value-type="float" office:value="0.168556">
                <text:p>0.168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7">
                <text:p>0.047</text:p>
              </table:table-cell>
              <table:table-cell office:value-type="float" office:value="0.17222">
                <text:p>0.17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8">
                <text:p>0.048</text:p>
              </table:table-cell>
              <table:table-cell office:value-type="float" office:value="0.175885">
                <text:p>0.17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9">
                <text:p>0.049</text:p>
              </table:table-cell>
              <table:table-cell office:value-type="float" office:value="0.179549">
                <text:p>0.179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0.183213">
                <text:p>0.183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1">
                <text:p>0.051</text:p>
              </table:table-cell>
              <table:table-cell office:value-type="float" office:value="0.186878">
                <text:p>0.186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2">
                <text:p>0.052</text:p>
              </table:table-cell>
              <table:table-cell office:value-type="float" office:value="0.190542">
                <text:p>0.190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3">
                <text:p>0.053</text:p>
              </table:table-cell>
              <table:table-cell office:value-type="float" office:value="0.194206">
                <text:p>0.194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4">
                <text:p>0.054</text:p>
              </table:table-cell>
              <table:table-cell office:value-type="float" office:value="0.19787">
                <text:p>0.19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5">
                <text:p>0.055</text:p>
              </table:table-cell>
              <table:table-cell office:value-type="float" office:value="0.201535">
                <text:p>0.20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6">
                <text:p>0.056</text:p>
              </table:table-cell>
              <table:table-cell office:value-type="float" office:value="0.205199">
                <text:p>0.205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7">
                <text:p>0.057</text:p>
              </table:table-cell>
              <table:table-cell office:value-type="float" office:value="0.208863">
                <text:p>0.20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8">
                <text:p>0.058</text:p>
              </table:table-cell>
              <table:table-cell office:value-type="float" office:value="0.212527">
                <text:p>0.212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9">
                <text:p>0.059</text:p>
              </table:table-cell>
              <table:table-cell office:value-type="float" office:value="0.216192">
                <text:p>0.21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0.219856">
                <text:p>0.219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1">
                <text:p>0.061</text:p>
              </table:table-cell>
              <table:table-cell office:value-type="float" office:value="0.22352">
                <text:p>0.22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2">
                <text:p>0.062</text:p>
              </table:table-cell>
              <table:table-cell office:value-type="float" office:value="0.227184">
                <text:p>0.227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3">
                <text:p>0.063</text:p>
              </table:table-cell>
              <table:table-cell office:value-type="float" office:value="0.230849">
                <text:p>0.230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4">
                <text:p>0.064</text:p>
              </table:table-cell>
              <table:table-cell office:value-type="float" office:value="0.234513">
                <text:p>0.234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5">
                <text:p>0.065</text:p>
              </table:table-cell>
              <table:table-cell office:value-type="float" office:value="0.238177">
                <text:p>0.238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6">
                <text:p>0.066</text:p>
              </table:table-cell>
              <table:table-cell office:value-type="float" office:value="0.241841">
                <text:p>0.24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7">
                <text:p>0.067</text:p>
              </table:table-cell>
              <table:table-cell office:value-type="float" office:value="0.245506">
                <text:p>0.245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8">
                <text:p>0.068</text:p>
              </table:table-cell>
              <table:table-cell office:value-type="float" office:value="0.24917">
                <text:p>0.24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9">
                <text:p>0.069</text:p>
              </table:table-cell>
              <table:table-cell office:value-type="float" office:value="0.252834">
                <text:p>0.25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0.256499">
                <text:p>0.256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1">
                <text:p>0.071</text:p>
              </table:table-cell>
              <table:table-cell office:value-type="float" office:value="0.260163">
                <text:p>0.260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2">
                <text:p>0.072</text:p>
              </table:table-cell>
              <table:table-cell office:value-type="float" office:value="0.263827">
                <text:p>0.263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3">
                <text:p>0.073</text:p>
              </table:table-cell>
              <table:table-cell office:value-type="float" office:value="0.267491">
                <text:p>0.267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4">
                <text:p>0.074</text:p>
              </table:table-cell>
              <table:table-cell office:value-type="float" office:value="0.271156">
                <text:p>0.27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5">
                <text:p>0.075</text:p>
              </table:table-cell>
              <table:table-cell office:value-type="float" office:value="0.27482">
                <text:p>0.27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6">
                <text:p>0.076</text:p>
              </table:table-cell>
              <table:table-cell office:value-type="float" office:value="0.278484">
                <text:p>0.278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7">
                <text:p>0.077</text:p>
              </table:table-cell>
              <table:table-cell office:value-type="float" office:value="0.282148">
                <text:p>0.28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8">
                <text:p>0.078</text:p>
              </table:table-cell>
              <table:table-cell office:value-type="float" office:value="0.285813">
                <text:p>0.285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9">
                <text:p>0.079</text:p>
              </table:table-cell>
              <table:table-cell office:value-type="float" office:value="0.289477">
                <text:p>0.289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0.293141">
                <text:p>0.293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1">
                <text:p>0.081</text:p>
              </table:table-cell>
              <table:table-cell office:value-type="float" office:value="0.296805">
                <text:p>0.296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2">
                <text:p>0.082</text:p>
              </table:table-cell>
              <table:table-cell office:value-type="float" office:value="0.30047">
                <text:p>0.30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3">
                <text:p>0.083</text:p>
              </table:table-cell>
              <table:table-cell office:value-type="float" office:value="0.304134">
                <text:p>0.304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4">
                <text:p>0.084</text:p>
              </table:table-cell>
              <table:table-cell office:value-type="float" office:value="0.307798">
                <text:p>0.307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5">
                <text:p>0.085</text:p>
              </table:table-cell>
              <table:table-cell office:value-type="float" office:value="0.311463">
                <text:p>0.31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6">
                <text:p>0.086</text:p>
              </table:table-cell>
              <table:table-cell office:value-type="float" office:value="0.315127">
                <text:p>0.315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7">
                <text:p>0.087</text:p>
              </table:table-cell>
              <table:table-cell office:value-type="float" office:value="0.318791">
                <text:p>0.318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8">
                <text:p>0.088</text:p>
              </table:table-cell>
              <table:table-cell office:value-type="float" office:value="0.322455">
                <text:p>0.32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9">
                <text:p>0.089</text:p>
              </table:table-cell>
              <table:table-cell office:value-type="float" office:value="0.32612">
                <text:p>0.32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0.329784">
                <text:p>0.329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1">
                <text:p>0.091</text:p>
              </table:table-cell>
              <table:table-cell office:value-type="float" office:value="0.333448">
                <text:p>0.333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2">
                <text:p>0.092</text:p>
              </table:table-cell>
              <table:table-cell office:value-type="float" office:value="0.337112">
                <text:p>0.337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3">
                <text:p>0.093</text:p>
              </table:table-cell>
              <table:table-cell office:value-type="float" office:value="0.340777">
                <text:p>0.340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4">
                <text:p>0.094</text:p>
              </table:table-cell>
              <table:table-cell office:value-type="float" office:value="0.344441">
                <text:p>0.344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5">
                <text:p>0.095</text:p>
              </table:table-cell>
              <table:table-cell office:value-type="float" office:value="0.348105">
                <text:p>0.348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6">
                <text:p>0.096</text:p>
              </table:table-cell>
              <table:table-cell office:value-type="float" office:value="0.351769">
                <text:p>0.35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7">
                <text:p>0.097</text:p>
              </table:table-cell>
              <table:table-cell office:value-type="float" office:value="0.355434">
                <text:p>0.355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8">
                <text:p>0.098</text:p>
              </table:table-cell>
              <table:table-cell office:value-type="float" office:value="0.359098">
                <text:p>0.359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9">
                <text:p>0.099</text:p>
              </table:table-cell>
              <table:table-cell office:value-type="float" office:value="0.362762">
                <text:p>0.362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0.366427">
                <text:p>0.366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01">
                <text:p>0.101</text:p>
              </table:table-cell>
              <table:table-cell office:value-type="float" office:value="0.367525">
                <text:p>0.367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02">
                <text:p>0.102</text:p>
              </table:table-cell>
              <table:table-cell office:value-type="float" office:value="0.368624">
                <text:p>0.368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03">
                <text:p>0.103</text:p>
              </table:table-cell>
              <table:table-cell office:value-type="float" office:value="0.369723">
                <text:p>0.369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04">
                <text:p>0.104</text:p>
              </table:table-cell>
              <table:table-cell office:value-type="float" office:value="0.370821">
                <text:p>0.370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05">
                <text:p>0.105</text:p>
              </table:table-cell>
              <table:table-cell office:value-type="float" office:value="0.37192">
                <text:p>0.37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06">
                <text:p>0.106</text:p>
              </table:table-cell>
              <table:table-cell office:value-type="float" office:value="0.373019">
                <text:p>0.373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07">
                <text:p>0.107</text:p>
              </table:table-cell>
              <table:table-cell office:value-type="float" office:value="0.374117">
                <text:p>0.374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08">
                <text:p>0.108</text:p>
              </table:table-cell>
              <table:table-cell office:value-type="float" office:value="0.375216">
                <text:p>0.375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09">
                <text:p>0.109</text:p>
              </table:table-cell>
              <table:table-cell office:value-type="float" office:value="0.376315">
                <text:p>0.376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0.377413">
                <text:p>0.377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1">
                <text:p>0.111</text:p>
              </table:table-cell>
              <table:table-cell office:value-type="float" office:value="0.378512">
                <text:p>0.378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2">
                <text:p>0.112</text:p>
              </table:table-cell>
              <table:table-cell office:value-type="float" office:value="0.379611">
                <text:p>0.379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3">
                <text:p>0.113</text:p>
              </table:table-cell>
              <table:table-cell office:value-type="float" office:value="0.380709">
                <text:p>0.380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4">
                <text:p>0.114</text:p>
              </table:table-cell>
              <table:table-cell office:value-type="float" office:value="0.381808">
                <text:p>0.38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5">
                <text:p>0.115</text:p>
              </table:table-cell>
              <table:table-cell office:value-type="float" office:value="0.382907">
                <text:p>0.382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6">
                <text:p>0.116</text:p>
              </table:table-cell>
              <table:table-cell office:value-type="float" office:value="0.384006">
                <text:p>0.38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7">
                <text:p>0.117</text:p>
              </table:table-cell>
              <table:table-cell office:value-type="float" office:value="0.385104">
                <text:p>0.385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8">
                <text:p>0.118</text:p>
              </table:table-cell>
              <table:table-cell office:value-type="float" office:value="0.386203">
                <text:p>0.386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9">
                <text:p>0.119</text:p>
              </table:table-cell>
              <table:table-cell office:value-type="float" office:value="0.387302">
                <text:p>0.387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3884">
                <text:p>0.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1">
                <text:p>0.121</text:p>
              </table:table-cell>
              <table:table-cell office:value-type="float" office:value="0.389499">
                <text:p>0.389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2">
                <text:p>0.122</text:p>
              </table:table-cell>
              <table:table-cell office:value-type="float" office:value="0.390598">
                <text:p>0.390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3">
                <text:p>0.123</text:p>
              </table:table-cell>
              <table:table-cell office:value-type="float" office:value="0.391696">
                <text:p>0.39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4">
                <text:p>0.124</text:p>
              </table:table-cell>
              <table:table-cell office:value-type="float" office:value="0.392795">
                <text:p>0.392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5">
                <text:p>0.125</text:p>
              </table:table-cell>
              <table:table-cell office:value-type="float" office:value="0.393894">
                <text:p>0.39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6">
                <text:p>0.126</text:p>
              </table:table-cell>
              <table:table-cell office:value-type="float" office:value="0.394992">
                <text:p>0.394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7">
                <text:p>0.127</text:p>
              </table:table-cell>
              <table:table-cell office:value-type="float" office:value="0.396091">
                <text:p>0.396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8">
                <text:p>0.128</text:p>
              </table:table-cell>
              <table:table-cell office:value-type="float" office:value="0.39719">
                <text:p>0.39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9">
                <text:p>0.129</text:p>
              </table:table-cell>
              <table:table-cell office:value-type="float" office:value="0.398288">
                <text:p>0.398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0.399387">
                <text:p>0.399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1">
                <text:p>0.131</text:p>
              </table:table-cell>
              <table:table-cell office:value-type="float" office:value="0.400486">
                <text:p>0.400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2">
                <text:p>0.132</text:p>
              </table:table-cell>
              <table:table-cell office:value-type="float" office:value="0.401585">
                <text:p>0.40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3">
                <text:p>0.133</text:p>
              </table:table-cell>
              <table:table-cell office:value-type="float" office:value="0.402683">
                <text:p>0.402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4">
                <text:p>0.134</text:p>
              </table:table-cell>
              <table:table-cell office:value-type="float" office:value="0.403782">
                <text:p>0.403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5">
                <text:p>0.135</text:p>
              </table:table-cell>
              <table:table-cell office:value-type="float" office:value="0.404881">
                <text:p>0.404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6">
                <text:p>0.136</text:p>
              </table:table-cell>
              <table:table-cell office:value-type="float" office:value="0.405979">
                <text:p>0.405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7">
                <text:p>0.137</text:p>
              </table:table-cell>
              <table:table-cell office:value-type="float" office:value="0.407078">
                <text:p>0.407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8">
                <text:p>0.138</text:p>
              </table:table-cell>
              <table:table-cell office:value-type="float" office:value="0.408177">
                <text:p>0.408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9">
                <text:p>0.139</text:p>
              </table:table-cell>
              <table:table-cell office:value-type="float" office:value="0.409275">
                <text:p>0.409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0.410374">
                <text:p>0.410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1">
                <text:p>0.141</text:p>
              </table:table-cell>
              <table:table-cell office:value-type="float" office:value="0.411473">
                <text:p>0.41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2">
                <text:p>0.142</text:p>
              </table:table-cell>
              <table:table-cell office:value-type="float" office:value="0.412571">
                <text:p>0.412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3">
                <text:p>0.143</text:p>
              </table:table-cell>
              <table:table-cell office:value-type="float" office:value="0.41367">
                <text:p>0.4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4">
                <text:p>0.144</text:p>
              </table:table-cell>
              <table:table-cell office:value-type="float" office:value="0.414769">
                <text:p>0.414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5">
                <text:p>0.145</text:p>
              </table:table-cell>
              <table:table-cell office:value-type="float" office:value="0.415867">
                <text:p>0.415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6">
                <text:p>0.146</text:p>
              </table:table-cell>
              <table:table-cell office:value-type="float" office:value="0.416966">
                <text:p>0.416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7">
                <text:p>0.147</text:p>
              </table:table-cell>
              <table:table-cell office:value-type="float" office:value="0.418065">
                <text:p>0.418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8">
                <text:p>0.148</text:p>
              </table:table-cell>
              <table:table-cell office:value-type="float" office:value="0.419164">
                <text:p>0.419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9">
                <text:p>0.149</text:p>
              </table:table-cell>
              <table:table-cell office:value-type="float" office:value="0.420262">
                <text:p>0.420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0.421361">
                <text:p>0.42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1">
                <text:p>0.151</text:p>
              </table:table-cell>
              <table:table-cell office:value-type="float" office:value="0.42246">
                <text:p>0.42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2">
                <text:p>0.152</text:p>
              </table:table-cell>
              <table:table-cell office:value-type="float" office:value="0.423558">
                <text:p>0.423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3">
                <text:p>0.153</text:p>
              </table:table-cell>
              <table:table-cell office:value-type="float" office:value="0.424657">
                <text:p>0.424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4">
                <text:p>0.154</text:p>
              </table:table-cell>
              <table:table-cell office:value-type="float" office:value="0.425756">
                <text:p>0.425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5">
                <text:p>0.155</text:p>
              </table:table-cell>
              <table:table-cell office:value-type="float" office:value="0.426854">
                <text:p>0.426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6">
                <text:p>0.156</text:p>
              </table:table-cell>
              <table:table-cell office:value-type="float" office:value="0.427953">
                <text:p>0.427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7">
                <text:p>0.157</text:p>
              </table:table-cell>
              <table:table-cell office:value-type="float" office:value="0.429052">
                <text:p>0.429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8">
                <text:p>0.158</text:p>
              </table:table-cell>
              <table:table-cell office:value-type="float" office:value="0.43015">
                <text:p>0.43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9">
                <text:p>0.159</text:p>
              </table:table-cell>
              <table:table-cell office:value-type="float" office:value="0.431249">
                <text:p>0.43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0.432348">
                <text:p>0.432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1">
                <text:p>0.161</text:p>
              </table:table-cell>
              <table:table-cell office:value-type="float" office:value="0.433447">
                <text:p>0.433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2">
                <text:p>0.162</text:p>
              </table:table-cell>
              <table:table-cell office:value-type="float" office:value="0.434545">
                <text:p>0.43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3">
                <text:p>0.163</text:p>
              </table:table-cell>
              <table:table-cell office:value-type="float" office:value="0.435644">
                <text:p>0.435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4">
                <text:p>0.164</text:p>
              </table:table-cell>
              <table:table-cell office:value-type="float" office:value="0.436743">
                <text:p>0.436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5">
                <text:p>0.165</text:p>
              </table:table-cell>
              <table:table-cell office:value-type="float" office:value="0.437841">
                <text:p>0.437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6">
                <text:p>0.166</text:p>
              </table:table-cell>
              <table:table-cell office:value-type="float" office:value="0.43894">
                <text:p>0.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7">
                <text:p>0.167</text:p>
              </table:table-cell>
              <table:table-cell office:value-type="float" office:value="0.440039">
                <text:p>0.440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8">
                <text:p>0.168</text:p>
              </table:table-cell>
              <table:table-cell office:value-type="float" office:value="0.441137">
                <text:p>0.44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9">
                <text:p>0.169</text:p>
              </table:table-cell>
              <table:table-cell office:value-type="float" office:value="0.442236">
                <text:p>0.442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0.443335">
                <text:p>0.443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1">
                <text:p>0.171</text:p>
              </table:table-cell>
              <table:table-cell office:value-type="float" office:value="0.444433">
                <text:p>0.444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2">
                <text:p>0.172</text:p>
              </table:table-cell>
              <table:table-cell office:value-type="float" office:value="0.445532">
                <text:p>0.445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3">
                <text:p>0.173</text:p>
              </table:table-cell>
              <table:table-cell office:value-type="float" office:value="0.446631">
                <text:p>0.446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4">
                <text:p>0.174</text:p>
              </table:table-cell>
              <table:table-cell office:value-type="float" office:value="0.447729">
                <text:p>0.447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5">
                <text:p>0.175</text:p>
              </table:table-cell>
              <table:table-cell office:value-type="float" office:value="0.448828">
                <text:p>0.448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6">
                <text:p>0.176</text:p>
              </table:table-cell>
              <table:table-cell office:value-type="float" office:value="0.449927">
                <text:p>0.449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7">
                <text:p>0.177</text:p>
              </table:table-cell>
              <table:table-cell office:value-type="float" office:value="0.451026">
                <text:p>0.45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8">
                <text:p>0.178</text:p>
              </table:table-cell>
              <table:table-cell office:value-type="float" office:value="0.452124">
                <text:p>0.452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9">
                <text:p>0.179</text:p>
              </table:table-cell>
              <table:table-cell office:value-type="float" office:value="0.453223">
                <text:p>0.453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454322">
                <text:p>0.454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1">
                <text:p>0.181</text:p>
              </table:table-cell>
              <table:table-cell office:value-type="float" office:value="0.45542">
                <text:p>0.45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2">
                <text:p>0.182</text:p>
              </table:table-cell>
              <table:table-cell office:value-type="float" office:value="0.456519">
                <text:p>0.456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3">
                <text:p>0.183</text:p>
              </table:table-cell>
              <table:table-cell office:value-type="float" office:value="0.457618">
                <text:p>0.457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4">
                <text:p>0.184</text:p>
              </table:table-cell>
              <table:table-cell office:value-type="float" office:value="0.458716">
                <text:p>0.458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5">
                <text:p>0.185</text:p>
              </table:table-cell>
              <table:table-cell office:value-type="float" office:value="0.459815">
                <text:p>0.459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6">
                <text:p>0.186</text:p>
              </table:table-cell>
              <table:table-cell office:value-type="float" office:value="0.460914">
                <text:p>0.460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7">
                <text:p>0.187</text:p>
              </table:table-cell>
              <table:table-cell office:value-type="float" office:value="0.462012">
                <text:p>0.46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8">
                <text:p>0.188</text:p>
              </table:table-cell>
              <table:table-cell office:value-type="float" office:value="0.463111">
                <text:p>0.463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9">
                <text:p>0.189</text:p>
              </table:table-cell>
              <table:table-cell office:value-type="float" office:value="0.46421">
                <text:p>0.46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0.465308">
                <text:p>0.465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1">
                <text:p>0.191</text:p>
              </table:table-cell>
              <table:table-cell office:value-type="float" office:value="0.466407">
                <text:p>0.46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2">
                <text:p>0.192</text:p>
              </table:table-cell>
              <table:table-cell office:value-type="float" office:value="0.467506">
                <text:p>0.467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3">
                <text:p>0.193</text:p>
              </table:table-cell>
              <table:table-cell office:value-type="float" office:value="0.468605">
                <text:p>0.468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4">
                <text:p>0.194</text:p>
              </table:table-cell>
              <table:table-cell office:value-type="float" office:value="0.469703">
                <text:p>0.469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5">
                <text:p>0.195</text:p>
              </table:table-cell>
              <table:table-cell office:value-type="float" office:value="0.470802">
                <text:p>0.470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6">
                <text:p>0.196</text:p>
              </table:table-cell>
              <table:table-cell office:value-type="float" office:value="0.471901">
                <text:p>0.47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7">
                <text:p>0.197</text:p>
              </table:table-cell>
              <table:table-cell office:value-type="float" office:value="0.472999">
                <text:p>0.472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8">
                <text:p>0.198</text:p>
              </table:table-cell>
              <table:table-cell office:value-type="float" office:value="0.474098">
                <text:p>0.474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9">
                <text:p>0.199</text:p>
              </table:table-cell>
              <table:table-cell office:value-type="float" office:value="0.475197">
                <text:p>0.475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0.476295">
                <text:p>0.476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1">
                <text:p>0.201</text:p>
              </table:table-cell>
              <table:table-cell office:value-type="float" office:value="0.475945">
                <text:p>0.475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2">
                <text:p>0.202</text:p>
              </table:table-cell>
              <table:table-cell office:value-type="float" office:value="0.475594">
                <text:p>0.475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3">
                <text:p>0.203</text:p>
              </table:table-cell>
              <table:table-cell office:value-type="float" office:value="0.475244">
                <text:p>0.475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4">
                <text:p>0.204</text:p>
              </table:table-cell>
              <table:table-cell office:value-type="float" office:value="0.474894">
                <text:p>0.474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5">
                <text:p>0.205</text:p>
              </table:table-cell>
              <table:table-cell office:value-type="float" office:value="0.474543">
                <text:p>0.474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6">
                <text:p>0.206</text:p>
              </table:table-cell>
              <table:table-cell office:value-type="float" office:value="0.474193">
                <text:p>0.474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7">
                <text:p>0.207</text:p>
              </table:table-cell>
              <table:table-cell office:value-type="float" office:value="0.473842">
                <text:p>0.473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8">
                <text:p>0.208</text:p>
              </table:table-cell>
              <table:table-cell office:value-type="float" office:value="0.473492">
                <text:p>0.473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9">
                <text:p>0.209</text:p>
              </table:table-cell>
              <table:table-cell office:value-type="float" office:value="0.473141">
                <text:p>0.473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0.472791">
                <text:p>0.472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1">
                <text:p>0.211</text:p>
              </table:table-cell>
              <table:table-cell office:value-type="float" office:value="0.47244">
                <text:p>0.47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2">
                <text:p>0.212</text:p>
              </table:table-cell>
              <table:table-cell office:value-type="float" office:value="0.47209">
                <text:p>0.47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3">
                <text:p>0.213</text:p>
              </table:table-cell>
              <table:table-cell office:value-type="float" office:value="0.471739">
                <text:p>0.47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4">
                <text:p>0.214</text:p>
              </table:table-cell>
              <table:table-cell office:value-type="float" office:value="0.471389">
                <text:p>0.47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5">
                <text:p>0.215</text:p>
              </table:table-cell>
              <table:table-cell office:value-type="float" office:value="0.471038">
                <text:p>0.47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6">
                <text:p>0.216</text:p>
              </table:table-cell>
              <table:table-cell office:value-type="float" office:value="0.470688">
                <text:p>0.470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7">
                <text:p>0.217</text:p>
              </table:table-cell>
              <table:table-cell office:value-type="float" office:value="0.470337">
                <text:p>0.470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8">
                <text:p>0.218</text:p>
              </table:table-cell>
              <table:table-cell office:value-type="float" office:value="0.469987">
                <text:p>0.469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9">
                <text:p>0.219</text:p>
              </table:table-cell>
              <table:table-cell office:value-type="float" office:value="0.469637">
                <text:p>0.469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">
                <text:p>0.22</text:p>
              </table:table-cell>
              <table:table-cell office:value-type="float" office:value="0.469286">
                <text:p>0.469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1">
                <text:p>0.221</text:p>
              </table:table-cell>
              <table:table-cell office:value-type="float" office:value="0.468936">
                <text:p>0.468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2">
                <text:p>0.222</text:p>
              </table:table-cell>
              <table:table-cell office:value-type="float" office:value="0.468585">
                <text:p>0.468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3">
                <text:p>0.223</text:p>
              </table:table-cell>
              <table:table-cell office:value-type="float" office:value="0.468235">
                <text:p>0.468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4">
                <text:p>0.224</text:p>
              </table:table-cell>
              <table:table-cell office:value-type="float" office:value="0.467884">
                <text:p>0.467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5">
                <text:p>0.225</text:p>
              </table:table-cell>
              <table:table-cell office:value-type="float" office:value="0.467534">
                <text:p>0.467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6">
                <text:p>0.226</text:p>
              </table:table-cell>
              <table:table-cell office:value-type="float" office:value="0.467183">
                <text:p>0.467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7">
                <text:p>0.227</text:p>
              </table:table-cell>
              <table:table-cell office:value-type="float" office:value="0.466833">
                <text:p>0.466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8">
                <text:p>0.228</text:p>
              </table:table-cell>
              <table:table-cell office:value-type="float" office:value="0.466482">
                <text:p>0.466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9">
                <text:p>0.229</text:p>
              </table:table-cell>
              <table:table-cell office:value-type="float" office:value="0.466132">
                <text:p>0.466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0.465781">
                <text:p>0.465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1">
                <text:p>0.231</text:p>
              </table:table-cell>
              <table:table-cell office:value-type="float" office:value="0.465431">
                <text:p>0.465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2">
                <text:p>0.232</text:p>
              </table:table-cell>
              <table:table-cell office:value-type="float" office:value="0.46508">
                <text:p>0.46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3">
                <text:p>0.233</text:p>
              </table:table-cell>
              <table:table-cell office:value-type="float" office:value="0.46473">
                <text:p>0.46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4">
                <text:p>0.234</text:p>
              </table:table-cell>
              <table:table-cell office:value-type="float" office:value="0.46438">
                <text:p>0.46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5">
                <text:p>0.235</text:p>
              </table:table-cell>
              <table:table-cell office:value-type="float" office:value="0.464029">
                <text:p>0.464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6">
                <text:p>0.236</text:p>
              </table:table-cell>
              <table:table-cell office:value-type="float" office:value="0.463679">
                <text:p>0.463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7">
                <text:p>0.237</text:p>
              </table:table-cell>
              <table:table-cell office:value-type="float" office:value="0.463328">
                <text:p>0.463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8">
                <text:p>0.238</text:p>
              </table:table-cell>
              <table:table-cell office:value-type="float" office:value="0.462978">
                <text:p>0.46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9">
                <text:p>0.239</text:p>
              </table:table-cell>
              <table:table-cell office:value-type="float" office:value="0.462627">
                <text:p>0.462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462277">
                <text:p>0.462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1">
                <text:p>0.241</text:p>
              </table:table-cell>
              <table:table-cell office:value-type="float" office:value="0.461926">
                <text:p>0.46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2">
                <text:p>0.242</text:p>
              </table:table-cell>
              <table:table-cell office:value-type="float" office:value="0.461576">
                <text:p>0.46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3">
                <text:p>0.243</text:p>
              </table:table-cell>
              <table:table-cell office:value-type="float" office:value="0.461225">
                <text:p>0.46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4">
                <text:p>0.244</text:p>
              </table:table-cell>
              <table:table-cell office:value-type="float" office:value="0.460875">
                <text:p>0.46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5">
                <text:p>0.245</text:p>
              </table:table-cell>
              <table:table-cell office:value-type="float" office:value="0.460524">
                <text:p>0.46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6">
                <text:p>0.246</text:p>
              </table:table-cell>
              <table:table-cell office:value-type="float" office:value="0.460174">
                <text:p>0.46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7">
                <text:p>0.247</text:p>
              </table:table-cell>
              <table:table-cell office:value-type="float" office:value="0.459823">
                <text:p>0.459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8">
                <text:p>0.248</text:p>
              </table:table-cell>
              <table:table-cell office:value-type="float" office:value="0.459473">
                <text:p>0.459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9">
                <text:p>0.249</text:p>
              </table:table-cell>
              <table:table-cell office:value-type="float" office:value="0.459122">
                <text:p>0.459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0.458772">
                <text:p>0.45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1">
                <text:p>0.251</text:p>
              </table:table-cell>
              <table:table-cell office:value-type="float" office:value="0.458422">
                <text:p>0.458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2">
                <text:p>0.252</text:p>
              </table:table-cell>
              <table:table-cell office:value-type="float" office:value="0.458071">
                <text:p>0.458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3">
                <text:p>0.253</text:p>
              </table:table-cell>
              <table:table-cell office:value-type="float" office:value="0.457721">
                <text:p>0.457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4">
                <text:p>0.254</text:p>
              </table:table-cell>
              <table:table-cell office:value-type="float" office:value="0.45737">
                <text:p>0.45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5">
                <text:p>0.255</text:p>
              </table:table-cell>
              <table:table-cell office:value-type="float" office:value="0.45702">
                <text:p>0.45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6">
                <text:p>0.256</text:p>
              </table:table-cell>
              <table:table-cell office:value-type="float" office:value="0.456669">
                <text:p>0.456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7">
                <text:p>0.257</text:p>
              </table:table-cell>
              <table:table-cell office:value-type="float" office:value="0.456319">
                <text:p>0.456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8">
                <text:p>0.258</text:p>
              </table:table-cell>
              <table:table-cell office:value-type="float" office:value="0.455968">
                <text:p>0.455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9">
                <text:p>0.259</text:p>
              </table:table-cell>
              <table:table-cell office:value-type="float" office:value="0.455618">
                <text:p>0.455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">
                <text:p>0.26</text:p>
              </table:table-cell>
              <table:table-cell office:value-type="float" office:value="0.455267">
                <text:p>0.455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1">
                <text:p>0.261</text:p>
              </table:table-cell>
              <table:table-cell office:value-type="float" office:value="0.454917">
                <text:p>0.454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2">
                <text:p>0.262</text:p>
              </table:table-cell>
              <table:table-cell office:value-type="float" office:value="0.454566">
                <text:p>0.454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3">
                <text:p>0.263</text:p>
              </table:table-cell>
              <table:table-cell office:value-type="float" office:value="0.454216">
                <text:p>0.454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4">
                <text:p>0.264</text:p>
              </table:table-cell>
              <table:table-cell office:value-type="float" office:value="0.453865">
                <text:p>0.453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5">
                <text:p>0.265</text:p>
              </table:table-cell>
              <table:table-cell office:value-type="float" office:value="0.453515">
                <text:p>0.453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6">
                <text:p>0.266</text:p>
              </table:table-cell>
              <table:table-cell office:value-type="float" office:value="0.453165">
                <text:p>0.453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7">
                <text:p>0.267</text:p>
              </table:table-cell>
              <table:table-cell office:value-type="float" office:value="0.452814">
                <text:p>0.452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8">
                <text:p>0.268</text:p>
              </table:table-cell>
              <table:table-cell office:value-type="float" office:value="0.452464">
                <text:p>0.45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9">
                <text:p>0.269</text:p>
              </table:table-cell>
              <table:table-cell office:value-type="float" office:value="0.452113">
                <text:p>0.452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">
                <text:p>0.27</text:p>
              </table:table-cell>
              <table:table-cell office:value-type="float" office:value="0.451763">
                <text:p>0.45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1">
                <text:p>0.271</text:p>
              </table:table-cell>
              <table:table-cell office:value-type="float" office:value="0.451412">
                <text:p>0.45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2">
                <text:p>0.272</text:p>
              </table:table-cell>
              <table:table-cell office:value-type="float" office:value="0.451062">
                <text:p>0.45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3">
                <text:p>0.273</text:p>
              </table:table-cell>
              <table:table-cell office:value-type="float" office:value="0.450711">
                <text:p>0.450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4">
                <text:p>0.274</text:p>
              </table:table-cell>
              <table:table-cell office:value-type="float" office:value="0.450361">
                <text:p>0.450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5">
                <text:p>0.275</text:p>
              </table:table-cell>
              <table:table-cell office:value-type="float" office:value="0.45001">
                <text:p>0.45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6">
                <text:p>0.276</text:p>
              </table:table-cell>
              <table:table-cell office:value-type="float" office:value="0.44966">
                <text:p>0.44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7">
                <text:p>0.277</text:p>
              </table:table-cell>
              <table:table-cell office:value-type="float" office:value="0.449309">
                <text:p>0.449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8">
                <text:p>0.278</text:p>
              </table:table-cell>
              <table:table-cell office:value-type="float" office:value="0.448959">
                <text:p>0.448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9">
                <text:p>0.279</text:p>
              </table:table-cell>
              <table:table-cell office:value-type="float" office:value="0.448608">
                <text:p>0.448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">
                <text:p>0.28</text:p>
              </table:table-cell>
              <table:table-cell office:value-type="float" office:value="0.448258">
                <text:p>0.448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1">
                <text:p>0.281</text:p>
              </table:table-cell>
              <table:table-cell office:value-type="float" office:value="0.447908">
                <text:p>0.447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2">
                <text:p>0.282</text:p>
              </table:table-cell>
              <table:table-cell office:value-type="float" office:value="0.447557">
                <text:p>0.447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3">
                <text:p>0.283</text:p>
              </table:table-cell>
              <table:table-cell office:value-type="float" office:value="0.447207">
                <text:p>0.447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4">
                <text:p>0.284</text:p>
              </table:table-cell>
              <table:table-cell office:value-type="float" office:value="0.446856">
                <text:p>0.446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5">
                <text:p>0.285</text:p>
              </table:table-cell>
              <table:table-cell office:value-type="float" office:value="0.446506">
                <text:p>0.446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6">
                <text:p>0.286</text:p>
              </table:table-cell>
              <table:table-cell office:value-type="float" office:value="0.446155">
                <text:p>0.44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7">
                <text:p>0.287</text:p>
              </table:table-cell>
              <table:table-cell office:value-type="float" office:value="0.445805">
                <text:p>0.445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8">
                <text:p>0.288</text:p>
              </table:table-cell>
              <table:table-cell office:value-type="float" office:value="0.445454">
                <text:p>0.445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9">
                <text:p>0.289</text:p>
              </table:table-cell>
              <table:table-cell office:value-type="float" office:value="0.445104">
                <text:p>0.445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">
                <text:p>0.29</text:p>
              </table:table-cell>
              <table:table-cell office:value-type="float" office:value="0.444753">
                <text:p>0.444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1">
                <text:p>0.291</text:p>
              </table:table-cell>
              <table:table-cell office:value-type="float" office:value="0.444403">
                <text:p>0.444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2">
                <text:p>0.292</text:p>
              </table:table-cell>
              <table:table-cell office:value-type="float" office:value="0.444052">
                <text:p>0.444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3">
                <text:p>0.293</text:p>
              </table:table-cell>
              <table:table-cell office:value-type="float" office:value="0.443702">
                <text:p>0.443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4">
                <text:p>0.294</text:p>
              </table:table-cell>
              <table:table-cell office:value-type="float" office:value="0.443351">
                <text:p>0.443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5">
                <text:p>0.295</text:p>
              </table:table-cell>
              <table:table-cell office:value-type="float" office:value="0.443001">
                <text:p>0.44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6">
                <text:p>0.296</text:p>
              </table:table-cell>
              <table:table-cell office:value-type="float" office:value="0.442651">
                <text:p>0.442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7">
                <text:p>0.297</text:p>
              </table:table-cell>
              <table:table-cell office:value-type="float" office:value="0.4423">
                <text:p>0.4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8">
                <text:p>0.298</text:p>
              </table:table-cell>
              <table:table-cell office:value-type="float" office:value="0.44195">
                <text:p>0.44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9">
                <text:p>0.299</text:p>
              </table:table-cell>
              <table:table-cell office:value-type="float" office:value="0.441599">
                <text:p>0.44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0.441249">
                <text:p>0.44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1">
                <text:p>0.301</text:p>
              </table:table-cell>
              <table:table-cell office:value-type="float" office:value="0.440116">
                <text:p>0.440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2">
                <text:p>0.302</text:p>
              </table:table-cell>
              <table:table-cell office:value-type="float" office:value="0.438983">
                <text:p>0.438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3">
                <text:p>0.303</text:p>
              </table:table-cell>
              <table:table-cell office:value-type="float" office:value="0.437851">
                <text:p>0.437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4">
                <text:p>0.304</text:p>
              </table:table-cell>
              <table:table-cell office:value-type="float" office:value="0.436718">
                <text:p>0.436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5">
                <text:p>0.305</text:p>
              </table:table-cell>
              <table:table-cell office:value-type="float" office:value="0.435585">
                <text:p>0.435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6">
                <text:p>0.306</text:p>
              </table:table-cell>
              <table:table-cell office:value-type="float" office:value="0.434453">
                <text:p>0.434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7">
                <text:p>0.307</text:p>
              </table:table-cell>
              <table:table-cell office:value-type="float" office:value="0.43332">
                <text:p>0.43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8">
                <text:p>0.308</text:p>
              </table:table-cell>
              <table:table-cell office:value-type="float" office:value="0.432187">
                <text:p>0.43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9">
                <text:p>0.309</text:p>
              </table:table-cell>
              <table:table-cell office:value-type="float" office:value="0.431055">
                <text:p>0.43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0.429922">
                <text:p>0.429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1">
                <text:p>0.311</text:p>
              </table:table-cell>
              <table:table-cell office:value-type="float" office:value="0.428789">
                <text:p>0.428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2">
                <text:p>0.312</text:p>
              </table:table-cell>
              <table:table-cell office:value-type="float" office:value="0.427657">
                <text:p>0.427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3">
                <text:p>0.313</text:p>
              </table:table-cell>
              <table:table-cell office:value-type="float" office:value="0.426524">
                <text:p>0.426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4">
                <text:p>0.314</text:p>
              </table:table-cell>
              <table:table-cell office:value-type="float" office:value="0.425391">
                <text:p>0.425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5">
                <text:p>0.315</text:p>
              </table:table-cell>
              <table:table-cell office:value-type="float" office:value="0.424259">
                <text:p>0.42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6">
                <text:p>0.316</text:p>
              </table:table-cell>
              <table:table-cell office:value-type="float" office:value="0.423126">
                <text:p>0.423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7">
                <text:p>0.317</text:p>
              </table:table-cell>
              <table:table-cell office:value-type="float" office:value="0.421993">
                <text:p>0.42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8">
                <text:p>0.318</text:p>
              </table:table-cell>
              <table:table-cell office:value-type="float" office:value="0.420861">
                <text:p>0.420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9">
                <text:p>0.319</text:p>
              </table:table-cell>
              <table:table-cell office:value-type="float" office:value="0.419728">
                <text:p>0.419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0.418595">
                <text:p>0.418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1">
                <text:p>0.321</text:p>
              </table:table-cell>
              <table:table-cell office:value-type="float" office:value="0.417463">
                <text:p>0.417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2">
                <text:p>0.322</text:p>
              </table:table-cell>
              <table:table-cell office:value-type="float" office:value="0.41633">
                <text:p>0.4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3">
                <text:p>0.323</text:p>
              </table:table-cell>
              <table:table-cell office:value-type="float" office:value="0.415197">
                <text:p>0.415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4">
                <text:p>0.324</text:p>
              </table:table-cell>
              <table:table-cell office:value-type="float" office:value="0.414065">
                <text:p>0.41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5">
                <text:p>0.325</text:p>
              </table:table-cell>
              <table:table-cell office:value-type="float" office:value="0.412932">
                <text:p>0.41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">
                <text:p>0.326</text:p>
              </table:table-cell>
              <table:table-cell office:value-type="float" office:value="0.4118">
                <text:p>0.4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7">
                <text:p>0.327</text:p>
              </table:table-cell>
              <table:table-cell office:value-type="float" office:value="0.410667">
                <text:p>0.410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8">
                <text:p>0.328</text:p>
              </table:table-cell>
              <table:table-cell office:value-type="float" office:value="0.409534">
                <text:p>0.409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9">
                <text:p>0.329</text:p>
              </table:table-cell>
              <table:table-cell office:value-type="float" office:value="0.408402">
                <text:p>0.408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0.407269">
                <text:p>0.407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1">
                <text:p>0.331</text:p>
              </table:table-cell>
              <table:table-cell office:value-type="float" office:value="0.406136">
                <text:p>0.406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2">
                <text:p>0.332</text:p>
              </table:table-cell>
              <table:table-cell office:value-type="float" office:value="0.405004">
                <text:p>0.405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3">
                <text:p>0.333</text:p>
              </table:table-cell>
              <table:table-cell office:value-type="float" office:value="0.403871">
                <text:p>0.403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4">
                <text:p>0.334</text:p>
              </table:table-cell>
              <table:table-cell office:value-type="float" office:value="0.402738">
                <text:p>0.402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5">
                <text:p>0.335</text:p>
              </table:table-cell>
              <table:table-cell office:value-type="float" office:value="0.401606">
                <text:p>0.40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6">
                <text:p>0.336</text:p>
              </table:table-cell>
              <table:table-cell office:value-type="float" office:value="0.400473">
                <text:p>0.400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7">
                <text:p>0.337</text:p>
              </table:table-cell>
              <table:table-cell office:value-type="float" office:value="0.39934">
                <text:p>0.39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8">
                <text:p>0.338</text:p>
              </table:table-cell>
              <table:table-cell office:value-type="float" office:value="0.398208">
                <text:p>0.398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9">
                <text:p>0.339</text:p>
              </table:table-cell>
              <table:table-cell office:value-type="float" office:value="0.397075">
                <text:p>0.397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">
                <text:p>0.34</text:p>
              </table:table-cell>
              <table:table-cell office:value-type="float" office:value="0.395942">
                <text:p>0.395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1">
                <text:p>0.341</text:p>
              </table:table-cell>
              <table:table-cell office:value-type="float" office:value="0.39481">
                <text:p>0.39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2">
                <text:p>0.342</text:p>
              </table:table-cell>
              <table:table-cell office:value-type="float" office:value="0.393677">
                <text:p>0.393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3">
                <text:p>0.343</text:p>
              </table:table-cell>
              <table:table-cell office:value-type="float" office:value="0.392544">
                <text:p>0.392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4">
                <text:p>0.344</text:p>
              </table:table-cell>
              <table:table-cell office:value-type="float" office:value="0.391412">
                <text:p>0.39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5">
                <text:p>0.345</text:p>
              </table:table-cell>
              <table:table-cell office:value-type="float" office:value="0.390279">
                <text:p>0.390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6">
                <text:p>0.346</text:p>
              </table:table-cell>
              <table:table-cell office:value-type="float" office:value="0.389146">
                <text:p>0.389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7">
                <text:p>0.347</text:p>
              </table:table-cell>
              <table:table-cell office:value-type="float" office:value="0.388014">
                <text:p>0.388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">
                <text:p>0.348</text:p>
              </table:table-cell>
              <table:table-cell office:value-type="float" office:value="0.386881">
                <text:p>0.386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">
                <text:p>0.349</text:p>
              </table:table-cell>
              <table:table-cell office:value-type="float" office:value="0.385748">
                <text:p>0.385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">
                <text:p>0.35</text:p>
              </table:table-cell>
              <table:table-cell office:value-type="float" office:value="0.384616">
                <text:p>0.384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">
                <text:p>0.351</text:p>
              </table:table-cell>
              <table:table-cell office:value-type="float" office:value="0.383483">
                <text:p>0.383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2">
                <text:p>0.352</text:p>
              </table:table-cell>
              <table:table-cell office:value-type="float" office:value="0.38235">
                <text:p>0.38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">
                <text:p>0.353</text:p>
              </table:table-cell>
              <table:table-cell office:value-type="float" office:value="0.381218">
                <text:p>0.38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">
                <text:p>0.354</text:p>
              </table:table-cell>
              <table:table-cell office:value-type="float" office:value="0.380085">
                <text:p>0.380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5">
                <text:p>0.355</text:p>
              </table:table-cell>
              <table:table-cell office:value-type="float" office:value="0.378952">
                <text:p>0.378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">
                <text:p>0.356</text:p>
              </table:table-cell>
              <table:table-cell office:value-type="float" office:value="0.37782">
                <text:p>0.37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">
                <text:p>0.357</text:p>
              </table:table-cell>
              <table:table-cell office:value-type="float" office:value="0.376687">
                <text:p>0.376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">
                <text:p>0.358</text:p>
              </table:table-cell>
              <table:table-cell office:value-type="float" office:value="0.375554">
                <text:p>0.375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">
                <text:p>0.359</text:p>
              </table:table-cell>
              <table:table-cell office:value-type="float" office:value="0.374422">
                <text:p>0.37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">
                <text:p>0.36</text:p>
              </table:table-cell>
              <table:table-cell office:value-type="float" office:value="0.373289">
                <text:p>0.373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">
                <text:p>0.361</text:p>
              </table:table-cell>
              <table:table-cell office:value-type="float" office:value="0.372156">
                <text:p>0.37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2">
                <text:p>0.362</text:p>
              </table:table-cell>
              <table:table-cell office:value-type="float" office:value="0.371024">
                <text:p>0.37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3">
                <text:p>0.363</text:p>
              </table:table-cell>
              <table:table-cell office:value-type="float" office:value="0.369891">
                <text:p>0.369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4">
                <text:p>0.364</text:p>
              </table:table-cell>
              <table:table-cell office:value-type="float" office:value="0.368758">
                <text:p>0.368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5">
                <text:p>0.365</text:p>
              </table:table-cell>
              <table:table-cell office:value-type="float" office:value="0.367626">
                <text:p>0.367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6">
                <text:p>0.366</text:p>
              </table:table-cell>
              <table:table-cell office:value-type="float" office:value="0.366493">
                <text:p>0.366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7">
                <text:p>0.367</text:p>
              </table:table-cell>
              <table:table-cell office:value-type="float" office:value="0.36536">
                <text:p>0.36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8">
                <text:p>0.368</text:p>
              </table:table-cell>
              <table:table-cell office:value-type="float" office:value="0.364228">
                <text:p>0.364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9">
                <text:p>0.369</text:p>
              </table:table-cell>
              <table:table-cell office:value-type="float" office:value="0.363095">
                <text:p>0.363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">
                <text:p>0.37</text:p>
              </table:table-cell>
              <table:table-cell office:value-type="float" office:value="0.361963">
                <text:p>0.36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1">
                <text:p>0.371</text:p>
              </table:table-cell>
              <table:table-cell office:value-type="float" office:value="0.36083">
                <text:p>0.36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2">
                <text:p>0.372</text:p>
              </table:table-cell>
              <table:table-cell office:value-type="float" office:value="0.359697">
                <text:p>0.359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3">
                <text:p>0.373</text:p>
              </table:table-cell>
              <table:table-cell office:value-type="float" office:value="0.358565">
                <text:p>0.358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4">
                <text:p>0.374</text:p>
              </table:table-cell>
              <table:table-cell office:value-type="float" office:value="0.357432">
                <text:p>0.357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5">
                <text:p>0.375</text:p>
              </table:table-cell>
              <table:table-cell office:value-type="float" office:value="0.356299">
                <text:p>0.356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6">
                <text:p>0.376</text:p>
              </table:table-cell>
              <table:table-cell office:value-type="float" office:value="0.355167">
                <text:p>0.355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7">
                <text:p>0.377</text:p>
              </table:table-cell>
              <table:table-cell office:value-type="float" office:value="0.354034">
                <text:p>0.354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8">
                <text:p>0.378</text:p>
              </table:table-cell>
              <table:table-cell office:value-type="float" office:value="0.352901">
                <text:p>0.352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9">
                <text:p>0.379</text:p>
              </table:table-cell>
              <table:table-cell office:value-type="float" office:value="0.351769">
                <text:p>0.35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">
                <text:p>0.38</text:p>
              </table:table-cell>
              <table:table-cell office:value-type="float" office:value="0.350636">
                <text:p>0.350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1">
                <text:p>0.381</text:p>
              </table:table-cell>
              <table:table-cell office:value-type="float" office:value="0.349503">
                <text:p>0.349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2">
                <text:p>0.382</text:p>
              </table:table-cell>
              <table:table-cell office:value-type="float" office:value="0.348371">
                <text:p>0.348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3">
                <text:p>0.383</text:p>
              </table:table-cell>
              <table:table-cell office:value-type="float" office:value="0.347238">
                <text:p>0.347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4">
                <text:p>0.384</text:p>
              </table:table-cell>
              <table:table-cell office:value-type="float" office:value="0.346105">
                <text:p>0.346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5">
                <text:p>0.385</text:p>
              </table:table-cell>
              <table:table-cell office:value-type="float" office:value="0.344973">
                <text:p>0.344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6">
                <text:p>0.386</text:p>
              </table:table-cell>
              <table:table-cell office:value-type="float" office:value="0.34384">
                <text:p>0.34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7">
                <text:p>0.387</text:p>
              </table:table-cell>
              <table:table-cell office:value-type="float" office:value="0.342707">
                <text:p>0.342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8">
                <text:p>0.388</text:p>
              </table:table-cell>
              <table:table-cell office:value-type="float" office:value="0.341575">
                <text:p>0.341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9">
                <text:p>0.389</text:p>
              </table:table-cell>
              <table:table-cell office:value-type="float" office:value="0.340442">
                <text:p>0.340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">
                <text:p>0.39</text:p>
              </table:table-cell>
              <table:table-cell office:value-type="float" office:value="0.339309">
                <text:p>0.339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1">
                <text:p>0.391</text:p>
              </table:table-cell>
              <table:table-cell office:value-type="float" office:value="0.338177">
                <text:p>0.338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2">
                <text:p>0.392</text:p>
              </table:table-cell>
              <table:table-cell office:value-type="float" office:value="0.337044">
                <text:p>0.337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3">
                <text:p>0.393</text:p>
              </table:table-cell>
              <table:table-cell office:value-type="float" office:value="0.335911">
                <text:p>0.335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4">
                <text:p>0.394</text:p>
              </table:table-cell>
              <table:table-cell office:value-type="float" office:value="0.334779">
                <text:p>0.334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5">
                <text:p>0.395</text:p>
              </table:table-cell>
              <table:table-cell office:value-type="float" office:value="0.333646">
                <text:p>0.333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6">
                <text:p>0.396</text:p>
              </table:table-cell>
              <table:table-cell office:value-type="float" office:value="0.332513">
                <text:p>0.332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7">
                <text:p>0.397</text:p>
              </table:table-cell>
              <table:table-cell office:value-type="float" office:value="0.331381">
                <text:p>0.33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8">
                <text:p>0.398</text:p>
              </table:table-cell>
              <table:table-cell office:value-type="float" office:value="0.330248">
                <text:p>0.330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9">
                <text:p>0.399</text:p>
              </table:table-cell>
              <table:table-cell office:value-type="float" office:value="0.329115">
                <text:p>0.329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0.327983">
                <text:p>0.327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01">
                <text:p>0.401</text:p>
              </table:table-cell>
              <table:table-cell office:value-type="float" office:value="0.326463">
                <text:p>0.326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02">
                <text:p>0.402</text:p>
              </table:table-cell>
              <table:table-cell office:value-type="float" office:value="0.324944">
                <text:p>0.324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03">
                <text:p>0.403</text:p>
              </table:table-cell>
              <table:table-cell office:value-type="float" office:value="0.323424">
                <text:p>0.323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04">
                <text:p>0.404</text:p>
              </table:table-cell>
              <table:table-cell office:value-type="float" office:value="0.321905">
                <text:p>0.32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05">
                <text:p>0.405</text:p>
              </table:table-cell>
              <table:table-cell office:value-type="float" office:value="0.320385">
                <text:p>0.320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06">
                <text:p>0.406</text:p>
              </table:table-cell>
              <table:table-cell office:value-type="float" office:value="0.318866">
                <text:p>0.318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07">
                <text:p>0.407</text:p>
              </table:table-cell>
              <table:table-cell office:value-type="float" office:value="0.317346">
                <text:p>0.317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08">
                <text:p>0.408</text:p>
              </table:table-cell>
              <table:table-cell office:value-type="float" office:value="0.315827">
                <text:p>0.31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09">
                <text:p>0.409</text:p>
              </table:table-cell>
              <table:table-cell office:value-type="float" office:value="0.314307">
                <text:p>0.314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">
                <text:p>0.41</text:p>
              </table:table-cell>
              <table:table-cell office:value-type="float" office:value="0.312788">
                <text:p>0.312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1">
                <text:p>0.411</text:p>
              </table:table-cell>
              <table:table-cell office:value-type="float" office:value="0.311268">
                <text:p>0.31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2">
                <text:p>0.412</text:p>
              </table:table-cell>
              <table:table-cell office:value-type="float" office:value="0.309748">
                <text:p>0.309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3">
                <text:p>0.413</text:p>
              </table:table-cell>
              <table:table-cell office:value-type="float" office:value="0.308229">
                <text:p>0.308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4">
                <text:p>0.414</text:p>
              </table:table-cell>
              <table:table-cell office:value-type="float" office:value="0.306709">
                <text:p>0.306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5">
                <text:p>0.415</text:p>
              </table:table-cell>
              <table:table-cell office:value-type="float" office:value="0.30519">
                <text:p>0.30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6">
                <text:p>0.416</text:p>
              </table:table-cell>
              <table:table-cell office:value-type="float" office:value="0.30367">
                <text:p>0.30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7">
                <text:p>0.417</text:p>
              </table:table-cell>
              <table:table-cell office:value-type="float" office:value="0.302151">
                <text:p>0.302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8">
                <text:p>0.418</text:p>
              </table:table-cell>
              <table:table-cell office:value-type="float" office:value="0.300631">
                <text:p>0.300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9">
                <text:p>0.419</text:p>
              </table:table-cell>
              <table:table-cell office:value-type="float" office:value="0.299112">
                <text:p>0.299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">
                <text:p>0.42</text:p>
              </table:table-cell>
              <table:table-cell office:value-type="float" office:value="0.297592">
                <text:p>0.297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1">
                <text:p>0.421</text:p>
              </table:table-cell>
              <table:table-cell office:value-type="float" office:value="0.296073">
                <text:p>0.296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2">
                <text:p>0.422</text:p>
              </table:table-cell>
              <table:table-cell office:value-type="float" office:value="0.294553">
                <text:p>0.294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3">
                <text:p>0.423</text:p>
              </table:table-cell>
              <table:table-cell office:value-type="float" office:value="0.293034">
                <text:p>0.293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4">
                <text:p>0.424</text:p>
              </table:table-cell>
              <table:table-cell office:value-type="float" office:value="0.291514">
                <text:p>0.29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5">
                <text:p>0.425</text:p>
              </table:table-cell>
              <table:table-cell office:value-type="float" office:value="0.289995">
                <text:p>0.28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6">
                <text:p>0.426</text:p>
              </table:table-cell>
              <table:table-cell office:value-type="float" office:value="0.288475">
                <text:p>0.288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7">
                <text:p>0.427</text:p>
              </table:table-cell>
              <table:table-cell office:value-type="float" office:value="0.286956">
                <text:p>0.286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8">
                <text:p>0.428</text:p>
              </table:table-cell>
              <table:table-cell office:value-type="float" office:value="0.285436">
                <text:p>0.285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9">
                <text:p>0.429</text:p>
              </table:table-cell>
              <table:table-cell office:value-type="float" office:value="0.283917">
                <text:p>0.283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">
                <text:p>0.43</text:p>
              </table:table-cell>
              <table:table-cell office:value-type="float" office:value="0.282397">
                <text:p>0.282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1">
                <text:p>0.431</text:p>
              </table:table-cell>
              <table:table-cell office:value-type="float" office:value="0.280878">
                <text:p>0.280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2">
                <text:p>0.432</text:p>
              </table:table-cell>
              <table:table-cell office:value-type="float" office:value="0.279358">
                <text:p>0.279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3">
                <text:p>0.433</text:p>
              </table:table-cell>
              <table:table-cell office:value-type="float" office:value="0.277839">
                <text:p>0.277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4">
                <text:p>0.434</text:p>
              </table:table-cell>
              <table:table-cell office:value-type="float" office:value="0.276319">
                <text:p>0.276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5">
                <text:p>0.435</text:p>
              </table:table-cell>
              <table:table-cell office:value-type="float" office:value="0.274799">
                <text:p>0.274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6">
                <text:p>0.436</text:p>
              </table:table-cell>
              <table:table-cell office:value-type="float" office:value="0.27328">
                <text:p>0.27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7">
                <text:p>0.437</text:p>
              </table:table-cell>
              <table:table-cell office:value-type="float" office:value="0.27176">
                <text:p>0.27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8">
                <text:p>0.438</text:p>
              </table:table-cell>
              <table:table-cell office:value-type="float" office:value="0.270241">
                <text:p>0.270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9">
                <text:p>0.439</text:p>
              </table:table-cell>
              <table:table-cell office:value-type="float" office:value="0.268721">
                <text:p>0.268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">
                <text:p>0.44</text:p>
              </table:table-cell>
              <table:table-cell office:value-type="float" office:value="0.267202">
                <text:p>0.267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1">
                <text:p>0.441</text:p>
              </table:table-cell>
              <table:table-cell office:value-type="float" office:value="0.265682">
                <text:p>0.265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2">
                <text:p>0.442</text:p>
              </table:table-cell>
              <table:table-cell office:value-type="float" office:value="0.264163">
                <text:p>0.264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3">
                <text:p>0.443</text:p>
              </table:table-cell>
              <table:table-cell office:value-type="float" office:value="0.262643">
                <text:p>0.262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4">
                <text:p>0.444</text:p>
              </table:table-cell>
              <table:table-cell office:value-type="float" office:value="0.261124">
                <text:p>0.26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5">
                <text:p>0.445</text:p>
              </table:table-cell>
              <table:table-cell office:value-type="float" office:value="0.259604">
                <text:p>0.259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6">
                <text:p>0.446</text:p>
              </table:table-cell>
              <table:table-cell office:value-type="float" office:value="0.258085">
                <text:p>0.258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7">
                <text:p>0.447</text:p>
              </table:table-cell>
              <table:table-cell office:value-type="float" office:value="0.256565">
                <text:p>0.256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8">
                <text:p>0.448</text:p>
              </table:table-cell>
              <table:table-cell office:value-type="float" office:value="0.255046">
                <text:p>0.255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9">
                <text:p>0.449</text:p>
              </table:table-cell>
              <table:table-cell office:value-type="float" office:value="0.253526">
                <text:p>0.253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">
                <text:p>0.45</text:p>
              </table:table-cell>
              <table:table-cell office:value-type="float" office:value="0.252007">
                <text:p>0.25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1">
                <text:p>0.451</text:p>
              </table:table-cell>
              <table:table-cell office:value-type="float" office:value="0.250487">
                <text:p>0.250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2">
                <text:p>0.452</text:p>
              </table:table-cell>
              <table:table-cell office:value-type="float" office:value="0.248968">
                <text:p>0.248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3">
                <text:p>0.453</text:p>
              </table:table-cell>
              <table:table-cell office:value-type="float" office:value="0.247448">
                <text:p>0.247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4">
                <text:p>0.454</text:p>
              </table:table-cell>
              <table:table-cell office:value-type="float" office:value="0.245929">
                <text:p>0.245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5">
                <text:p>0.455</text:p>
              </table:table-cell>
              <table:table-cell office:value-type="float" office:value="0.244409">
                <text:p>0.244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6">
                <text:p>0.456</text:p>
              </table:table-cell>
              <table:table-cell office:value-type="float" office:value="0.24289">
                <text:p>0.24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7">
                <text:p>0.457</text:p>
              </table:table-cell>
              <table:table-cell office:value-type="float" office:value="0.24137">
                <text:p>0.24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8">
                <text:p>0.458</text:p>
              </table:table-cell>
              <table:table-cell office:value-type="float" office:value="0.23985">
                <text:p>0.23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9">
                <text:p>0.459</text:p>
              </table:table-cell>
              <table:table-cell office:value-type="float" office:value="0.238331">
                <text:p>0.23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">
                <text:p>0.46</text:p>
              </table:table-cell>
              <table:table-cell office:value-type="float" office:value="0.236811">
                <text:p>0.236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">
                <text:p>0.461</text:p>
              </table:table-cell>
              <table:table-cell office:value-type="float" office:value="0.235292">
                <text:p>0.235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2">
                <text:p>0.462</text:p>
              </table:table-cell>
              <table:table-cell office:value-type="float" office:value="0.233772">
                <text:p>0.233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3">
                <text:p>0.463</text:p>
              </table:table-cell>
              <table:table-cell office:value-type="float" office:value="0.232253">
                <text:p>0.232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4">
                <text:p>0.464</text:p>
              </table:table-cell>
              <table:table-cell office:value-type="float" office:value="0.230733">
                <text:p>0.230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5">
                <text:p>0.465</text:p>
              </table:table-cell>
              <table:table-cell office:value-type="float" office:value="0.229214">
                <text:p>0.229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6">
                <text:p>0.466</text:p>
              </table:table-cell>
              <table:table-cell office:value-type="float" office:value="0.227694">
                <text:p>0.227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7">
                <text:p>0.467</text:p>
              </table:table-cell>
              <table:table-cell office:value-type="float" office:value="0.226175">
                <text:p>0.226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8">
                <text:p>0.468</text:p>
              </table:table-cell>
              <table:table-cell office:value-type="float" office:value="0.224655">
                <text:p>0.224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9">
                <text:p>0.469</text:p>
              </table:table-cell>
              <table:table-cell office:value-type="float" office:value="0.223136">
                <text:p>0.223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">
                <text:p>0.47</text:p>
              </table:table-cell>
              <table:table-cell office:value-type="float" office:value="0.221616">
                <text:p>0.22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1">
                <text:p>0.471</text:p>
              </table:table-cell>
              <table:table-cell office:value-type="float" office:value="0.220097">
                <text:p>0.220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2">
                <text:p>0.472</text:p>
              </table:table-cell>
              <table:table-cell office:value-type="float" office:value="0.218577">
                <text:p>0.218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3">
                <text:p>0.473</text:p>
              </table:table-cell>
              <table:table-cell office:value-type="float" office:value="0.217058">
                <text:p>0.217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4">
                <text:p>0.474</text:p>
              </table:table-cell>
              <table:table-cell office:value-type="float" office:value="0.215538">
                <text:p>0.215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5">
                <text:p>0.475</text:p>
              </table:table-cell>
              <table:table-cell office:value-type="float" office:value="0.214019">
                <text:p>0.214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6">
                <text:p>0.476</text:p>
              </table:table-cell>
              <table:table-cell office:value-type="float" office:value="0.212499">
                <text:p>0.212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7">
                <text:p>0.477</text:p>
              </table:table-cell>
              <table:table-cell office:value-type="float" office:value="0.21098">
                <text:p>0.2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8">
                <text:p>0.478</text:p>
              </table:table-cell>
              <table:table-cell office:value-type="float" office:value="0.20946">
                <text:p>0.20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9">
                <text:p>0.479</text:p>
              </table:table-cell>
              <table:table-cell office:value-type="float" office:value="0.20794">
                <text:p>0.20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8">
                <text:p>0.48</text:p>
              </table:table-cell>
              <table:table-cell office:value-type="float" office:value="0.206421">
                <text:p>0.206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81">
                <text:p>0.481</text:p>
              </table:table-cell>
              <table:table-cell office:value-type="float" office:value="0.204901">
                <text:p>0.204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82">
                <text:p>0.482</text:p>
              </table:table-cell>
              <table:table-cell office:value-type="float" office:value="0.203382">
                <text:p>0.203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83">
                <text:p>0.483</text:p>
              </table:table-cell>
              <table:table-cell office:value-type="float" office:value="0.201862">
                <text:p>0.20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84">
                <text:p>0.484</text:p>
              </table:table-cell>
              <table:table-cell office:value-type="float" office:value="0.200343">
                <text:p>0.200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85">
                <text:p>0.485</text:p>
              </table:table-cell>
              <table:table-cell office:value-type="float" office:value="0.198823">
                <text:p>0.198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86">
                <text:p>0.486</text:p>
              </table:table-cell>
              <table:table-cell office:value-type="float" office:value="0.197304">
                <text:p>0.197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87">
                <text:p>0.487</text:p>
              </table:table-cell>
              <table:table-cell office:value-type="float" office:value="0.195784">
                <text:p>0.195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88">
                <text:p>0.488</text:p>
              </table:table-cell>
              <table:table-cell office:value-type="float" office:value="0.194265">
                <text:p>0.194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89">
                <text:p>0.489</text:p>
              </table:table-cell>
              <table:table-cell office:value-type="float" office:value="0.192745">
                <text:p>0.192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">
                <text:p>0.49</text:p>
              </table:table-cell>
              <table:table-cell office:value-type="float" office:value="0.191226">
                <text:p>0.19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1">
                <text:p>0.491</text:p>
              </table:table-cell>
              <table:table-cell office:value-type="float" office:value="0.189706">
                <text:p>0.189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2">
                <text:p>0.492</text:p>
              </table:table-cell>
              <table:table-cell office:value-type="float" office:value="0.188187">
                <text:p>0.188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3">
                <text:p>0.493</text:p>
              </table:table-cell>
              <table:table-cell office:value-type="float" office:value="0.186667">
                <text:p>0.18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4">
                <text:p>0.494</text:p>
              </table:table-cell>
              <table:table-cell office:value-type="float" office:value="0.185148">
                <text:p>0.185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5">
                <text:p>0.495</text:p>
              </table:table-cell>
              <table:table-cell office:value-type="float" office:value="0.183628">
                <text:p>0.183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6">
                <text:p>0.496</text:p>
              </table:table-cell>
              <table:table-cell office:value-type="float" office:value="0.182109">
                <text:p>0.18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7">
                <text:p>0.497</text:p>
              </table:table-cell>
              <table:table-cell office:value-type="float" office:value="0.180589">
                <text:p>0.180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8">
                <text:p>0.498</text:p>
              </table:table-cell>
              <table:table-cell office:value-type="float" office:value="0.17907">
                <text:p>0.17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9">
                <text:p>0.499</text:p>
              </table:table-cell>
              <table:table-cell office:value-type="float" office:value="0.17755">
                <text:p>0.17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0.176031">
                <text:p>0.176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1">
                <text:p>0.501</text:p>
              </table:table-cell>
              <table:table-cell office:value-type="float" office:value="0.174356">
                <text:p>0.174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2">
                <text:p>0.502</text:p>
              </table:table-cell>
              <table:table-cell office:value-type="float" office:value="0.172681">
                <text:p>0.17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3">
                <text:p>0.503</text:p>
              </table:table-cell>
              <table:table-cell office:value-type="float" office:value="0.171006">
                <text:p>0.17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4">
                <text:p>0.504</text:p>
              </table:table-cell>
              <table:table-cell office:value-type="float" office:value="0.169331">
                <text:p>0.169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5">
                <text:p>0.505</text:p>
              </table:table-cell>
              <table:table-cell office:value-type="float" office:value="0.167656">
                <text:p>0.167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6">
                <text:p>0.506</text:p>
              </table:table-cell>
              <table:table-cell office:value-type="float" office:value="0.165981">
                <text:p>0.165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7">
                <text:p>0.507</text:p>
              </table:table-cell>
              <table:table-cell office:value-type="float" office:value="0.164306">
                <text:p>0.164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8">
                <text:p>0.508</text:p>
              </table:table-cell>
              <table:table-cell office:value-type="float" office:value="0.162631">
                <text:p>0.162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9">
                <text:p>0.509</text:p>
              </table:table-cell>
              <table:table-cell office:value-type="float" office:value="0.160956">
                <text:p>0.160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1">
                <text:p>0.51</text:p>
              </table:table-cell>
              <table:table-cell office:value-type="float" office:value="0.159281">
                <text:p>0.159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11">
                <text:p>0.511</text:p>
              </table:table-cell>
              <table:table-cell office:value-type="float" office:value="0.157606">
                <text:p>0.157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12">
                <text:p>0.512</text:p>
              </table:table-cell>
              <table:table-cell office:value-type="float" office:value="0.155931">
                <text:p>0.155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13">
                <text:p>0.513</text:p>
              </table:table-cell>
              <table:table-cell office:value-type="float" office:value="0.154256">
                <text:p>0.154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14">
                <text:p>0.514</text:p>
              </table:table-cell>
              <table:table-cell office:value-type="float" office:value="0.152581">
                <text:p>0.152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15">
                <text:p>0.515</text:p>
              </table:table-cell>
              <table:table-cell office:value-type="float" office:value="0.150906">
                <text:p>0.150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16">
                <text:p>0.516</text:p>
              </table:table-cell>
              <table:table-cell office:value-type="float" office:value="0.149232">
                <text:p>0.149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17">
                <text:p>0.517</text:p>
              </table:table-cell>
              <table:table-cell office:value-type="float" office:value="0.147556">
                <text:p>0.147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18">
                <text:p>0.518</text:p>
              </table:table-cell>
              <table:table-cell office:value-type="float" office:value="0.145882">
                <text:p>0.14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19">
                <text:p>0.519</text:p>
              </table:table-cell>
              <table:table-cell office:value-type="float" office:value="0.144207">
                <text:p>0.144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">
                <text:p>0.52</text:p>
              </table:table-cell>
              <table:table-cell office:value-type="float" office:value="0.142532">
                <text:p>0.142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1">
                <text:p>0.521</text:p>
              </table:table-cell>
              <table:table-cell office:value-type="float" office:value="0.140857">
                <text:p>0.140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2">
                <text:p>0.522</text:p>
              </table:table-cell>
              <table:table-cell office:value-type="float" office:value="0.139182">
                <text:p>0.139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3">
                <text:p>0.523</text:p>
              </table:table-cell>
              <table:table-cell office:value-type="float" office:value="0.137507">
                <text:p>0.137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4">
                <text:p>0.524</text:p>
              </table:table-cell>
              <table:table-cell office:value-type="float" office:value="0.135832">
                <text:p>0.135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5">
                <text:p>0.525</text:p>
              </table:table-cell>
              <table:table-cell office:value-type="float" office:value="0.134157">
                <text:p>0.13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6">
                <text:p>0.526</text:p>
              </table:table-cell>
              <table:table-cell office:value-type="float" office:value="0.132482">
                <text:p>0.132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7">
                <text:p>0.527</text:p>
              </table:table-cell>
              <table:table-cell office:value-type="float" office:value="0.130807">
                <text:p>0.130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8">
                <text:p>0.528</text:p>
              </table:table-cell>
              <table:table-cell office:value-type="float" office:value="0.129132">
                <text:p>0.129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9">
                <text:p>0.529</text:p>
              </table:table-cell>
              <table:table-cell office:value-type="float" office:value="0.127457">
                <text:p>0.127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">
                <text:p>0.53</text:p>
              </table:table-cell>
              <table:table-cell office:value-type="float" office:value="0.125782">
                <text:p>0.125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1">
                <text:p>0.531</text:p>
              </table:table-cell>
              <table:table-cell office:value-type="float" office:value="0.124107">
                <text:p>0.124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2">
                <text:p>0.532</text:p>
              </table:table-cell>
              <table:table-cell office:value-type="float" office:value="0.122432">
                <text:p>0.122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3">
                <text:p>0.533</text:p>
              </table:table-cell>
              <table:table-cell office:value-type="float" office:value="0.120757">
                <text:p>0.120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4">
                <text:p>0.534</text:p>
              </table:table-cell>
              <table:table-cell office:value-type="float" office:value="0.119083">
                <text:p>0.119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5">
                <text:p>0.535</text:p>
              </table:table-cell>
              <table:table-cell office:value-type="float" office:value="0.117408">
                <text:p>0.117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6">
                <text:p>0.536</text:p>
              </table:table-cell>
              <table:table-cell office:value-type="float" office:value="0.115733">
                <text:p>0.115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7">
                <text:p>0.537</text:p>
              </table:table-cell>
              <table:table-cell office:value-type="float" office:value="0.114058">
                <text:p>0.114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8">
                <text:p>0.538</text:p>
              </table:table-cell>
              <table:table-cell office:value-type="float" office:value="0.112383">
                <text:p>0.112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9">
                <text:p>0.539</text:p>
              </table:table-cell>
              <table:table-cell office:value-type="float" office:value="0.110708">
                <text:p>0.110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">
                <text:p>0.54</text:p>
              </table:table-cell>
              <table:table-cell office:value-type="float" office:value="0.109033">
                <text:p>0.109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1">
                <text:p>0.541</text:p>
              </table:table-cell>
              <table:table-cell office:value-type="float" office:value="0.107358">
                <text:p>0.107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2">
                <text:p>0.542</text:p>
              </table:table-cell>
              <table:table-cell office:value-type="float" office:value="0.105683">
                <text:p>0.105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3">
                <text:p>0.543</text:p>
              </table:table-cell>
              <table:table-cell office:value-type="float" office:value="0.104008">
                <text:p>0.104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4">
                <text:p>0.544</text:p>
              </table:table-cell>
              <table:table-cell office:value-type="float" office:value="0.102333">
                <text:p>0.102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5">
                <text:p>0.545</text:p>
              </table:table-cell>
              <table:table-cell office:value-type="float" office:value="0.100658">
                <text:p>0.100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6">
                <text:p>0.546</text:p>
              </table:table-cell>
              <table:table-cell office:value-type="float" office:value="0.0989832">
                <text:p>0.0989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7">
                <text:p>0.547</text:p>
              </table:table-cell>
              <table:table-cell office:value-type="float" office:value="0.0973083">
                <text:p>0.0973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8">
                <text:p>0.548</text:p>
              </table:table-cell>
              <table:table-cell office:value-type="float" office:value="0.0956333">
                <text:p>0.0956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9">
                <text:p>0.549</text:p>
              </table:table-cell>
              <table:table-cell office:value-type="float" office:value="0.0939583">
                <text:p>0.0939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">
                <text:p>0.55</text:p>
              </table:table-cell>
              <table:table-cell office:value-type="float" office:value="0.0922834">
                <text:p>0.092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1">
                <text:p>0.551</text:p>
              </table:table-cell>
              <table:table-cell office:value-type="float" office:value="0.0906085">
                <text:p>0.0906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2">
                <text:p>0.552</text:p>
              </table:table-cell>
              <table:table-cell office:value-type="float" office:value="0.0889335">
                <text:p>0.0889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3">
                <text:p>0.553</text:p>
              </table:table-cell>
              <table:table-cell office:value-type="float" office:value="0.0872586">
                <text:p>0.0872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4">
                <text:p>0.554</text:p>
              </table:table-cell>
              <table:table-cell office:value-type="float" office:value="0.0855836">
                <text:p>0.0855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5">
                <text:p>0.555</text:p>
              </table:table-cell>
              <table:table-cell office:value-type="float" office:value="0.0839087">
                <text:p>0.0839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6">
                <text:p>0.556</text:p>
              </table:table-cell>
              <table:table-cell office:value-type="float" office:value="0.0822338">
                <text:p>0.0822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7">
                <text:p>0.557</text:p>
              </table:table-cell>
              <table:table-cell office:value-type="float" office:value="0.0805588">
                <text:p>0.0805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8">
                <text:p>0.558</text:p>
              </table:table-cell>
              <table:table-cell office:value-type="float" office:value="0.0788838">
                <text:p>0.0788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9">
                <text:p>0.559</text:p>
              </table:table-cell>
              <table:table-cell office:value-type="float" office:value="0.0772089">
                <text:p>0.0772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">
                <text:p>0.56</text:p>
              </table:table-cell>
              <table:table-cell office:value-type="float" office:value="0.075534">
                <text:p>0.075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1">
                <text:p>0.561</text:p>
              </table:table-cell>
              <table:table-cell office:value-type="float" office:value="0.0738591">
                <text:p>0.0738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2">
                <text:p>0.562</text:p>
              </table:table-cell>
              <table:table-cell office:value-type="float" office:value="0.0721841">
                <text:p>0.072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3">
                <text:p>0.563</text:p>
              </table:table-cell>
              <table:table-cell office:value-type="float" office:value="0.0705091">
                <text:p>0.0705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4">
                <text:p>0.564</text:p>
              </table:table-cell>
              <table:table-cell office:value-type="float" office:value="0.0688342">
                <text:p>0.0688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5">
                <text:p>0.565</text:p>
              </table:table-cell>
              <table:table-cell office:value-type="float" office:value="0.0671593">
                <text:p>0.067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6">
                <text:p>0.566</text:p>
              </table:table-cell>
              <table:table-cell office:value-type="float" office:value="0.0654844">
                <text:p>0.065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7">
                <text:p>0.567</text:p>
              </table:table-cell>
              <table:table-cell office:value-type="float" office:value="0.0638094">
                <text:p>0.0638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8">
                <text:p>0.568</text:p>
              </table:table-cell>
              <table:table-cell office:value-type="float" office:value="0.0621344">
                <text:p>0.062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9">
                <text:p>0.569</text:p>
              </table:table-cell>
              <table:table-cell office:value-type="float" office:value="0.0604595">
                <text:p>0.0604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7">
                <text:p>0.57</text:p>
              </table:table-cell>
              <table:table-cell office:value-type="float" office:value="0.0587846">
                <text:p>0.0587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71">
                <text:p>0.571</text:p>
              </table:table-cell>
              <table:table-cell office:value-type="float" office:value="0.0571096">
                <text:p>0.057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72">
                <text:p>0.572</text:p>
              </table:table-cell>
              <table:table-cell office:value-type="float" office:value="0.0554346">
                <text:p>0.0554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73">
                <text:p>0.573</text:p>
              </table:table-cell>
              <table:table-cell office:value-type="float" office:value="0.0537597">
                <text:p>0.0537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74">
                <text:p>0.574</text:p>
              </table:table-cell>
              <table:table-cell office:value-type="float" office:value="0.0520848">
                <text:p>0.0520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75">
                <text:p>0.575</text:p>
              </table:table-cell>
              <table:table-cell office:value-type="float" office:value="0.0504099">
                <text:p>0.0504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76">
                <text:p>0.576</text:p>
              </table:table-cell>
              <table:table-cell office:value-type="float" office:value="0.0487349">
                <text:p>0.0487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77">
                <text:p>0.577</text:p>
              </table:table-cell>
              <table:table-cell office:value-type="float" office:value="0.0470599">
                <text:p>0.0470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78">
                <text:p>0.578</text:p>
              </table:table-cell>
              <table:table-cell office:value-type="float" office:value="0.045385">
                <text:p>0.04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79">
                <text:p>0.579</text:p>
              </table:table-cell>
              <table:table-cell office:value-type="float" office:value="0.0437101">
                <text:p>0.0437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8">
                <text:p>0.58</text:p>
              </table:table-cell>
              <table:table-cell office:value-type="float" office:value="0.0420352">
                <text:p>0.042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81">
                <text:p>0.581</text:p>
              </table:table-cell>
              <table:table-cell office:value-type="float" office:value="0.0403602">
                <text:p>0.0403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82">
                <text:p>0.582</text:p>
              </table:table-cell>
              <table:table-cell office:value-type="float" office:value="0.0386852">
                <text:p>0.0386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83">
                <text:p>0.583</text:p>
              </table:table-cell>
              <table:table-cell office:value-type="float" office:value="0.0370103">
                <text:p>0.0370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84">
                <text:p>0.584</text:p>
              </table:table-cell>
              <table:table-cell office:value-type="float" office:value="0.0353354">
                <text:p>0.0353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85">
                <text:p>0.585</text:p>
              </table:table-cell>
              <table:table-cell office:value-type="float" office:value="0.0336605">
                <text:p>0.0336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86">
                <text:p>0.586</text:p>
              </table:table-cell>
              <table:table-cell office:value-type="float" office:value="0.0319854">
                <text:p>0.0319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87">
                <text:p>0.587</text:p>
              </table:table-cell>
              <table:table-cell office:value-type="float" office:value="0.0303105">
                <text:p>0.0303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88">
                <text:p>0.588</text:p>
              </table:table-cell>
              <table:table-cell office:value-type="float" office:value="0.0286356">
                <text:p>0.0286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89">
                <text:p>0.589</text:p>
              </table:table-cell>
              <table:table-cell office:value-type="float" office:value="0.0269607">
                <text:p>0.0269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9">
                <text:p>0.59</text:p>
              </table:table-cell>
              <table:table-cell office:value-type="float" office:value="0.0252857">
                <text:p>0.025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91">
                <text:p>0.591</text:p>
              </table:table-cell>
              <table:table-cell office:value-type="float" office:value="0.0236107">
                <text:p>0.0236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92">
                <text:p>0.592</text:p>
              </table:table-cell>
              <table:table-cell office:value-type="float" office:value="0.0219358">
                <text:p>0.0219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93">
                <text:p>0.593</text:p>
              </table:table-cell>
              <table:table-cell office:value-type="float" office:value="0.0202609">
                <text:p>0.020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94">
                <text:p>0.594</text:p>
              </table:table-cell>
              <table:table-cell office:value-type="float" office:value="0.018586">
                <text:p>0.018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95">
                <text:p>0.595</text:p>
              </table:table-cell>
              <table:table-cell office:value-type="float" office:value="0.0169109">
                <text:p>0.0169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96">
                <text:p>0.596</text:p>
              </table:table-cell>
              <table:table-cell office:value-type="float" office:value="0.015236">
                <text:p>0.015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97">
                <text:p>0.597</text:p>
              </table:table-cell>
              <table:table-cell office:value-type="float" office:value="0.0135611">
                <text:p>0.0135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98">
                <text:p>0.598</text:p>
              </table:table-cell>
              <table:table-cell office:value-type="float" office:value="0.0118862">
                <text:p>0.0118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99">
                <text:p>0.599</text:p>
              </table:table-cell>
              <table:table-cell office:value-type="float" office:value="0.0102113">
                <text:p>0.0102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0.00853624">
                <text:p>0.00853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01">
                <text:p>0.601</text:p>
              </table:table-cell>
              <table:table-cell office:value-type="float" office:value="0.00683874">
                <text:p>0.00683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02">
                <text:p>0.602</text:p>
              </table:table-cell>
              <table:table-cell office:value-type="float" office:value="0.00514124">
                <text:p>0.00514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03">
                <text:p>0.603</text:p>
              </table:table-cell>
              <table:table-cell office:value-type="float" office:value="0.00344374">
                <text:p>0.00344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04">
                <text:p>0.604</text:p>
              </table:table-cell>
              <table:table-cell office:value-type="float" office:value="0.00174623">
                <text:p>0.00174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05">
                <text:p>0.605</text:p>
              </table:table-cell>
              <table:table-cell office:value-type="float" office:value="0.0000486323">
                <text:p>0.0000486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06">
                <text:p>0.606</text:p>
              </table:table-cell>
              <table:table-cell office:value-type="float" office:value="-0.00164887">
                <text:p>-0.00164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07">
                <text:p>0.607</text:p>
              </table:table-cell>
              <table:table-cell office:value-type="float" office:value="-0.00334637">
                <text:p>-0.00334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08">
                <text:p>0.608</text:p>
              </table:table-cell>
              <table:table-cell office:value-type="float" office:value="-0.00504387">
                <text:p>-0.00504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09">
                <text:p>0.609</text:p>
              </table:table-cell>
              <table:table-cell office:value-type="float" office:value="-0.00674147">
                <text:p>-0.00674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1">
                <text:p>0.61</text:p>
              </table:table-cell>
              <table:table-cell office:value-type="float" office:value="-0.00843897">
                <text:p>-0.008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11">
                <text:p>0.611</text:p>
              </table:table-cell>
              <table:table-cell office:value-type="float" office:value="-0.0101365">
                <text:p>-0.010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12">
                <text:p>0.612</text:p>
              </table:table-cell>
              <table:table-cell office:value-type="float" office:value="-0.011834">
                <text:p>-0.011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13">
                <text:p>0.613</text:p>
              </table:table-cell>
              <table:table-cell office:value-type="float" office:value="-0.0135315">
                <text:p>-0.0135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14">
                <text:p>0.614</text:p>
              </table:table-cell>
              <table:table-cell office:value-type="float" office:value="-0.0152291">
                <text:p>-0.015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15">
                <text:p>0.615</text:p>
              </table:table-cell>
              <table:table-cell office:value-type="float" office:value="-0.0169266">
                <text:p>-0.0169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16">
                <text:p>0.616</text:p>
              </table:table-cell>
              <table:table-cell office:value-type="float" office:value="-0.0186241">
                <text:p>-0.0186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17">
                <text:p>0.617</text:p>
              </table:table-cell>
              <table:table-cell office:value-type="float" office:value="-0.0203216">
                <text:p>-0.0203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18">
                <text:p>0.618</text:p>
              </table:table-cell>
              <table:table-cell office:value-type="float" office:value="-0.0220191">
                <text:p>-0.0220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19">
                <text:p>0.619</text:p>
              </table:table-cell>
              <table:table-cell office:value-type="float" office:value="-0.0237167">
                <text:p>-0.0237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2">
                <text:p>0.62</text:p>
              </table:table-cell>
              <table:table-cell office:value-type="float" office:value="-0.0254142">
                <text:p>-0.0254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21">
                <text:p>0.621</text:p>
              </table:table-cell>
              <table:table-cell office:value-type="float" office:value="-0.0271117">
                <text:p>-0.027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22">
                <text:p>0.622</text:p>
              </table:table-cell>
              <table:table-cell office:value-type="float" office:value="-0.0288092">
                <text:p>-0.0288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23">
                <text:p>0.623</text:p>
              </table:table-cell>
              <table:table-cell office:value-type="float" office:value="-0.0305068">
                <text:p>-0.0305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24">
                <text:p>0.624</text:p>
              </table:table-cell>
              <table:table-cell office:value-type="float" office:value="-0.0322043">
                <text:p>-0.032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25">
                <text:p>0.625</text:p>
              </table:table-cell>
              <table:table-cell office:value-type="float" office:value="-0.0339018">
                <text:p>-0.0339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26">
                <text:p>0.626</text:p>
              </table:table-cell>
              <table:table-cell office:value-type="float" office:value="-0.0355993">
                <text:p>-0.0355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27">
                <text:p>0.627</text:p>
              </table:table-cell>
              <table:table-cell office:value-type="float" office:value="-0.0372968">
                <text:p>-0.0372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28">
                <text:p>0.628</text:p>
              </table:table-cell>
              <table:table-cell office:value-type="float" office:value="-0.0389944">
                <text:p>-0.0389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29">
                <text:p>0.629</text:p>
              </table:table-cell>
              <table:table-cell office:value-type="float" office:value="-0.0406919">
                <text:p>-0.0406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3">
                <text:p>0.63</text:p>
              </table:table-cell>
              <table:table-cell office:value-type="float" office:value="-0.0423894">
                <text:p>-0.042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31">
                <text:p>0.631</text:p>
              </table:table-cell>
              <table:table-cell office:value-type="float" office:value="-0.0440869">
                <text:p>-0.0440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32">
                <text:p>0.632</text:p>
              </table:table-cell>
              <table:table-cell office:value-type="float" office:value="-0.0457845">
                <text:p>-0.0457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33">
                <text:p>0.633</text:p>
              </table:table-cell>
              <table:table-cell office:value-type="float" office:value="-0.047482">
                <text:p>-0.047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34">
                <text:p>0.634</text:p>
              </table:table-cell>
              <table:table-cell office:value-type="float" office:value="-0.0491795">
                <text:p>-0.0491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35">
                <text:p>0.635</text:p>
              </table:table-cell>
              <table:table-cell office:value-type="float" office:value="-0.050877">
                <text:p>-0.05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36">
                <text:p>0.636</text:p>
              </table:table-cell>
              <table:table-cell office:value-type="float" office:value="-0.0525745">
                <text:p>-0.05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37">
                <text:p>0.637</text:p>
              </table:table-cell>
              <table:table-cell office:value-type="float" office:value="-0.0542721">
                <text:p>-0.0542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38">
                <text:p>0.638</text:p>
              </table:table-cell>
              <table:table-cell office:value-type="float" office:value="-0.0559696">
                <text:p>-0.0559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39">
                <text:p>0.639</text:p>
              </table:table-cell>
              <table:table-cell office:value-type="float" office:value="-0.0576671">
                <text:p>-0.0576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4">
                <text:p>0.64</text:p>
              </table:table-cell>
              <table:table-cell office:value-type="float" office:value="-0.0593646">
                <text:p>-0.0593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41">
                <text:p>0.641</text:p>
              </table:table-cell>
              <table:table-cell office:value-type="float" office:value="-0.0610621">
                <text:p>-0.0610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42">
                <text:p>0.642</text:p>
              </table:table-cell>
              <table:table-cell office:value-type="float" office:value="-0.0627597">
                <text:p>-0.0627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43">
                <text:p>0.643</text:p>
              </table:table-cell>
              <table:table-cell office:value-type="float" office:value="-0.0644572">
                <text:p>-0.0644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44">
                <text:p>0.644</text:p>
              </table:table-cell>
              <table:table-cell office:value-type="float" office:value="-0.0661547">
                <text:p>-0.0661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45">
                <text:p>0.645</text:p>
              </table:table-cell>
              <table:table-cell office:value-type="float" office:value="-0.0678522">
                <text:p>-0.0678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46">
                <text:p>0.646</text:p>
              </table:table-cell>
              <table:table-cell office:value-type="float" office:value="-0.0695498">
                <text:p>-0.0695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47">
                <text:p>0.647</text:p>
              </table:table-cell>
              <table:table-cell office:value-type="float" office:value="-0.0712473">
                <text:p>-0.0712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48">
                <text:p>0.648</text:p>
              </table:table-cell>
              <table:table-cell office:value-type="float" office:value="-0.0729448">
                <text:p>-0.0729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49">
                <text:p>0.649</text:p>
              </table:table-cell>
              <table:table-cell office:value-type="float" office:value="-0.0746423">
                <text:p>-0.0746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5">
                <text:p>0.65</text:p>
              </table:table-cell>
              <table:table-cell office:value-type="float" office:value="-0.0763398">
                <text:p>-0.0763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51">
                <text:p>0.651</text:p>
              </table:table-cell>
              <table:table-cell office:value-type="float" office:value="-0.0780374">
                <text:p>-0.0780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52">
                <text:p>0.652</text:p>
              </table:table-cell>
              <table:table-cell office:value-type="float" office:value="-0.0797349">
                <text:p>-0.0797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53">
                <text:p>0.653</text:p>
              </table:table-cell>
              <table:table-cell office:value-type="float" office:value="-0.0814324">
                <text:p>-0.0814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54">
                <text:p>0.654</text:p>
              </table:table-cell>
              <table:table-cell office:value-type="float" office:value="-0.0831299">
                <text:p>-0.083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55">
                <text:p>0.655</text:p>
              </table:table-cell>
              <table:table-cell office:value-type="float" office:value="-0.0848274">
                <text:p>-0.0848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56">
                <text:p>0.656</text:p>
              </table:table-cell>
              <table:table-cell office:value-type="float" office:value="-0.086525">
                <text:p>-0.086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57">
                <text:p>0.657</text:p>
              </table:table-cell>
              <table:table-cell office:value-type="float" office:value="-0.0882225">
                <text:p>-0.088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58">
                <text:p>0.658</text:p>
              </table:table-cell>
              <table:table-cell office:value-type="float" office:value="-0.08992">
                <text:p>-0.08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59">
                <text:p>0.659</text:p>
              </table:table-cell>
              <table:table-cell office:value-type="float" office:value="-0.0916175">
                <text:p>-0.0916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6">
                <text:p>0.66</text:p>
              </table:table-cell>
              <table:table-cell office:value-type="float" office:value="-0.0933151">
                <text:p>-0.0933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61">
                <text:p>0.661</text:p>
              </table:table-cell>
              <table:table-cell office:value-type="float" office:value="-0.0950126">
                <text:p>-0.095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62">
                <text:p>0.662</text:p>
              </table:table-cell>
              <table:table-cell office:value-type="float" office:value="-0.0967101">
                <text:p>-0.0967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63">
                <text:p>0.663</text:p>
              </table:table-cell>
              <table:table-cell office:value-type="float" office:value="-0.0984076">
                <text:p>-0.0984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64">
                <text:p>0.664</text:p>
              </table:table-cell>
              <table:table-cell office:value-type="float" office:value="-0.100105">
                <text:p>-0.100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65">
                <text:p>0.665</text:p>
              </table:table-cell>
              <table:table-cell office:value-type="float" office:value="-0.101803">
                <text:p>-0.10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66">
                <text:p>0.666</text:p>
              </table:table-cell>
              <table:table-cell office:value-type="float" office:value="-0.1035">
                <text:p>-0.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67">
                <text:p>0.667</text:p>
              </table:table-cell>
              <table:table-cell office:value-type="float" office:value="-0.105198">
                <text:p>-0.105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68">
                <text:p>0.668</text:p>
              </table:table-cell>
              <table:table-cell office:value-type="float" office:value="-0.106895">
                <text:p>-0.10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69">
                <text:p>0.669</text:p>
              </table:table-cell>
              <table:table-cell office:value-type="float" office:value="-0.108593">
                <text:p>-0.108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7">
                <text:p>0.67</text:p>
              </table:table-cell>
              <table:table-cell office:value-type="float" office:value="-0.11029">
                <text:p>-0.1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71">
                <text:p>0.671</text:p>
              </table:table-cell>
              <table:table-cell office:value-type="float" office:value="-0.111988">
                <text:p>-0.11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72">
                <text:p>0.672</text:p>
              </table:table-cell>
              <table:table-cell office:value-type="float" office:value="-0.113685">
                <text:p>-0.113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73">
                <text:p>0.673</text:p>
              </table:table-cell>
              <table:table-cell office:value-type="float" office:value="-0.115383">
                <text:p>-0.115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74">
                <text:p>0.674</text:p>
              </table:table-cell>
              <table:table-cell office:value-type="float" office:value="-0.11708">
                <text:p>-0.1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75">
                <text:p>0.675</text:p>
              </table:table-cell>
              <table:table-cell office:value-type="float" office:value="-0.118778">
                <text:p>-0.118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76">
                <text:p>0.676</text:p>
              </table:table-cell>
              <table:table-cell office:value-type="float" office:value="-0.120475">
                <text:p>-0.120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77">
                <text:p>0.677</text:p>
              </table:table-cell>
              <table:table-cell office:value-type="float" office:value="-0.122173">
                <text:p>-0.122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78">
                <text:p>0.678</text:p>
              </table:table-cell>
              <table:table-cell office:value-type="float" office:value="-0.12387">
                <text:p>-0.12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79">
                <text:p>0.679</text:p>
              </table:table-cell>
              <table:table-cell office:value-type="float" office:value="-0.125568">
                <text:p>-0.125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">
                <text:p>0.68</text:p>
              </table:table-cell>
              <table:table-cell office:value-type="float" office:value="-0.127266">
                <text:p>-0.127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1">
                <text:p>0.681</text:p>
              </table:table-cell>
              <table:table-cell office:value-type="float" office:value="-0.128963">
                <text:p>-0.128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2">
                <text:p>0.682</text:p>
              </table:table-cell>
              <table:table-cell office:value-type="float" office:value="-0.130661">
                <text:p>-0.130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3">
                <text:p>0.683</text:p>
              </table:table-cell>
              <table:table-cell office:value-type="float" office:value="-0.132358">
                <text:p>-0.132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4">
                <text:p>0.684</text:p>
              </table:table-cell>
              <table:table-cell office:value-type="float" office:value="-0.134056">
                <text:p>-0.134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5">
                <text:p>0.685</text:p>
              </table:table-cell>
              <table:table-cell office:value-type="float" office:value="-0.135753">
                <text:p>-0.135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6">
                <text:p>0.686</text:p>
              </table:table-cell>
              <table:table-cell office:value-type="float" office:value="-0.137451">
                <text:p>-0.137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7">
                <text:p>0.687</text:p>
              </table:table-cell>
              <table:table-cell office:value-type="float" office:value="-0.139148">
                <text:p>-0.139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8">
                <text:p>0.688</text:p>
              </table:table-cell>
              <table:table-cell office:value-type="float" office:value="-0.140846">
                <text:p>-0.140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9">
                <text:p>0.689</text:p>
              </table:table-cell>
              <table:table-cell office:value-type="float" office:value="-0.142543">
                <text:p>-0.14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9">
                <text:p>0.69</text:p>
              </table:table-cell>
              <table:table-cell office:value-type="float" office:value="-0.144241">
                <text:p>-0.144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91">
                <text:p>0.691</text:p>
              </table:table-cell>
              <table:table-cell office:value-type="float" office:value="-0.145938">
                <text:p>-0.14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92">
                <text:p>0.692</text:p>
              </table:table-cell>
              <table:table-cell office:value-type="float" office:value="-0.147636">
                <text:p>-0.147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93">
                <text:p>0.693</text:p>
              </table:table-cell>
              <table:table-cell office:value-type="float" office:value="-0.149333">
                <text:p>-0.149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94">
                <text:p>0.694</text:p>
              </table:table-cell>
              <table:table-cell office:value-type="float" office:value="-0.151031">
                <text:p>-0.15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95">
                <text:p>0.695</text:p>
              </table:table-cell>
              <table:table-cell office:value-type="float" office:value="-0.152728">
                <text:p>-0.152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96">
                <text:p>0.696</text:p>
              </table:table-cell>
              <table:table-cell office:value-type="float" office:value="-0.154426">
                <text:p>-0.15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97">
                <text:p>0.697</text:p>
              </table:table-cell>
              <table:table-cell office:value-type="float" office:value="-0.156123">
                <text:p>-0.156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98">
                <text:p>0.698</text:p>
              </table:table-cell>
              <table:table-cell office:value-type="float" office:value="-0.157821">
                <text:p>-0.157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99">
                <text:p>0.699</text:p>
              </table:table-cell>
              <table:table-cell office:value-type="float" office:value="-0.159518">
                <text:p>-0.159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-0.161216">
                <text:p>-0.16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01">
                <text:p>0.701</text:p>
              </table:table-cell>
              <table:table-cell office:value-type="float" office:value="-0.162862">
                <text:p>-0.162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02">
                <text:p>0.702</text:p>
              </table:table-cell>
              <table:table-cell office:value-type="float" office:value="-0.164509">
                <text:p>-0.164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03">
                <text:p>0.703</text:p>
              </table:table-cell>
              <table:table-cell office:value-type="float" office:value="-0.166155">
                <text:p>-0.16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04">
                <text:p>0.704</text:p>
              </table:table-cell>
              <table:table-cell office:value-type="float" office:value="-0.167801">
                <text:p>-0.167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05">
                <text:p>0.705</text:p>
              </table:table-cell>
              <table:table-cell office:value-type="float" office:value="-0.169448">
                <text:p>-0.169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06">
                <text:p>0.706</text:p>
              </table:table-cell>
              <table:table-cell office:value-type="float" office:value="-0.171094">
                <text:p>-0.17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07">
                <text:p>0.707</text:p>
              </table:table-cell>
              <table:table-cell office:value-type="float" office:value="-0.172741">
                <text:p>-0.172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08">
                <text:p>0.708</text:p>
              </table:table-cell>
              <table:table-cell office:value-type="float" office:value="-0.174387">
                <text:p>-0.174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09">
                <text:p>0.709</text:p>
              </table:table-cell>
              <table:table-cell office:value-type="float" office:value="-0.176033">
                <text:p>-0.176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1">
                <text:p>0.71</text:p>
              </table:table-cell>
              <table:table-cell office:value-type="float" office:value="-0.17768">
                <text:p>-0.17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11">
                <text:p>0.711</text:p>
              </table:table-cell>
              <table:table-cell office:value-type="float" office:value="-0.179326">
                <text:p>-0.179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12">
                <text:p>0.712</text:p>
              </table:table-cell>
              <table:table-cell office:value-type="float" office:value="-0.180972">
                <text:p>-0.180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13">
                <text:p>0.713</text:p>
              </table:table-cell>
              <table:table-cell office:value-type="float" office:value="-0.182619">
                <text:p>-0.182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14">
                <text:p>0.714</text:p>
              </table:table-cell>
              <table:table-cell office:value-type="float" office:value="-0.184265">
                <text:p>-0.184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15">
                <text:p>0.715</text:p>
              </table:table-cell>
              <table:table-cell office:value-type="float" office:value="-0.185911">
                <text:p>-0.185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16">
                <text:p>0.716</text:p>
              </table:table-cell>
              <table:table-cell office:value-type="float" office:value="-0.187558">
                <text:p>-0.187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17">
                <text:p>0.717</text:p>
              </table:table-cell>
              <table:table-cell office:value-type="float" office:value="-0.189204">
                <text:p>-0.189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18">
                <text:p>0.718</text:p>
              </table:table-cell>
              <table:table-cell office:value-type="float" office:value="-0.19085">
                <text:p>-0.19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19">
                <text:p>0.719</text:p>
              </table:table-cell>
              <table:table-cell office:value-type="float" office:value="-0.192497">
                <text:p>-0.192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2">
                <text:p>0.72</text:p>
              </table:table-cell>
              <table:table-cell office:value-type="float" office:value="-0.194143">
                <text:p>-0.194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21">
                <text:p>0.721</text:p>
              </table:table-cell>
              <table:table-cell office:value-type="float" office:value="-0.195789">
                <text:p>-0.195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22">
                <text:p>0.722</text:p>
              </table:table-cell>
              <table:table-cell office:value-type="float" office:value="-0.197436">
                <text:p>-0.197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23">
                <text:p>0.723</text:p>
              </table:table-cell>
              <table:table-cell office:value-type="float" office:value="-0.199082">
                <text:p>-0.199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24">
                <text:p>0.724</text:p>
              </table:table-cell>
              <table:table-cell office:value-type="float" office:value="-0.200728">
                <text:p>-0.200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25">
                <text:p>0.725</text:p>
              </table:table-cell>
              <table:table-cell office:value-type="float" office:value="-0.202375">
                <text:p>-0.20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26">
                <text:p>0.726</text:p>
              </table:table-cell>
              <table:table-cell office:value-type="float" office:value="-0.204021">
                <text:p>-0.204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27">
                <text:p>0.727</text:p>
              </table:table-cell>
              <table:table-cell office:value-type="float" office:value="-0.205668">
                <text:p>-0.205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28">
                <text:p>0.728</text:p>
              </table:table-cell>
              <table:table-cell office:value-type="float" office:value="-0.207314">
                <text:p>-0.207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29">
                <text:p>0.729</text:p>
              </table:table-cell>
              <table:table-cell office:value-type="float" office:value="-0.20896">
                <text:p>-0.20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3">
                <text:p>0.73</text:p>
              </table:table-cell>
              <table:table-cell office:value-type="float" office:value="-0.210607">
                <text:p>-0.210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31">
                <text:p>0.731</text:p>
              </table:table-cell>
              <table:table-cell office:value-type="float" office:value="-0.212253">
                <text:p>-0.212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32">
                <text:p>0.732</text:p>
              </table:table-cell>
              <table:table-cell office:value-type="float" office:value="-0.213899">
                <text:p>-0.21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33">
                <text:p>0.733</text:p>
              </table:table-cell>
              <table:table-cell office:value-type="float" office:value="-0.215546">
                <text:p>-0.215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34">
                <text:p>0.734</text:p>
              </table:table-cell>
              <table:table-cell office:value-type="float" office:value="-0.217192">
                <text:p>-0.217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35">
                <text:p>0.735</text:p>
              </table:table-cell>
              <table:table-cell office:value-type="float" office:value="-0.218838">
                <text:p>-0.218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36">
                <text:p>0.736</text:p>
              </table:table-cell>
              <table:table-cell office:value-type="float" office:value="-0.220485">
                <text:p>-0.220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37">
                <text:p>0.737</text:p>
              </table:table-cell>
              <table:table-cell office:value-type="float" office:value="-0.222131">
                <text:p>-0.222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38">
                <text:p>0.738</text:p>
              </table:table-cell>
              <table:table-cell office:value-type="float" office:value="-0.223777">
                <text:p>-0.223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39">
                <text:p>0.739</text:p>
              </table:table-cell>
              <table:table-cell office:value-type="float" office:value="-0.225424">
                <text:p>-0.225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4">
                <text:p>0.74</text:p>
              </table:table-cell>
              <table:table-cell office:value-type="float" office:value="-0.22707">
                <text:p>-0.22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41">
                <text:p>0.741</text:p>
              </table:table-cell>
              <table:table-cell office:value-type="float" office:value="-0.228717">
                <text:p>-0.228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42">
                <text:p>0.742</text:p>
              </table:table-cell>
              <table:table-cell office:value-type="float" office:value="-0.230363">
                <text:p>-0.230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43">
                <text:p>0.743</text:p>
              </table:table-cell>
              <table:table-cell office:value-type="float" office:value="-0.232009">
                <text:p>-0.23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44">
                <text:p>0.744</text:p>
              </table:table-cell>
              <table:table-cell office:value-type="float" office:value="-0.233656">
                <text:p>-0.233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45">
                <text:p>0.745</text:p>
              </table:table-cell>
              <table:table-cell office:value-type="float" office:value="-0.235302">
                <text:p>-0.235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46">
                <text:p>0.746</text:p>
              </table:table-cell>
              <table:table-cell office:value-type="float" office:value="-0.236948">
                <text:p>-0.236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47">
                <text:p>0.747</text:p>
              </table:table-cell>
              <table:table-cell office:value-type="float" office:value="-0.238595">
                <text:p>-0.238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48">
                <text:p>0.748</text:p>
              </table:table-cell>
              <table:table-cell office:value-type="float" office:value="-0.240241">
                <text:p>-0.240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49">
                <text:p>0.749</text:p>
              </table:table-cell>
              <table:table-cell office:value-type="float" office:value="-0.241887">
                <text:p>-0.24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5">
                <text:p>0.75</text:p>
              </table:table-cell>
              <table:table-cell office:value-type="float" office:value="-0.243534">
                <text:p>-0.243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51">
                <text:p>0.751</text:p>
              </table:table-cell>
              <table:table-cell office:value-type="float" office:value="-0.24518">
                <text:p>-0.24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52">
                <text:p>0.752</text:p>
              </table:table-cell>
              <table:table-cell office:value-type="float" office:value="-0.246826">
                <text:p>-0.246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53">
                <text:p>0.753</text:p>
              </table:table-cell>
              <table:table-cell office:value-type="float" office:value="-0.248473">
                <text:p>-0.248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54">
                <text:p>0.754</text:p>
              </table:table-cell>
              <table:table-cell office:value-type="float" office:value="-0.250119">
                <text:p>-0.250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55">
                <text:p>0.755</text:p>
              </table:table-cell>
              <table:table-cell office:value-type="float" office:value="-0.251765">
                <text:p>-0.25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56">
                <text:p>0.756</text:p>
              </table:table-cell>
              <table:table-cell office:value-type="float" office:value="-0.253412">
                <text:p>-0.253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57">
                <text:p>0.757</text:p>
              </table:table-cell>
              <table:table-cell office:value-type="float" office:value="-0.255058">
                <text:p>-0.255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58">
                <text:p>0.758</text:p>
              </table:table-cell>
              <table:table-cell office:value-type="float" office:value="-0.256705">
                <text:p>-0.256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59">
                <text:p>0.759</text:p>
              </table:table-cell>
              <table:table-cell office:value-type="float" office:value="-0.258351">
                <text:p>-0.258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6">
                <text:p>0.76</text:p>
              </table:table-cell>
              <table:table-cell office:value-type="float" office:value="-0.259997">
                <text:p>-0.25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61">
                <text:p>0.761</text:p>
              </table:table-cell>
              <table:table-cell office:value-type="float" office:value="-0.261644">
                <text:p>-0.26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62">
                <text:p>0.762</text:p>
              </table:table-cell>
              <table:table-cell office:value-type="float" office:value="-0.26329">
                <text:p>-0.26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63">
                <text:p>0.763</text:p>
              </table:table-cell>
              <table:table-cell office:value-type="float" office:value="-0.264936">
                <text:p>-0.264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64">
                <text:p>0.764</text:p>
              </table:table-cell>
              <table:table-cell office:value-type="float" office:value="-0.266583">
                <text:p>-0.266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65">
                <text:p>0.765</text:p>
              </table:table-cell>
              <table:table-cell office:value-type="float" office:value="-0.268229">
                <text:p>-0.268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66">
                <text:p>0.766</text:p>
              </table:table-cell>
              <table:table-cell office:value-type="float" office:value="-0.269875">
                <text:p>-0.26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67">
                <text:p>0.767</text:p>
              </table:table-cell>
              <table:table-cell office:value-type="float" office:value="-0.271522">
                <text:p>-0.27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68">
                <text:p>0.768</text:p>
              </table:table-cell>
              <table:table-cell office:value-type="float" office:value="-0.273168">
                <text:p>-0.273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69">
                <text:p>0.769</text:p>
              </table:table-cell>
              <table:table-cell office:value-type="float" office:value="-0.274814">
                <text:p>-0.274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">
                <text:p>0.77</text:p>
              </table:table-cell>
              <table:table-cell office:value-type="float" office:value="-0.276461">
                <text:p>-0.276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1">
                <text:p>0.771</text:p>
              </table:table-cell>
              <table:table-cell office:value-type="float" office:value="-0.278107">
                <text:p>-0.278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2">
                <text:p>0.772</text:p>
              </table:table-cell>
              <table:table-cell office:value-type="float" office:value="-0.279754">
                <text:p>-0.279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3">
                <text:p>0.773</text:p>
              </table:table-cell>
              <table:table-cell office:value-type="float" office:value="-0.2814">
                <text:p>-0.2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4">
                <text:p>0.774</text:p>
              </table:table-cell>
              <table:table-cell office:value-type="float" office:value="-0.283046">
                <text:p>-0.283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5">
                <text:p>0.775</text:p>
              </table:table-cell>
              <table:table-cell office:value-type="float" office:value="-0.284693">
                <text:p>-0.284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6">
                <text:p>0.776</text:p>
              </table:table-cell>
              <table:table-cell office:value-type="float" office:value="-0.286339">
                <text:p>-0.286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7">
                <text:p>0.777</text:p>
              </table:table-cell>
              <table:table-cell office:value-type="float" office:value="-0.287985">
                <text:p>-0.287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8">
                <text:p>0.778</text:p>
              </table:table-cell>
              <table:table-cell office:value-type="float" office:value="-0.289632">
                <text:p>-0.289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9">
                <text:p>0.779</text:p>
              </table:table-cell>
              <table:table-cell office:value-type="float" office:value="-0.291278">
                <text:p>-0.29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8">
                <text:p>0.78</text:p>
              </table:table-cell>
              <table:table-cell office:value-type="float" office:value="-0.292924">
                <text:p>-0.292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81">
                <text:p>0.781</text:p>
              </table:table-cell>
              <table:table-cell office:value-type="float" office:value="-0.294571">
                <text:p>-0.294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82">
                <text:p>0.782</text:p>
              </table:table-cell>
              <table:table-cell office:value-type="float" office:value="-0.296217">
                <text:p>-0.296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83">
                <text:p>0.783</text:p>
              </table:table-cell>
              <table:table-cell office:value-type="float" office:value="-0.297863">
                <text:p>-0.297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84">
                <text:p>0.784</text:p>
              </table:table-cell>
              <table:table-cell office:value-type="float" office:value="-0.29951">
                <text:p>-0.29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85">
                <text:p>0.785</text:p>
              </table:table-cell>
              <table:table-cell office:value-type="float" office:value="-0.301156">
                <text:p>-0.30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86">
                <text:p>0.786</text:p>
              </table:table-cell>
              <table:table-cell office:value-type="float" office:value="-0.302803">
                <text:p>-0.302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87">
                <text:p>0.787</text:p>
              </table:table-cell>
              <table:table-cell office:value-type="float" office:value="-0.304449">
                <text:p>-0.304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88">
                <text:p>0.788</text:p>
              </table:table-cell>
              <table:table-cell office:value-type="float" office:value="-0.306095">
                <text:p>-0.306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89">
                <text:p>0.789</text:p>
              </table:table-cell>
              <table:table-cell office:value-type="float" office:value="-0.307742">
                <text:p>-0.307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9">
                <text:p>0.79</text:p>
              </table:table-cell>
              <table:table-cell office:value-type="float" office:value="-0.309388">
                <text:p>-0.309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91">
                <text:p>0.791</text:p>
              </table:table-cell>
              <table:table-cell office:value-type="float" office:value="-0.311034">
                <text:p>-0.31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92">
                <text:p>0.792</text:p>
              </table:table-cell>
              <table:table-cell office:value-type="float" office:value="-0.312681">
                <text:p>-0.31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93">
                <text:p>0.793</text:p>
              </table:table-cell>
              <table:table-cell office:value-type="float" office:value="-0.314327">
                <text:p>-0.314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94">
                <text:p>0.794</text:p>
              </table:table-cell>
              <table:table-cell office:value-type="float" office:value="-0.315973">
                <text:p>-0.315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95">
                <text:p>0.795</text:p>
              </table:table-cell>
              <table:table-cell office:value-type="float" office:value="-0.31762">
                <text:p>-0.31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96">
                <text:p>0.796</text:p>
              </table:table-cell>
              <table:table-cell office:value-type="float" office:value="-0.319266">
                <text:p>-0.319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97">
                <text:p>0.797</text:p>
              </table:table-cell>
              <table:table-cell office:value-type="float" office:value="-0.320912">
                <text:p>-0.32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98">
                <text:p>0.798</text:p>
              </table:table-cell>
              <table:table-cell office:value-type="float" office:value="-0.322559">
                <text:p>-0.322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99">
                <text:p>0.799</text:p>
              </table:table-cell>
              <table:table-cell office:value-type="float" office:value="-0.324205">
                <text:p>-0.324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-0.325851">
                <text:p>-0.325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01">
                <text:p>0.801</text:p>
              </table:table-cell>
              <table:table-cell office:value-type="float" office:value="-0.327407">
                <text:p>-0.327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02">
                <text:p>0.802</text:p>
              </table:table-cell>
              <table:table-cell office:value-type="float" office:value="-0.328963">
                <text:p>-0.328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03">
                <text:p>0.803</text:p>
              </table:table-cell>
              <table:table-cell office:value-type="float" office:value="-0.330519">
                <text:p>-0.330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04">
                <text:p>0.804</text:p>
              </table:table-cell>
              <table:table-cell office:value-type="float" office:value="-0.332075">
                <text:p>-0.33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05">
                <text:p>0.805</text:p>
              </table:table-cell>
              <table:table-cell office:value-type="float" office:value="-0.333631">
                <text:p>-0.333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06">
                <text:p>0.806</text:p>
              </table:table-cell>
              <table:table-cell office:value-type="float" office:value="-0.335187">
                <text:p>-0.335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07">
                <text:p>0.807</text:p>
              </table:table-cell>
              <table:table-cell office:value-type="float" office:value="-0.336743">
                <text:p>-0.336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08">
                <text:p>0.808</text:p>
              </table:table-cell>
              <table:table-cell office:value-type="float" office:value="-0.338299">
                <text:p>-0.338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09">
                <text:p>0.809</text:p>
              </table:table-cell>
              <table:table-cell office:value-type="float" office:value="-0.339854">
                <text:p>-0.339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1">
                <text:p>0.81</text:p>
              </table:table-cell>
              <table:table-cell office:value-type="float" office:value="-0.34141">
                <text:p>-0.34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11">
                <text:p>0.811</text:p>
              </table:table-cell>
              <table:table-cell office:value-type="float" office:value="-0.342966">
                <text:p>-0.342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12">
                <text:p>0.812</text:p>
              </table:table-cell>
              <table:table-cell office:value-type="float" office:value="-0.344522">
                <text:p>-0.344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13">
                <text:p>0.813</text:p>
              </table:table-cell>
              <table:table-cell office:value-type="float" office:value="-0.346078">
                <text:p>-0.346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14">
                <text:p>0.814</text:p>
              </table:table-cell>
              <table:table-cell office:value-type="float" office:value="-0.347634">
                <text:p>-0.347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15">
                <text:p>0.815</text:p>
              </table:table-cell>
              <table:table-cell office:value-type="float" office:value="-0.34919">
                <text:p>-0.34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16">
                <text:p>0.816</text:p>
              </table:table-cell>
              <table:table-cell office:value-type="float" office:value="-0.350746">
                <text:p>-0.35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17">
                <text:p>0.817</text:p>
              </table:table-cell>
              <table:table-cell office:value-type="float" office:value="-0.352302">
                <text:p>-0.352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18">
                <text:p>0.818</text:p>
              </table:table-cell>
              <table:table-cell office:value-type="float" office:value="-0.353858">
                <text:p>-0.353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19">
                <text:p>0.819</text:p>
              </table:table-cell>
              <table:table-cell office:value-type="float" office:value="-0.355413">
                <text:p>-0.355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">
                <text:p>0.82</text:p>
              </table:table-cell>
              <table:table-cell office:value-type="float" office:value="-0.356969">
                <text:p>-0.356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1">
                <text:p>0.821</text:p>
              </table:table-cell>
              <table:table-cell office:value-type="float" office:value="-0.358525">
                <text:p>-0.358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2">
                <text:p>0.822</text:p>
              </table:table-cell>
              <table:table-cell office:value-type="float" office:value="-0.360081">
                <text:p>-0.360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3">
                <text:p>0.823</text:p>
              </table:table-cell>
              <table:table-cell office:value-type="float" office:value="-0.361637">
                <text:p>-0.36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4">
                <text:p>0.824</text:p>
              </table:table-cell>
              <table:table-cell office:value-type="float" office:value="-0.363193">
                <text:p>-0.363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5">
                <text:p>0.825</text:p>
              </table:table-cell>
              <table:table-cell office:value-type="float" office:value="-0.364749">
                <text:p>-0.364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6">
                <text:p>0.826</text:p>
              </table:table-cell>
              <table:table-cell office:value-type="float" office:value="-0.366305">
                <text:p>-0.366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7">
                <text:p>0.827</text:p>
              </table:table-cell>
              <table:table-cell office:value-type="float" office:value="-0.367861">
                <text:p>-0.367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8">
                <text:p>0.828</text:p>
              </table:table-cell>
              <table:table-cell office:value-type="float" office:value="-0.369416">
                <text:p>-0.369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9">
                <text:p>0.829</text:p>
              </table:table-cell>
              <table:table-cell office:value-type="float" office:value="-0.370972">
                <text:p>-0.370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3">
                <text:p>0.83</text:p>
              </table:table-cell>
              <table:table-cell office:value-type="float" office:value="-0.372528">
                <text:p>-0.372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31">
                <text:p>0.831</text:p>
              </table:table-cell>
              <table:table-cell office:value-type="float" office:value="-0.374084">
                <text:p>-0.374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32">
                <text:p>0.832</text:p>
              </table:table-cell>
              <table:table-cell office:value-type="float" office:value="-0.37564">
                <text:p>-0.37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33">
                <text:p>0.833</text:p>
              </table:table-cell>
              <table:table-cell office:value-type="float" office:value="-0.377196">
                <text:p>-0.377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34">
                <text:p>0.834</text:p>
              </table:table-cell>
              <table:table-cell office:value-type="float" office:value="-0.378752">
                <text:p>-0.378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35">
                <text:p>0.835</text:p>
              </table:table-cell>
              <table:table-cell office:value-type="float" office:value="-0.380308">
                <text:p>-0.380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36">
                <text:p>0.836</text:p>
              </table:table-cell>
              <table:table-cell office:value-type="float" office:value="-0.381864">
                <text:p>-0.38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37">
                <text:p>0.837</text:p>
              </table:table-cell>
              <table:table-cell office:value-type="float" office:value="-0.383419">
                <text:p>-0.383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38">
                <text:p>0.838</text:p>
              </table:table-cell>
              <table:table-cell office:value-type="float" office:value="-0.384975">
                <text:p>-0.384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39">
                <text:p>0.839</text:p>
              </table:table-cell>
              <table:table-cell office:value-type="float" office:value="-0.386531">
                <text:p>-0.386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4">
                <text:p>0.84</text:p>
              </table:table-cell>
              <table:table-cell office:value-type="float" office:value="-0.388087">
                <text:p>-0.388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41">
                <text:p>0.841</text:p>
              </table:table-cell>
              <table:table-cell office:value-type="float" office:value="-0.389643">
                <text:p>-0.389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42">
                <text:p>0.842</text:p>
              </table:table-cell>
              <table:table-cell office:value-type="float" office:value="-0.391199">
                <text:p>-0.39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43">
                <text:p>0.843</text:p>
              </table:table-cell>
              <table:table-cell office:value-type="float" office:value="-0.392755">
                <text:p>-0.392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44">
                <text:p>0.844</text:p>
              </table:table-cell>
              <table:table-cell office:value-type="float" office:value="-0.394311">
                <text:p>-0.394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45">
                <text:p>0.845</text:p>
              </table:table-cell>
              <table:table-cell office:value-type="float" office:value="-0.395867">
                <text:p>-0.395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46">
                <text:p>0.846</text:p>
              </table:table-cell>
              <table:table-cell office:value-type="float" office:value="-0.397422">
                <text:p>-0.39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47">
                <text:p>0.847</text:p>
              </table:table-cell>
              <table:table-cell office:value-type="float" office:value="-0.398978">
                <text:p>-0.398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48">
                <text:p>0.848</text:p>
              </table:table-cell>
              <table:table-cell office:value-type="float" office:value="-0.400534">
                <text:p>-0.400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49">
                <text:p>0.849</text:p>
              </table:table-cell>
              <table:table-cell office:value-type="float" office:value="-0.40209">
                <text:p>-0.40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5">
                <text:p>0.85</text:p>
              </table:table-cell>
              <table:table-cell office:value-type="float" office:value="-0.403646">
                <text:p>-0.403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51">
                <text:p>0.851</text:p>
              </table:table-cell>
              <table:table-cell office:value-type="float" office:value="-0.405202">
                <text:p>-0.405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52">
                <text:p>0.852</text:p>
              </table:table-cell>
              <table:table-cell office:value-type="float" office:value="-0.406758">
                <text:p>-0.406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53">
                <text:p>0.853</text:p>
              </table:table-cell>
              <table:table-cell office:value-type="float" office:value="-0.408314">
                <text:p>-0.408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54">
                <text:p>0.854</text:p>
              </table:table-cell>
              <table:table-cell office:value-type="float" office:value="-0.409869">
                <text:p>-0.409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55">
                <text:p>0.855</text:p>
              </table:table-cell>
              <table:table-cell office:value-type="float" office:value="-0.411425">
                <text:p>-0.41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56">
                <text:p>0.856</text:p>
              </table:table-cell>
              <table:table-cell office:value-type="float" office:value="-0.412981">
                <text:p>-0.412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57">
                <text:p>0.857</text:p>
              </table:table-cell>
              <table:table-cell office:value-type="float" office:value="-0.414537">
                <text:p>-0.414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58">
                <text:p>0.858</text:p>
              </table:table-cell>
              <table:table-cell office:value-type="float" office:value="-0.416093">
                <text:p>-0.416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59">
                <text:p>0.859</text:p>
              </table:table-cell>
              <table:table-cell office:value-type="float" office:value="-0.417649">
                <text:p>-0.417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6">
                <text:p>0.86</text:p>
              </table:table-cell>
              <table:table-cell office:value-type="float" office:value="-0.419205">
                <text:p>-0.419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61">
                <text:p>0.861</text:p>
              </table:table-cell>
              <table:table-cell office:value-type="float" office:value="-0.420761">
                <text:p>-0.420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62">
                <text:p>0.862</text:p>
              </table:table-cell>
              <table:table-cell office:value-type="float" office:value="-0.422317">
                <text:p>-0.422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63">
                <text:p>0.863</text:p>
              </table:table-cell>
              <table:table-cell office:value-type="float" office:value="-0.423872">
                <text:p>-0.423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64">
                <text:p>0.864</text:p>
              </table:table-cell>
              <table:table-cell office:value-type="float" office:value="-0.425428">
                <text:p>-0.425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65">
                <text:p>0.865</text:p>
              </table:table-cell>
              <table:table-cell office:value-type="float" office:value="-0.426984">
                <text:p>-0.426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66">
                <text:p>0.866</text:p>
              </table:table-cell>
              <table:table-cell office:value-type="float" office:value="-0.42854">
                <text:p>-0.42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67">
                <text:p>0.867</text:p>
              </table:table-cell>
              <table:table-cell office:value-type="float" office:value="-0.430096">
                <text:p>-0.430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68">
                <text:p>0.868</text:p>
              </table:table-cell>
              <table:table-cell office:value-type="float" office:value="-0.431652">
                <text:p>-0.43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69">
                <text:p>0.869</text:p>
              </table:table-cell>
              <table:table-cell office:value-type="float" office:value="-0.433208">
                <text:p>-0.433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7">
                <text:p>0.87</text:p>
              </table:table-cell>
              <table:table-cell office:value-type="float" office:value="-0.434764">
                <text:p>-0.434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71">
                <text:p>0.871</text:p>
              </table:table-cell>
              <table:table-cell office:value-type="float" office:value="-0.43632">
                <text:p>-0.43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72">
                <text:p>0.872</text:p>
              </table:table-cell>
              <table:table-cell office:value-type="float" office:value="-0.437876">
                <text:p>-0.437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73">
                <text:p>0.873</text:p>
              </table:table-cell>
              <table:table-cell office:value-type="float" office:value="-0.439431">
                <text:p>-0.439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74">
                <text:p>0.874</text:p>
              </table:table-cell>
              <table:table-cell office:value-type="float" office:value="-0.440987">
                <text:p>-0.440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75">
                <text:p>0.875</text:p>
              </table:table-cell>
              <table:table-cell office:value-type="float" office:value="-0.442543">
                <text:p>-0.44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76">
                <text:p>0.876</text:p>
              </table:table-cell>
              <table:table-cell office:value-type="float" office:value="-0.444099">
                <text:p>-0.444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77">
                <text:p>0.877</text:p>
              </table:table-cell>
              <table:table-cell office:value-type="float" office:value="-0.445655">
                <text:p>-0.445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78">
                <text:p>0.878</text:p>
              </table:table-cell>
              <table:table-cell office:value-type="float" office:value="-0.447211">
                <text:p>-0.447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79">
                <text:p>0.879</text:p>
              </table:table-cell>
              <table:table-cell office:value-type="float" office:value="-0.448767">
                <text:p>-0.448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8">
                <text:p>0.88</text:p>
              </table:table-cell>
              <table:table-cell office:value-type="float" office:value="-0.450323">
                <text:p>-0.450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81">
                <text:p>0.881</text:p>
              </table:table-cell>
              <table:table-cell office:value-type="float" office:value="-0.451879">
                <text:p>-0.451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82">
                <text:p>0.882</text:p>
              </table:table-cell>
              <table:table-cell office:value-type="float" office:value="-0.453434">
                <text:p>-0.45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83">
                <text:p>0.883</text:p>
              </table:table-cell>
              <table:table-cell office:value-type="float" office:value="-0.45499">
                <text:p>-0.45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84">
                <text:p>0.884</text:p>
              </table:table-cell>
              <table:table-cell office:value-type="float" office:value="-0.456546">
                <text:p>-0.456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85">
                <text:p>0.885</text:p>
              </table:table-cell>
              <table:table-cell office:value-type="float" office:value="-0.458102">
                <text:p>-0.458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86">
                <text:p>0.886</text:p>
              </table:table-cell>
              <table:table-cell office:value-type="float" office:value="-0.459658">
                <text:p>-0.459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87">
                <text:p>0.887</text:p>
              </table:table-cell>
              <table:table-cell office:value-type="float" office:value="-0.461214">
                <text:p>-0.46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88">
                <text:p>0.888</text:p>
              </table:table-cell>
              <table:table-cell office:value-type="float" office:value="-0.46277">
                <text:p>-0.46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89">
                <text:p>0.889</text:p>
              </table:table-cell>
              <table:table-cell office:value-type="float" office:value="-0.464326">
                <text:p>-0.464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9">
                <text:p>0.89</text:p>
              </table:table-cell>
              <table:table-cell office:value-type="float" office:value="-0.465882">
                <text:p>-0.46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91">
                <text:p>0.891</text:p>
              </table:table-cell>
              <table:table-cell office:value-type="float" office:value="-0.467437">
                <text:p>-0.467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92">
                <text:p>0.892</text:p>
              </table:table-cell>
              <table:table-cell office:value-type="float" office:value="-0.468993">
                <text:p>-0.468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93">
                <text:p>0.893</text:p>
              </table:table-cell>
              <table:table-cell office:value-type="float" office:value="-0.470549">
                <text:p>-0.470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94">
                <text:p>0.894</text:p>
              </table:table-cell>
              <table:table-cell office:value-type="float" office:value="-0.472105">
                <text:p>-0.47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95">
                <text:p>0.895</text:p>
              </table:table-cell>
              <table:table-cell office:value-type="float" office:value="-0.473661">
                <text:p>-0.473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96">
                <text:p>0.896</text:p>
              </table:table-cell>
              <table:table-cell office:value-type="float" office:value="-0.475217">
                <text:p>-0.475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97">
                <text:p>0.897</text:p>
              </table:table-cell>
              <table:table-cell office:value-type="float" office:value="-0.476773">
                <text:p>-0.476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98">
                <text:p>0.898</text:p>
              </table:table-cell>
              <table:table-cell office:value-type="float" office:value="-0.478329">
                <text:p>-0.47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99">
                <text:p>0.899</text:p>
              </table:table-cell>
              <table:table-cell office:value-type="float" office:value="-0.479885">
                <text:p>-0.479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-0.48144">
                <text:p>-0.48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01">
                <text:p>0.901</text:p>
              </table:table-cell>
              <table:table-cell office:value-type="float" office:value="-0.466625">
                <text:p>-0.46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02">
                <text:p>0.902</text:p>
              </table:table-cell>
              <table:table-cell office:value-type="float" office:value="-0.451811">
                <text:p>-0.45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03">
                <text:p>0.903</text:p>
              </table:table-cell>
              <table:table-cell office:value-type="float" office:value="-0.436997">
                <text:p>-0.436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04">
                <text:p>0.904</text:p>
              </table:table-cell>
              <table:table-cell office:value-type="float" office:value="-0.422183">
                <text:p>-0.42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05">
                <text:p>0.905</text:p>
              </table:table-cell>
              <table:table-cell office:value-type="float" office:value="-0.407368">
                <text:p>-0.40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06">
                <text:p>0.906</text:p>
              </table:table-cell>
              <table:table-cell office:value-type="float" office:value="-0.392553">
                <text:p>-0.392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07">
                <text:p>0.907</text:p>
              </table:table-cell>
              <table:table-cell office:value-type="float" office:value="-0.377739">
                <text:p>-0.377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08">
                <text:p>0.908</text:p>
              </table:table-cell>
              <table:table-cell office:value-type="float" office:value="-0.362925">
                <text:p>-0.36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09">
                <text:p>0.909</text:p>
              </table:table-cell>
              <table:table-cell office:value-type="float" office:value="-0.348111">
                <text:p>-0.348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1">
                <text:p>0.91</text:p>
              </table:table-cell>
              <table:table-cell office:value-type="float" office:value="-0.333296">
                <text:p>-0.333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11">
                <text:p>0.911</text:p>
              </table:table-cell>
              <table:table-cell office:value-type="float" office:value="-0.318481">
                <text:p>-0.318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12">
                <text:p>0.912</text:p>
              </table:table-cell>
              <table:table-cell office:value-type="float" office:value="-0.303667">
                <text:p>-0.303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13">
                <text:p>0.913</text:p>
              </table:table-cell>
              <table:table-cell office:value-type="float" office:value="-0.288853">
                <text:p>-0.288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14">
                <text:p>0.914</text:p>
              </table:table-cell>
              <table:table-cell office:value-type="float" office:value="-0.274039">
                <text:p>-0.274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15">
                <text:p>0.915</text:p>
              </table:table-cell>
              <table:table-cell office:value-type="float" office:value="-0.259224">
                <text:p>-0.259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16">
                <text:p>0.916</text:p>
              </table:table-cell>
              <table:table-cell office:value-type="float" office:value="-0.24441">
                <text:p>-0.24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17">
                <text:p>0.917</text:p>
              </table:table-cell>
              <table:table-cell office:value-type="float" office:value="-0.229595">
                <text:p>-0.229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18">
                <text:p>0.918</text:p>
              </table:table-cell>
              <table:table-cell office:value-type="float" office:value="-0.214781">
                <text:p>-0.214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19">
                <text:p>0.919</text:p>
              </table:table-cell>
              <table:table-cell office:value-type="float" office:value="-0.199966">
                <text:p>-0.199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2">
                <text:p>0.92</text:p>
              </table:table-cell>
              <table:table-cell office:value-type="float" office:value="-0.185152">
                <text:p>-0.185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21">
                <text:p>0.921</text:p>
              </table:table-cell>
              <table:table-cell office:value-type="float" office:value="-0.170338">
                <text:p>-0.170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22">
                <text:p>0.922</text:p>
              </table:table-cell>
              <table:table-cell office:value-type="float" office:value="-0.155523">
                <text:p>-0.155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23">
                <text:p>0.923</text:p>
              </table:table-cell>
              <table:table-cell office:value-type="float" office:value="-0.140709">
                <text:p>-0.140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24">
                <text:p>0.924</text:p>
              </table:table-cell>
              <table:table-cell office:value-type="float" office:value="-0.125894">
                <text:p>-0.125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25">
                <text:p>0.925</text:p>
              </table:table-cell>
              <table:table-cell office:value-type="float" office:value="-0.11108">
                <text:p>-0.1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26">
                <text:p>0.926</text:p>
              </table:table-cell>
              <table:table-cell office:value-type="float" office:value="-0.0962657">
                <text:p>-0.0962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27">
                <text:p>0.927</text:p>
              </table:table-cell>
              <table:table-cell office:value-type="float" office:value="-0.0814514">
                <text:p>-0.0814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28">
                <text:p>0.928</text:p>
              </table:table-cell>
              <table:table-cell office:value-type="float" office:value="-0.0666372">
                <text:p>-0.0666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29">
                <text:p>0.929</text:p>
              </table:table-cell>
              <table:table-cell office:value-type="float" office:value="-0.0518221">
                <text:p>-0.0518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3">
                <text:p>0.93</text:p>
              </table:table-cell>
              <table:table-cell office:value-type="float" office:value="-0.0370079">
                <text:p>-0.0370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31">
                <text:p>0.931</text:p>
              </table:table-cell>
              <table:table-cell office:value-type="float" office:value="-0.0221937">
                <text:p>-0.0221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32">
                <text:p>0.932</text:p>
              </table:table-cell>
              <table:table-cell office:value-type="float" office:value="-0.00737952">
                <text:p>-0.00737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33">
                <text:p>0.933</text:p>
              </table:table-cell>
              <table:table-cell office:value-type="float" office:value="0.00743558">
                <text:p>0.00743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34">
                <text:p>0.934</text:p>
              </table:table-cell>
              <table:table-cell office:value-type="float" office:value="0.0222498">
                <text:p>0.0222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35">
                <text:p>0.935</text:p>
              </table:table-cell>
              <table:table-cell office:value-type="float" office:value="0.037064">
                <text:p>0.037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36">
                <text:p>0.936</text:p>
              </table:table-cell>
              <table:table-cell office:value-type="float" office:value="0.0518782">
                <text:p>0.0518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37">
                <text:p>0.937</text:p>
              </table:table-cell>
              <table:table-cell office:value-type="float" office:value="0.0666924">
                <text:p>0.066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38">
                <text:p>0.938</text:p>
              </table:table-cell>
              <table:table-cell office:value-type="float" office:value="0.0815075">
                <text:p>0.0815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39">
                <text:p>0.939</text:p>
              </table:table-cell>
              <table:table-cell office:value-type="float" office:value="0.0963217">
                <text:p>0.0963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4">
                <text:p>0.94</text:p>
              </table:table-cell>
              <table:table-cell office:value-type="float" office:value="0.111136">
                <text:p>0.11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41">
                <text:p>0.941</text:p>
              </table:table-cell>
              <table:table-cell office:value-type="float" office:value="0.12595">
                <text:p>0.12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42">
                <text:p>0.942</text:p>
              </table:table-cell>
              <table:table-cell office:value-type="float" office:value="0.140764">
                <text:p>0.140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43">
                <text:p>0.943</text:p>
              </table:table-cell>
              <table:table-cell office:value-type="float" office:value="0.155579">
                <text:p>0.155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44">
                <text:p>0.944</text:p>
              </table:table-cell>
              <table:table-cell office:value-type="float" office:value="0.170394">
                <text:p>0.170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45">
                <text:p>0.945</text:p>
              </table:table-cell>
              <table:table-cell office:value-type="float" office:value="0.185208">
                <text:p>0.185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46">
                <text:p>0.946</text:p>
              </table:table-cell>
              <table:table-cell office:value-type="float" office:value="0.200022">
                <text:p>0.20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47">
                <text:p>0.947</text:p>
              </table:table-cell>
              <table:table-cell office:value-type="float" office:value="0.214837">
                <text:p>0.214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48">
                <text:p>0.948</text:p>
              </table:table-cell>
              <table:table-cell office:value-type="float" office:value="0.229651">
                <text:p>0.229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49">
                <text:p>0.949</text:p>
              </table:table-cell>
              <table:table-cell office:value-type="float" office:value="0.244466">
                <text:p>0.244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5">
                <text:p>0.95</text:p>
              </table:table-cell>
              <table:table-cell office:value-type="float" office:value="0.25928">
                <text:p>0.25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51">
                <text:p>0.951</text:p>
              </table:table-cell>
              <table:table-cell office:value-type="float" office:value="0.274094">
                <text:p>0.274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52">
                <text:p>0.952</text:p>
              </table:table-cell>
              <table:table-cell office:value-type="float" office:value="0.288909">
                <text:p>0.288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53">
                <text:p>0.953</text:p>
              </table:table-cell>
              <table:table-cell office:value-type="float" office:value="0.303723">
                <text:p>0.303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54">
                <text:p>0.954</text:p>
              </table:table-cell>
              <table:table-cell office:value-type="float" office:value="0.318538">
                <text:p>0.318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55">
                <text:p>0.955</text:p>
              </table:table-cell>
              <table:table-cell office:value-type="float" office:value="0.333352">
                <text:p>0.333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56">
                <text:p>0.956</text:p>
              </table:table-cell>
              <table:table-cell office:value-type="float" office:value="0.348166">
                <text:p>0.348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57">
                <text:p>0.957</text:p>
              </table:table-cell>
              <table:table-cell office:value-type="float" office:value="0.362981">
                <text:p>0.362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58">
                <text:p>0.958</text:p>
              </table:table-cell>
              <table:table-cell office:value-type="float" office:value="0.377795">
                <text:p>0.377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59">
                <text:p>0.959</text:p>
              </table:table-cell>
              <table:table-cell office:value-type="float" office:value="0.392609">
                <text:p>0.39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6">
                <text:p>0.96</text:p>
              </table:table-cell>
              <table:table-cell office:value-type="float" office:value="0.407424">
                <text:p>0.407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61">
                <text:p>0.961</text:p>
              </table:table-cell>
              <table:table-cell office:value-type="float" office:value="0.422239">
                <text:p>0.422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62">
                <text:p>0.962</text:p>
              </table:table-cell>
              <table:table-cell office:value-type="float" office:value="0.437053">
                <text:p>0.43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63">
                <text:p>0.963</text:p>
              </table:table-cell>
              <table:table-cell office:value-type="float" office:value="0.451867">
                <text:p>0.45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64">
                <text:p>0.964</text:p>
              </table:table-cell>
              <table:table-cell office:value-type="float" office:value="0.466681">
                <text:p>0.466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65">
                <text:p>0.965</text:p>
              </table:table-cell>
              <table:table-cell office:value-type="float" office:value="0.481496">
                <text:p>0.48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66">
                <text:p>0.966</text:p>
              </table:table-cell>
              <table:table-cell office:value-type="float" office:value="0.496311">
                <text:p>0.496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67">
                <text:p>0.967</text:p>
              </table:table-cell>
              <table:table-cell office:value-type="float" office:value="0.511125">
                <text:p>0.51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68">
                <text:p>0.968</text:p>
              </table:table-cell>
              <table:table-cell office:value-type="float" office:value="0.525939">
                <text:p>0.525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69">
                <text:p>0.969</text:p>
              </table:table-cell>
              <table:table-cell office:value-type="float" office:value="0.540753">
                <text:p>0.540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">
                <text:p>0.97</text:p>
              </table:table-cell>
              <table:table-cell office:value-type="float" office:value="0.555568">
                <text:p>0.555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1">
                <text:p>0.971</text:p>
              </table:table-cell>
              <table:table-cell office:value-type="float" office:value="0.570383">
                <text:p>0.570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2">
                <text:p>0.972</text:p>
              </table:table-cell>
              <table:table-cell office:value-type="float" office:value="0.585197">
                <text:p>0.585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3">
                <text:p>0.973</text:p>
              </table:table-cell>
              <table:table-cell office:value-type="float" office:value="0.600011">
                <text:p>0.600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4">
                <text:p>0.974</text:p>
              </table:table-cell>
              <table:table-cell office:value-type="float" office:value="0.614825">
                <text:p>0.614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5">
                <text:p>0.975</text:p>
              </table:table-cell>
              <table:table-cell office:value-type="float" office:value="0.62964">
                <text:p>0.62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6">
                <text:p>0.976</text:p>
              </table:table-cell>
              <table:table-cell office:value-type="float" office:value="0.644455">
                <text:p>0.644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7">
                <text:p>0.977</text:p>
              </table:table-cell>
              <table:table-cell office:value-type="float" office:value="0.659269">
                <text:p>0.659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8">
                <text:p>0.978</text:p>
              </table:table-cell>
              <table:table-cell office:value-type="float" office:value="0.674083">
                <text:p>0.674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9">
                <text:p>0.979</text:p>
              </table:table-cell>
              <table:table-cell office:value-type="float" office:value="0.688897">
                <text:p>0.688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8">
                <text:p>0.98</text:p>
              </table:table-cell>
              <table:table-cell office:value-type="float" office:value="0.703712">
                <text:p>0.703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81">
                <text:p>0.981</text:p>
              </table:table-cell>
              <table:table-cell office:value-type="float" office:value="0.718526">
                <text:p>0.718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82">
                <text:p>0.982</text:p>
              </table:table-cell>
              <table:table-cell office:value-type="float" office:value="0.733341">
                <text:p>0.733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83">
                <text:p>0.983</text:p>
              </table:table-cell>
              <table:table-cell office:value-type="float" office:value="0.748155">
                <text:p>0.748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84">
                <text:p>0.984</text:p>
              </table:table-cell>
              <table:table-cell office:value-type="float" office:value="0.76297">
                <text:p>0.76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85">
                <text:p>0.985</text:p>
              </table:table-cell>
              <table:table-cell office:value-type="float" office:value="0.777784">
                <text:p>0.777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86">
                <text:p>0.986</text:p>
              </table:table-cell>
              <table:table-cell office:value-type="float" office:value="0.792598">
                <text:p>0.792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87">
                <text:p>0.987</text:p>
              </table:table-cell>
              <table:table-cell office:value-type="float" office:value="0.807413">
                <text:p>0.807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88">
                <text:p>0.988</text:p>
              </table:table-cell>
              <table:table-cell office:value-type="float" office:value="0.822227">
                <text:p>0.822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89">
                <text:p>0.989</text:p>
              </table:table-cell>
              <table:table-cell office:value-type="float" office:value="0.837042">
                <text:p>0.837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9">
                <text:p>0.99</text:p>
              </table:table-cell>
              <table:table-cell office:value-type="float" office:value="0.851856">
                <text:p>0.85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91">
                <text:p>0.991</text:p>
              </table:table-cell>
              <table:table-cell office:value-type="float" office:value="0.86667">
                <text:p>0.8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92">
                <text:p>0.992</text:p>
              </table:table-cell>
              <table:table-cell office:value-type="float" office:value="0.881485">
                <text:p>0.88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93">
                <text:p>0.993</text:p>
              </table:table-cell>
              <table:table-cell office:value-type="float" office:value="0.896299">
                <text:p>0.896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94">
                <text:p>0.994</text:p>
              </table:table-cell>
              <table:table-cell office:value-type="float" office:value="0.911114">
                <text:p>0.91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95">
                <text:p>0.995</text:p>
              </table:table-cell>
              <table:table-cell office:value-type="float" office:value="0.925928">
                <text:p>0.925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96">
                <text:p>0.996</text:p>
              </table:table-cell>
              <table:table-cell office:value-type="float" office:value="0.940742">
                <text:p>0.940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97">
                <text:p>0.997</text:p>
              </table:table-cell>
              <table:table-cell office:value-type="float" office:value="0.955556">
                <text:p>0.9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98">
                <text:p>0.998</text:p>
              </table:table-cell>
              <table:table-cell office:value-type="float" office:value="0.970372">
                <text:p>0.970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99">
                <text:p>0.999</text:p>
              </table:table-cell>
              <table:table-cell office:value-type="float" office:value="0.985186">
                <text:p>0.985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